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45.1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70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69.97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46.02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11.98mm"/>
    </style:style>
    <style:style style:name="co18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 fo:font-style="italic" style:font-style-asian="italic" style:font-style-complex="italic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0" style:family="table-cell" style:parent-style-name="Default">
      <style:table-cell-properties fo:background-color="transparent"/>
      <style:text-properties fo:color="#800000"/>
    </style:style>
    <style:style style:name="ce11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1.05pt double #000000" style:border-line-width-bottom="0.12mm 0.12mm 0.12mm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use-window-font-color="true" fo:font-style="normal" style:font-style-asian="normal" style:font-style-complex="normal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="none"/>
      <style:text-properties fo:color="#800000" fo:font-style="normal" style:font-style-asian="normal" style:font-style-complex="normal"/>
    </style:style>
    <style:style style:name="ce19" style:family="table-cell" style:parent-style-name="Default">
      <style:table-cell-properties fo:border="none"/>
      <style:text-properties fo:color="#800000"/>
    </style:style>
    <style:style style:name="ce20" style:family="table-cell" style:parent-style-name="Default">
      <style:table-cell-properties fo:border="none"/>
      <style:text-properties style:use-window-font-color="true" fo:font-style="normal" style:font-style-asian="normal" style:font-style-complex="normal"/>
    </style:style>
    <style:style style:name="ce21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1.05pt double #000000" style:border-line-width-bottom="0.12mm 0.12mm 0.12mm" fo:background-color="#dddddd" fo:border-left="none" fo:border-right="none" fo:border-top="none"/>
    </style:style>
    <style:style style:name="ce25" style:family="table-cell" style:parent-style-name="Default">
      <style:table-cell-properties fo:background-color="#dddddd"/>
      <style:text-properties style:use-window-font-color="true" fo:font-style="normal" style:font-style-asian="normal" style:font-style-complex="normal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" style:family="table-cell" style:parent-style-name="Default">
      <style:table-cell-properties fo:border-bottom="1.05pt double #000000" style:border-line-width-bottom="0.12mm 0.12mm 0.12mm" fo:background-color="#dddddd" fo:border-left="none" fo:border-right="0.06pt solid #000000" fo:border-top="none"/>
    </style:style>
    <style:style style:name="ce29" style:family="table-cell" style:parent-style-name="Default">
      <style:table-cell-properties fo:background-color="#ff9999"/>
      <style:text-properties style:use-window-font-color="true" fo:font-style="normal" style:font-style-asian="normal" style:font-style-complex="normal"/>
    </style:style>
    <style:style style:name="ce30" style:family="table-cell" style:parent-style-name="Default">
      <style:table-cell-properties fo:background-color="#ff9999"/>
      <style:text-properties fo:color="#800000"/>
    </style:style>
    <style:style style:name="ce31" style:family="table-cell" style:parent-style-name="Default"/>
    <style:style style:name="ce32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 table:number-columns-repeated="6"/>
          <table:table-cell table:style-name="ce12" office:value-type="string" calcext:value-type="string" table:number-columns-spanned="5" table:number-rows-spanned="1">
            <text:p>carte</text:p>
          </table:table-cell>
          <table:covered-table-cell table:style-name="ce12"/>
          <table:covered-table-cell table:number-columns-repeated="2"/>
          <table:covered-table-cell table:style-name="ce26"/>
          <table:table-cell table:number-columns-repeated="7"/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so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1</text:p>
          </table:table-cell>
          <table:table-cell table:number-columns-repeated="6"/>
          <table:table-cell table:style-name="ce13"/>
          <table:table-cell table:number-columns-repeated="2"/>
          <table:table-cell table:style-name="ce23" office:value-type="string" calcext:value-type="string" table:number-columns-spanned="2" table:number-rows-spanned="1">
            <text:p>carte precedente</text:p>
          </table:table-cell>
          <table:covered-table-cell table:style-name="ce27"/>
          <table:table-cell table:number-columns-repeated="7"/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enem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2</text:p>
          </table:table-cell>
          <table:table-cell table:number-columns-repeated="2"/>
          <table:table-cell table:style-name="ce5" office:value-type="string" calcext:value-type="string">
            <text:p>fait base</text:p>
          </table:table-cell>
          <table:table-cell table:number-columns-repeated="2"/>
          <table:table-cell table:style-name="ce11" office:value-type="string" calcext:value-type="string">
            <text:p>Mise</text:p>
          </table:table-cell>
          <table:table-cell table:style-name="ce14" office:value-type="string" calcext:value-type="string">
            <text:p>dispo</text:p>
          </table:table-cell>
          <table:table-cell table:style-name="ce17" office:value-type="string" calcext:value-type="string">
            <text:p>non dispo</text:p>
          </table:table-cell>
          <table:table-cell table:style-name="ce17" office:value-type="string" calcext:value-type="string">
            <text:p>utilisé</text:p>
          </table:table-cell>
          <table:table-cell table:style-name="ce24" office:value-type="string" calcext:value-type="string">
            <text:p>soi</text:p>
          </table:table-cell>
          <table:table-cell table:style-name="ce28" office:value-type="string" calcext:value-type="string">
            <text:p>ennemis</text:p>
          </table:table-cell>
          <table:table-cell table:style-name="ce11" office:value-type="string" calcext:value-type="string">
            <text:p>position mur de feu</text:p>
          </table:table-cell>
          <table:table-cell table:style-name="ce11" office:value-type="string" calcext:value-type="string">
            <text:p>rapport stock</text:p>
          </table:table-cell>
          <table:table-cell table:style-name="ce11" office:value-type="string" calcext:value-type="string">
            <text:p>moment</text:p>
          </table:table-cell>
          <table:table-cell table:style-name="ce17"/>
          <table:table-cell table:number-columns-repeated="3"/>
          <table:table-cell table:style-name="ce1"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génération</text:p>
          </table:table-cell>
          <table:table-cell/>
          <table:table-cell table:style-name="ce6" office:value-type="string" calcext:value-type="string">
            <text:p>optimisabl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Aspiration</text:p>
          </table:table-cell>
          <table:table-cell table:style-name="ce18" office:value-type="string" calcext:value-type="string">
            <text:p>Non Brasier</text:p>
          </table:table-cell>
          <table:table-cell table:style-name="ce20" office:value-type="string" calcext:value-type="string">
            <text:p>Aspiration</text:p>
          </table:table-cell>
          <table:table-cell table:style-name="ce6" office:value-type="string" calcext:value-type="string">
            <text:p>QuiPerdGagne au tour precedent</text:p>
          </table:table-cell>
          <table:table-cell table:style-name="ce27" office:value-type="string" calcext:value-type="string">
            <text:p>QuiPerdGagne ennemi au tour precedent</text:p>
          </table:table-cell>
          <table:table-cell table:style-name="ce5" office:value-type="string" calcext:value-type="string">
            <text:p>mur de feu à 1 de enemi</text:p>
          </table:table-cell>
          <table:table-cell table:style-name="ce5" office:value-type="string" calcext:value-type="string">
            <text:p>avantage mana (difference mana / mana ennemi &gt; SEUIL_AVANTAGE)</text:p>
          </table:table-cell>
          <table:table-cell table:style-name="ce5" office:value-type="string" calcext:value-type="string">
            <text:p>Z2</text:p>
          </table:table-cell>
          <table:table-cell table:style-name="ce5" office:value-type="string" calcext:value-type="string">
            <text:p>mana faible (mana &lt; SEUIL_CRITIQUE)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BoostAttaque</text:p>
          </table:table-cell>
          <table:table-cell table:style-name="ce19" office:value-type="string" calcext:value-type="string">
            <text:p>Non Larcin</text:p>
          </table:table-cell>
          <table:table-cell table:style-name="ce21" office:value-type="string" calcext:value-type="string">
            <text:p>BoostAttaque</text:p>
          </table:table-cell>
          <table:table-cell table:style-name="ce25" office:value-type="string" calcext:value-type="string">
            <text:p>BoostReserve au tour précédent</text:p>
          </table:table-cell>
          <table:table-cell table:style-name="ce27"/>
          <table:table-cell table:style-name="ce5" office:value-type="string" calcext:value-type="string">
            <text:p>mur de feu à 1 de soi</text:p>
          </table:table-cell>
          <table:table-cell table:style-name="ce5" office:value-type="string" calcext:value-type="string">
            <text:p>avantage mana faible (difference mana / mana ennemi &gt; SEUIL_FAIBLE_AVANTAGE)</text:p>
          </table:table-cell>
          <table:table-cell table:style-name="ce5" office:value-type="string" calcext:value-type="string">
            <text:p>debut partie (tour &lt; SEUIL_DEBUT)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 table:number-columns-repeated="5"/>
          <table:table-cell table:style-name="ce5" office:value-type="string" calcext:value-type="string">
            <text:p>proportionnel à reserve</text:p>
          </table:table-cell>
          <table:table-cell table:style-name="ce15" office:value-type="string" calcext:value-type="string">
            <text:p>BoostReserve</text:p>
          </table:table-cell>
          <table:table-cell table:style-name="ce19" office:value-type="string" calcext:value-type="string">
            <text:p>Non Mutisme</text:p>
          </table:table-cell>
          <table:table-cell table:style-name="ce20" office:value-type="string" calcext:value-type="string">
            <text:p>BoostReserve</text:p>
          </table:table-cell>
          <table:table-cell table:style-name="ce6" office:value-type="string" calcext:value-type="string">
            <text:p>Aspiration au tour précédent</text:p>
          </table:table-cell>
          <table:table-cell table:style-name="ce27"/>
          <table:table-cell table:style-name="ce5" office:value-type="string" calcext:value-type="string">
            <text:p>mur de feu à 2 de enemi</text:p>
          </table:table-cell>
          <table:table-cell table:style-name="ce29" office:value-type="string" calcext:value-type="string">
            <text:p>difference mana faible (difference mana / mana ennemi &gt; SEUIL_FAIBLE_AVANTAGE)</text:p>
          </table:table-cell>
          <table:table-cell table:style-name="ce30" office:value-type="string" calcext:value-type="string">
            <text:p>Z2 pas présent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8"/>
          <table:table-cell table:style-name="ce5" office:value-type="string" calcext:value-type="string">
            <text:p>Faible (1~5)</text:p>
          </table:table-cell>
          <table:table-cell table:style-name="ce13" office:value-type="string" calcext:value-type="string">
            <text:p>Brasier</text:p>
          </table:table-cell>
          <table:table-cell table:style-name="ce19" office:value-type="string" calcext:value-type="string">
            <text:p>Non Recyclage</text:p>
          </table:table-cell>
          <table:table-cell table:style-name="ce22" office:value-type="string" calcext:value-type="string">
            <text:p>Brasier</text:p>
          </table:table-cell>
          <table:table-cell/>
          <table:table-cell table:style-name="ce26"/>
          <table:table-cell table:number-columns-repeated="2"/>
          <table:table-cell table:style-name="ce30" office:value-type="string" calcext:value-type="string">
            <text:p>pas debut partie (tour &gt; SEUIL_DEBUT)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5"/>
          <table:table-cell table:style-name="ce5" office:value-type="string" calcext:value-type="string">
            <text:p>grosse mise</text:p>
          </table:table-cell>
          <table:table-cell table:style-name="ce13" office:value-type="string" calcext:value-type="string">
            <text:p>DoubleDose</text:p>
          </table:table-cell>
          <table:table-cell table:style-name="ce19" office:value-type="string" calcext:value-type="string">
            <text:p>Non Resistance</text:p>
          </table:table-cell>
          <table:table-cell table:style-name="ce22" office:value-type="string" calcext:value-type="string">
            <text:p>DoubleDose</text:p>
          </table:table-cell>
          <table:table-cell/>
          <table:table-cell table:style-name="ce26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8"/>
          <table:table-cell table:style-name="ce5" office:value-type="string" calcext:value-type="string">
            <text:p>gonfler mise</text:p>
          </table:table-cell>
          <table:table-cell table:style-name="ce13" office:value-type="string" calcext:value-type="string">
            <text:p>FinDeManche</text:p>
          </table:table-cell>
          <table:table-cell/>
          <table:table-cell table:style-name="ce22" office:value-type="string" calcext:value-type="string">
            <text:p>FinDeManche</text:p>
          </table:table-cell>
          <table:table-cell/>
          <table:table-cell table:style-name="ce26"/>
          <table:table-cell table:number-columns-repeated="7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7"/>
          <table:table-cell table:style-name="ce15" office:value-type="string" calcext:value-type="string">
            <text:p>Harpagon</text:p>
          </table:table-cell>
          <table:table-cell/>
          <table:table-cell table:style-name="ce20" office:value-type="string" calcext:value-type="string">
            <text:p>Harpagon</text:p>
          </table:table-cell>
          <table:table-cell/>
          <table:table-cell table:style-name="ce26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 table:number-columns-repeated="6"/>
          <table:table-cell table:style-name="ce13" office:value-type="string" calcext:value-type="string">
            <text:p>Larcin</text:p>
          </table:table-cell>
          <table:table-cell/>
          <table:table-cell table:style-name="ce22" office:value-type="string" calcext:value-type="string">
            <text:p>Larcin</text:p>
          </table:table-cell>
          <table:table-cell/>
          <table:table-cell table:style-name="ce26"/>
          <table:table-cell table:number-columns-repeated="10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9"/>
          <table:table-cell table:style-name="ce13" office:value-type="string" calcext:value-type="string">
            <text:p>Milieu</text:p>
          </table:table-cell>
          <table:table-cell/>
          <table:table-cell table:style-name="ce22" office:value-type="string" calcext:value-type="string">
            <text:p>Milieu</text:p>
          </table:table-cell>
          <table:table-cell/>
          <table:table-cell table:style-name="ce26"/>
          <table:table-cell table:number-columns-repeated="7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9"/>
          <table:table-cell table:style-name="ce13" office:value-type="string" calcext:value-type="string">
            <text:p>Mustisme</text:p>
          </table:table-cell>
          <table:table-cell/>
          <table:table-cell table:style-name="ce22" office:value-type="string" calcext:value-type="string">
            <text:p>Mustisme</text:p>
          </table:table-cell>
          <table:table-cell/>
          <table:table-cell table:style-name="ce26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6"/>
          <table:table-cell table:style-name="ce13" office:value-type="string" calcext:value-type="string">
            <text:p>Mutisme</text:p>
          </table:table-cell>
          <table:table-cell/>
          <table:table-cell table:style-name="ce22" office:value-type="string" calcext:value-type="string">
            <text:p>Mutisme</text:p>
          </table:table-cell>
          <table:table-cell/>
          <table:table-cell table:style-name="ce26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  <table:table-cell table:number-columns-repeated="6"/>
          <table:table-cell table:style-name="ce13" office:value-type="string" calcext:value-type="string">
            <text:p>QuiPerdGagne</text:p>
          </table:table-cell>
          <table:table-cell/>
          <table:table-cell table:style-name="ce22" office:value-type="string" calcext:value-type="string">
            <text:p>QuiPerdGagne</text:p>
          </table:table-cell>
          <table:table-cell/>
          <table:table-cell table:style-name="ce26"/>
          <table:table-cell table:number-columns-repeated="7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nemi à joué Clone</text:p>
          </table:table-cell>
          <table:table-cell table:style-name="ce1" table:number-columns-repeated="3"/>
          <table:table-cell table:number-columns-repeated="6"/>
          <table:table-cell table:style-name="ce13" office:value-type="string" calcext:value-type="string">
            <text:p>Recyclage</text:p>
          </table:table-cell>
          <table:table-cell/>
          <table:table-cell table:style-name="ce22" office:value-type="string" calcext:value-type="string">
            <text:p>Recyclage</text:p>
          </table:table-cell>
          <table:table-cell/>
          <table:table-cell table:style-name="ce26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So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lone</text:p>
          </table:table-cell>
          <table:table-cell office:value-type="string" calcext:value-type="string">
            <text:p>génération</text:p>
          </table:table-cell>
          <table:table-cell table:number-columns-repeated="5"/>
          <table:table-cell table:style-name="ce13" office:value-type="string" calcext:value-type="string">
            <text:p>Resistance</text:p>
          </table:table-cell>
          <table:table-cell/>
          <table:table-cell table:style-name="ce22" office:value-type="string" calcext:value-type="string">
            <text:p>Resistance</text:p>
          </table:table-cell>
          <table:table-cell/>
          <table:table-cell table:style-name="ce26"/>
          <table:table-cell table:number-columns-repeated="8"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  <table:table-cell table:number-columns-repeated="9"/>
          <table:table-cell table:style-name="ce22"/>
          <table:table-cell table:number-columns-repeated="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em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arte</text:p>
          </table:table-cell>
          <table:table-cell table:style-name="ce4" office:value-type="string" calcext:value-type="string">
            <text:p>génération</text:p>
          </table:table-cell>
          <table:table-cell table:number-columns-repeated="2"/>
          <table:table-cell table:style-name="ce5" office:value-type="string" calcext:value-type="string">
            <text:p>Fact names</text:p>
          </table:table-cell>
          <table:table-cell table:number-columns-repeated="15"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5"/>
          <table:table-cell office:value-type="string" calcext:value-type="string">
            <text:p>BET_1</text:p>
          </table:table-cell>
          <table:table-cell office:value-type="string" calcext:value-type="string">
            <text:p>bet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3"/>
          <table:table-cell office:value-type="string" calcext:value-type="string">
            <text:p>BET_2</text:p>
          </table:table-cell>
          <table:table-cell office:value-type="string" calcext:value-type="string">
            <text:p>bet2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2"/>
          <table:table-cell office:value-type="string" calcext:value-type="string">
            <text:p>BET_6</text:p>
          </table:table-cell>
          <table:table-cell office:value-type="string" calcext:value-type="string">
            <text:p>bet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5"/>
          <table:table-cell office:value-type="string" calcext:value-type="string">
            <text:p>BET_RELATIVE</text:p>
          </table:table-cell>
          <table:table-cell office:value-type="string" calcext:value-type="string">
            <text:p>betRelative</text:p>
          </table:table-cell>
          <table:table-cell table:style-name="ce8" office:value-type="string" calcext:value-type="string">
            <text:p>proportionnel à reserve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2"/>
          <table:table-cell office:value-type="string" calcext:value-type="string">
            <text:p>BET_SMALL</text:p>
          </table:table-cell>
          <table:table-cell office:value-type="string" calcext:value-type="string">
            <text:p>betSmall</text:p>
          </table:table-cell>
          <table:table-cell table:style-name="ce8" office:value-type="string" calcext:value-type="string">
            <text:p>Faible (1~5)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5"/>
          <table:table-cell office:value-type="string" calcext:value-type="string">
            <text:p>BET_BIG</text:p>
          </table:table-cell>
          <table:table-cell office:value-type="string" calcext:value-type="string">
            <text:p>betBig</text:p>
          </table:table-cell>
          <table:table-cell table:style-name="ce8" office:value-type="string" calcext:value-type="string">
            <text:p>grosse mise</text:p>
          </table:table-cell>
          <table:table-cell table:number-columns-repeated="16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2"/>
          <table:table-cell office:value-type="string" calcext:value-type="string">
            <text:p>BET_ENLARGE</text:p>
          </table:table-cell>
          <table:table-cell office:value-type="string" calcext:value-type="string">
            <text:p>betEnlarge</text:p>
          </table:table-cell>
          <table:table-cell table:style-name="ce8" office:value-type="string" calcext:value-type="string">
            <text:p>gonfler mise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7"/>
          <table:table-cell table:style-name="ce8"/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2"/>
          <table:table-cell office:value-type="string" calcext:value-type="string">
            <text:p>WALL_E_1</text:p>
          </table:table-cell>
          <table:table-cell table:style-name="ce7" office:value-type="string" calcext:value-type="string">
            <text:p>wallE1</text:p>
          </table:table-cell>
          <table:table-cell table:style-name="ce8" office:value-type="string" calcext:value-type="string">
            <text:p>mur de feu à 1 de enemi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3"/>
          <table:table-cell office:value-type="string" calcext:value-type="string">
            <text:p>WALL_E_2</text:p>
          </table:table-cell>
          <table:table-cell office:value-type="string" calcext:value-type="string">
            <text:p>wallS1</text:p>
          </table:table-cell>
          <table:table-cell table:style-name="ce8" office:value-type="string" calcext:value-type="string">
            <text:p>mur de feu à 1 de soi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 table:number-columns-repeated="2"/>
          <table:table-cell office:value-type="string" calcext:value-type="string">
            <text:p>WALL_S_1</text:p>
          </table:table-cell>
          <table:table-cell office:value-type="string" calcext:value-type="string">
            <text:p>wallE2</text:p>
          </table:table-cell>
          <table:table-cell table:style-name="ce8" office:value-type="string" calcext:value-type="string">
            <text:p>mur de feu à 2 de enemi</text:p>
          </table:table-cell>
          <table:table-cell table:number-columns-repeated="16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7"/>
          <table:table-cell table:style-name="ce8"/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 table:number-columns-repeated="2"/>
          <table:table-cell office:value-type="string" calcext:value-type="string">
            <text:p>MANA_BIG_A</text:p>
          </table:table-cell>
          <table:table-cell office:value-type="string" calcext:value-type="string">
            <text:p>manaBigA</text:p>
          </table:table-cell>
          <table:table-cell table:style-name="ce8" office:value-type="string" calcext:value-type="string">
            <text:p>avantage mana (difference mana / mana ennemi &gt; SEUIL_AVANTAGE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3"/>
          <table:table-cell office:value-type="string" calcext:value-type="string">
            <text:p>MANA_SMALL_A</text:p>
          </table:table-cell>
          <table:table-cell office:value-type="string" calcext:value-type="string">
            <text:p>manaSmallA</text:p>
          </table:table-cell>
          <table:table-cell table:style-name="ce8" office:value-type="string" calcext:value-type="string">
            <text:p>avantage mana faible (difference mana / mana ennemi &gt; SEUIL_FAIBLE_AVANTAGE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3"/>
          <table:table-cell office:value-type="string" calcext:value-type="string">
            <text:p>MANA_SMALL_D</text:p>
          </table:table-cell>
          <table:table-cell office:value-type="string" calcext:value-type="string">
            <text:p>manaSmallD</text:p>
          </table:table-cell>
          <table:table-cell table:style-name="ce9" office:value-type="string" calcext:value-type="string">
            <text:p>difference mana faible (difference mana / mana ennemi &gt; SEUIL_FAIBLE_AVANTAGE)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 table:number-columns-repeated="4"/>
          <table:table-cell table:style-name="ce8"/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5"/>
          <table:table-cell table:number-columns-repeated="2" office:value-type="string" calcext:value-type="string">
            <text:p>Z2</text:p>
          </table:table-cell>
          <table:table-cell table:style-name="ce8" office:value-type="string" calcext:value-type="string">
            <text:p>Z2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3"/>
          <table:table-cell office:value-type="string" calcext:value-type="string">
            <text:p>BEGIN</text:p>
          </table:table-cell>
          <table:table-cell office:value-type="string" calcext:value-type="string">
            <text:p>begin</text:p>
          </table:table-cell>
          <table:table-cell table:style-name="ce8" office:value-type="string" calcext:value-type="string">
            <text:p>debut partie (tour &lt; SEUIL_DEBUT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Z2_NOT</text:p>
          </table:table-cell>
          <table:table-cell office:value-type="string" calcext:value-type="string">
            <text:p>Z2Not</text:p>
          </table:table-cell>
          <table:table-cell table:style-name="ce10" office:value-type="string" calcext:value-type="string">
            <text:p>Z2 pas présent</text:p>
          </table:table-cell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5"/>
          <table:table-cell office:value-type="string" calcext:value-type="string">
            <text:p>BEGIN_NOT</text:p>
          </table:table-cell>
          <table:table-cell office:value-type="string" calcext:value-type="string">
            <text:p>beginNot</text:p>
          </table:table-cell>
          <table:table-cell table:style-name="ce10" office:value-type="string" calcext:value-type="string">
            <text:p>pas debut partie (tour &gt; SEUIL_DEBUT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 table:number-columns-repeated="4"/>
          <table:table-cell table:style-name="ce8"/>
          <table:table-cell table:number-columns-repeated="1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5"/>
          <table:table-cell office:value-type="string" calcext:value-type="string">
            <text:p>MANA_SMALL_R</text:p>
          </table:table-cell>
          <table:table-cell office:value-type="string" calcext:value-type="string">
            <text:p>manaSmallR</text:p>
          </table:table-cell>
          <table:table-cell table:style-name="ce8" office:value-type="string" calcext:value-type="string">
            <text:p>mana faible (mana &lt; SEUIL_CRITIQUE)</text:p>
          </table:table-cell>
          <table:table-cell table:number-columns-repeated="14"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19"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19"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19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20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20"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19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19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18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21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22"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24"/>
        </table:table-row>
      </table:table>
      <table:table table:name="Sheet1_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8" table:default-cell-style-name="ce34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 table:number-columns-repeated="19"/>
        </table:table-row>
        <table:table-row table:style-name="ro1">
          <table:table-cell table:style-name="ce1" table:number-columns-repeated="8"/>
          <table:table-cell table:number-columns-repeated="17"/>
        </table:table-row>
        <table:table-row table:style-name="ro1">
          <table:table-cell table:style-name="ce1" table:number-columns-repeated="8"/>
          <table:table-cell table:number-columns-repeated="2"/>
          <table:table-cell table:style-name="ce22" table:formula="of:=IF([.C3]=[.$V$5];[.$U$5];IF([.C3]=[.$V$6];[.$U$6];IF([.C3]=[.$V$7];[.$U$7];IF([.C3]=[.$V$8];[.$U$8];IF([.C3]=[.$V$9];[.$U$9];IF([.C3]=[.$V$10];[.$U$10];IF([.C3]=[.$V$11];[.$U$11];IF([.C3]=[.$V$13];[.$U$13];IF([.C3]=[.$V$14];[.$U$14];IF([.C3]=[.$V$15];[.$U$15];IF([.C3]=[.$V$17];[.$U$17];IF([.C3]=[.$V$18];[.$U$18];IF([.C3]=[.$V$19];[.$U$19];IF([.C3]=[.$V$21];[.$U$21];IF([.C3]=[.$V$22];[.$U$22];IF([.C3]=[.$V$23];[.$U$23];IF([.C3]=[.$V$24];[.$U$24];IF([.C3]=[.$V$26];[.$U$26];&quot;&quot;))))))))))))))))))">
            <text:p/>
          </table:table-cell>
          <table:table-cell table:style-name="ce21" table:formula="of:=IF([.C3]=[.$V$5];[.$U$5]; IF([.C3]=[.$V$6];[.$U$6]; IF([.C3]=[.$V$7];[.$U$7]; IF([.C3]=[.$V$8];[.$U$8]; IF([.C3]=[.$V$9];[.$U$9]; IF([.C3]=[.$V$10];[.$U$10]; IF([.C3]=[.$V$11];[.$U$11]; IF([.C3]=[.$V$13];[.$U$13]; IF([.C3]=[.$V$14];[.$U$15]; IF([.C3]=[.$V$15];[.$U$14]; IF([.C3]=[.$V$17];[.$U$17]; IF([.C3]=[.$V$18];[.$U$18];  IF([.C3]=[.$V$19];[.$U$19]; IF([.C3]=[.$V$13];[.$U$13]; IF([.C3]=[.$V$14];[.$U$15]; IF([.C3]=[.$V$15];[.$U$14]; IF([.C3]=[.$V$17];[.$U$17]; IF([.C3]=[.$V$18];[.$U$18];  IF([.C3]=[.$V$19];[.$U$19]; IF([.C3]=[.$V$21];[.$U$21];IF([.C3]=[.$V$22];[.$U$22];IF([.C3]=[.$V$23];[.$U$23];IF([.C3]=[.$V$24];[.$U$24];IF([.C3]=[.$V$26];[.$U$26];[.C3]))))) ) ) ) ) ) ) ) ) ) ) ) ) ) ) ) ) ) ) )" office:value-type="float" office:value="0" calcext:value-type="float">
            <text:p>0</text:p>
          </table:table-cell>
          <table:table-cell table:formula="of:=IF([.B3]=&quot;&quot;;&quot;  ---&gt;  &quot;;&quot;&quot;)" office:value-type="string" office:string-value="  ---&gt;  " calcext:value-type="string">
            <text:p><text:s text:c="2"/>---&gt; <text:s/></text:p>
          </table:table-cell>
          <table:table-cell table:formula="of:=IF([.E3]=[.$V$5];[.$U$5]; IF([.E3]=[.$V$6];[.$U$6]; IF([.E3]=[.$V$7];[.$U$7]; IF([.E3]=[.$V$8];[.$U$8]; IF([.E3]=[.$V$9];[.$U$9]; IF([.E3]=[.$V$10];[.$U$10]; IF([.E3]=[.$V$11];[.$U$11]; IF([.E4]=[.$V$13];[.$U$13]; IF([.E4]=[.$V$14];[.$U$15]; IF([.E4]=[.$V$15];[.$U$14]; IF([.E4]=[.$V$17];[.$U$17]; IF([.E4]=[.$V$18];[.$U$18];  IF([.E4]=[.$V$19];[.$U$19]; IF([.E3]=[.$V$13];[.$U$13]; IF([.E3]=[.$V$14];[.$U$15]; IF([.E3]=[.$V$15];[.$U$14]; IF([.E3]=[.$V$17];[.$U$17]; IF([.E3]=[.$V$18];[.$U$18];  IF([.E3]=[.$V$19];[.$U$19];  ) ) ) ) ) ) ) ) ) ) ) ) ) ) ) ) ) ) )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table:number-columns-repeated="4"/>
          <table:table-cell table:style-name="ce22" table:formula="of:=IF([.C4]=[.$V$5];[.$U$5];IF([.C4]=[.$V$6];[.$U$6];IF([.C4]=[.$V$7];[.$U$7];IF([.C4]=[.$V$8];[.$U$8];IF([.C4]=[.$V$9];[.$U$9];IF([.C4]=[.$V$10];[.$U$10];IF([.C4]=[.$V$11];[.$U$11];IF([.C4]=[.$V$13];[.$U$13];IF([.C4]=[.$V$14];[.$U$14];IF([.C4]=[.$V$15];[.$U$15];IF([.C4]=[.$V$17];[.$U$17];IF([.C4]=[.$V$18];[.$U$18];IF([.C4]=[.$V$19];[.$U$19];IF([.C4]=[.$V$21];[.$U$21];IF([.C4]=[.$V$22];[.$U$22];IF([.C4]=[.$V$23];[.$U$23];IF([.C4]=[.$V$24];[.$U$24];IF([.C4]=[.$V$26];[.$U$26];&quot;&quot;))))))))))))))))))">
            <text:p/>
          </table:table-cell>
          <table:table-cell table:style-name="ce21" table:formula="of:=IF([.C4]=[.$V$5];[.$U$5]; IF([.C4]=[.$V$6];[.$U$6]; IF([.C4]=[.$V$7];[.$U$7]; IF([.C4]=[.$V$8];[.$U$8]; IF([.C4]=[.$V$9];[.$U$9]; IF([.C4]=[.$V$10];[.$U$10]; IF([.C4]=[.$V$11];[.$U$11]; IF([.C4]=[.$V$13];[.$U$13]; IF([.C4]=[.$V$14];[.$U$15]; IF([.C4]=[.$V$15];[.$U$14]; IF([.C4]=[.$V$17];[.$U$17]; IF([.C4]=[.$V$18];[.$U$18];  IF([.C4]=[.$V$19];[.$U$19]; IF([.C4]=[.$V$13];[.$U$13]; IF([.C4]=[.$V$14];[.$U$15]; IF([.C4]=[.$V$15];[.$U$14]; IF([.C4]=[.$V$17];[.$U$17]; IF([.C4]=[.$V$18];[.$U$18];  IF([.C4]=[.$V$19];[.$U$19]; IF([.C4]=[.$V$21];[.$U$21];IF([.C4]=[.$V$22];[.$U$22];IF([.C4]=[.$V$23];[.$U$23];IF([.C4]=[.$V$24];[.$U$24];IF([.C4]=[.$V$26];[.$U$26];[.C4]))))) ) ) ) ) ) ) ) ) ) ) ) ) ) ) ) ) ) ) )" office:value-type="string" office:string-value="reserve de mana &lt; SEUIL_Z2 (~20)" calcext:value-type="string">
            <text:p>reserve de mana &lt; SEUIL_Z2 (~20)</text:p>
          </table:table-cell>
          <table:table-cell table:formula="of:=IF([.B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21" table:formula="of:=IF([.E4]=[.$V$5];[.$U$5]; IF([.E4]=[.$V$6];[.$U$6]; IF([.E4]=[.$V$7];[.$U$7]; IF([.E4]=[.$V$8];[.$U$8]; IF([.E4]=[.$V$9];[.$U$9]; IF([.E4]=[.$V$10];[.$U$10]; IF([.E4]=[.$V$11];[.$U$11]; IF([.E4]=[.$V$13];[.$U$13]; IF([.E4]=[.$V$14];[.$U$15]; IF([.E4]=[.$V$15];[.$U$14]; IF([.E4]=[.$V$17];[.$U$17]; IF([.E4]=[.$V$18];[.$U$18];  IF([.E4]=[.$V$19];[.$U$19]; IF([.E4]=[.$V$13];[.$U$13]; IF([.E4]=[.$V$14];[.$U$15]; IF([.E4]=[.$V$15];[.$U$14]; IF([.E4]=[.$V$17];[.$U$17]; IF([.E4]=[.$V$18];[.$U$18];  IF([.E4]=[.$V$19];[.$U$19]; IF([.E4]=[.$V$21];[.$U$21];IF([.E4]=[.$V$22];[.$U$22];IF([.E4]=[.$V$23];[.$U$23];IF([.E4]=[.$V$24];[.$U$24];IF([.E4]=[.$V$26];[.$U$26];[.E4]))))) ) ) ) ) ) ) ) ) ) ) ) ) ) ) ) ) ) ) )" office:value-type="string" office:string-value="Z2" calcext:value-type="string">
            <text:p>Z2</text:p>
          </table:table-cell>
          <table:table-cell table:formula="of:=[.F4]" office:value-type="string" office:string-value="zone" calcext:value-type="string">
            <text:p>z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table:number-columns-repeated="4"/>
          <table:table-cell table:style-name="ce22" table:formula="of:=IF([.C5]=[.$V$5];[.$U$5];IF([.C5]=[.$V$6];[.$U$6];IF([.C5]=[.$V$7];[.$U$7];IF([.C5]=[.$V$8];[.$U$8];IF([.C5]=[.$V$9];[.$U$9];IF([.C5]=[.$V$10];[.$U$10];IF([.C5]=[.$V$11];[.$U$11];IF([.C5]=[.$V$13];[.$U$13];IF([.C5]=[.$V$14];[.$U$14];IF([.C5]=[.$V$15];[.$U$15];IF([.C5]=[.$V$17];[.$U$17];IF([.C5]=[.$V$18];[.$U$18];IF([.C5]=[.$V$19];[.$U$19];IF([.C5]=[.$V$21];[.$U$21];IF([.C5]=[.$V$22];[.$U$22];IF([.C5]=[.$V$23];[.$U$23];IF([.C5]=[.$V$24];[.$U$24];IF([.C5]=[.$V$26];[.$U$26];&quot;&quot;))))))))))))))))))" office:value-type="string" office:string-value="Z2" calcext:value-type="string">
            <text:p>Z2</text:p>
          </table:table-cell>
          <table:table-cell table:style-name="ce21" table:formula="of:=IF([.C5]=[.$V$5];[.$U$5];IF([.C5]=[.$V$6];[.$U$6];IF([.C5]=[.$V$7];[.$U$7];IF([.C5]=[.$V$8];[.$U$8];IF([.C5]=[.$V$9];[.$U$9];IF([.C5]=[.$V$10];[.$U$10];IF([.C5]=[.$V$11];[.$U$11];IF([.C5]=[.$V$13];[.$U$13];IF([.C5]=[.$V$14];[.$U$14];IF([.C5]=[.$V$15];[.$U$15];IF([.C5]=[.$V$17];[.$U$17];IF([.C5]=[.$V$18];[.$U$18];IF([.C5]=[.$V$19];[.$U$19];IF([.C5]=[.$V$21];[.$U$21];IF([.C5]=[.$V$22];[.$U$22];IF([.C5]=[.$V$23];[.$U$23];IF([.C5]=[.$V$24];[.$U$24];IF([.C5]=[.$V$26];[.$U$26];[.C5]))))))))))))))))))" office:value-type="string" office:string-value="Z2" calcext:value-type="string">
            <text:p>Z2</text:p>
          </table:table-cell>
          <table:table-cell table:formula="of:=IF([.B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21" table:formula="of:=IF([.E5]=[.$V$5];[.$U$5]; IF([.E5]=[.$V$6];[.$U$6]; IF([.E5]=[.$V$7];[.$U$7]; IF([.E5]=[.$V$8];[.$U$8]; IF([.E5]=[.$V$9];[.$U$9]; IF([.E5]=[.$V$10];[.$U$10]; IF([.E5]=[.$V$11];[.$U$11]; IF([.E5]=[.$V$13];[.$U$13]; IF([.E5]=[.$V$14];[.$U$15]; IF([.E5]=[.$V$15];[.$U$14]; IF([.E5]=[.$V$17];[.$U$17]; IF([.E5]=[.$V$18];[.$U$18];  IF([.E5]=[.$V$19];[.$U$19]; IF([.E5]=[.$V$13];[.$U$13]; IF([.E5]=[.$V$14];[.$U$15]; IF([.E5]=[.$V$15];[.$U$14]; IF([.E5]=[.$V$17];[.$U$17]; IF([.E5]=[.$V$18];[.$U$18];  IF([.E5]=[.$V$19];[.$U$19]; IF([.E5]=[.$V$21];[.$U$21];IF([.E5]=[.$V$22];[.$U$22];IF([.E5]=[.$V$23];[.$U$23];IF([.E5]=[.$V$24];[.$U$24];IF([.E5]=[.$V$26];[.$U$26];[.E5]))))) ) ) ) ) ) ) ) ) ) ) ) ) ) ) ) ) ) ) )" office:value-type="string" office:string-value="BET_2" calcext:value-type="string">
            <text:p>BET_2</text:p>
          </table:table-cell>
          <table:table-cell table:formula="of:=[.F5]" office:value-type="string" office:string-value="Z2" calcext:value-type="string">
            <text:p>Z2</text:p>
          </table:table-cell>
          <table:table-cell table:number-columns-repeated="5"/>
          <table:table-cell office:value-type="string" calcext:value-type="string">
            <text:p>BET_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 table:number-columns-repeated="4"/>
          <table:table-cell table:style-name="ce22" table:formula="of:=IF([.C6]=[.$V$5];[.$U$5];IF([.C6]=[.$V$6];[.$U$6];IF([.C6]=[.$V$7];[.$U$7];IF([.C6]=[.$V$8];[.$U$8];IF([.C6]=[.$V$9];[.$U$9];IF([.C6]=[.$V$10];[.$U$10];IF([.C6]=[.$V$11];[.$U$11];IF([.C6]=[.$V$13];[.$U$13];IF([.C6]=[.$V$14];[.$U$14];IF([.C6]=[.$V$15];[.$U$15];IF([.C6]=[.$V$17];[.$U$17];IF([.C6]=[.$V$18];[.$U$18];IF([.C6]=[.$V$19];[.$U$19];IF([.C6]=[.$V$21];[.$U$21];IF([.C6]=[.$V$22];[.$U$22];IF([.C6]=[.$V$23];[.$U$23];IF([.C6]=[.$V$24];[.$U$24];IF([.C6]=[.$V$26];[.$U$26];&quot;&quot;))))))))))))))))))" office:value-type="string" office:string-value="Z2_NOT" calcext:value-type="string">
            <text:p>Z2_NOT</text:p>
          </table:table-cell>
          <table:table-cell table:style-name="ce21" table:formula="of:=IF([.C6]=[.$V$5];[.$U$5];IF([.C6]=[.$V$6];[.$U$6];IF([.C6]=[.$V$7];[.$U$7];IF([.C6]=[.$V$8];[.$U$8];IF([.C6]=[.$V$9];[.$U$9];IF([.C6]=[.$V$10];[.$U$10];IF([.C6]=[.$V$11];[.$U$11];IF([.C6]=[.$V$13];[.$U$13];IF([.C6]=[.$V$14];[.$U$14];IF([.C6]=[.$V$15];[.$U$15];IF([.C6]=[.$V$17];[.$U$17];IF([.C6]=[.$V$18];[.$U$18];IF([.C6]=[.$V$19];[.$U$19];IF([.C6]=[.$V$21];[.$U$21];IF([.C6]=[.$V$22];[.$U$22];IF([.C6]=[.$V$23];[.$U$23];IF([.C6]=[.$V$24];[.$U$24];IF([.C6]=[.$V$26];[.$U$26];[.C6]))))))))))))))))))" office:value-type="string" office:string-value="Z2_NOT" calcext:value-type="string">
            <text:p>Z2_NOT</text:p>
          </table:table-cell>
          <table:table-cell table:formula="of:=IF([.B6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6]=[.$V$5];[.$U$5]; IF([.E6]=[.$V$6];[.$U$6]; IF([.E6]=[.$V$7];[.$U$7]; IF([.E6]=[.$V$8];[.$U$8]; IF([.E6]=[.$V$9];[.$U$9]; IF([.E6]=[.$V$10];[.$U$10]; IF([.E6]=[.$V$11];[.$U$11]; IF([.E6]=[.$V$13];[.$U$13]; IF([.E6]=[.$V$14];[.$U$15]; IF([.E6]=[.$V$15];[.$U$14]; IF([.E6]=[.$V$17];[.$U$17]; IF([.E6]=[.$V$18];[.$U$18];  IF([.E6]=[.$V$19];[.$U$19]; IF([.E6]=[.$V$13];[.$U$13]; IF([.E6]=[.$V$14];[.$U$15]; IF([.E6]=[.$V$15];[.$U$14]; IF([.E6]=[.$V$17];[.$U$17]; IF([.E6]=[.$V$18];[.$U$18];  IF([.E6]=[.$V$19];[.$U$19]; IF([.E6]=[.$V$21];[.$U$21];IF([.E6]=[.$V$22];[.$U$22];IF([.E6]=[.$V$23];[.$U$23];IF([.E6]=[.$V$24];[.$U$24];IF([.E6]=[.$V$26];[.$U$26];[.E6]))))) ) ) ) ) ) ) ) ) ) ) ) ) ) ) ) ) ) ) )" office:value-type="string" office:string-value="BET_RELATIVE" calcext:value-type="string">
            <text:p>BET_RELATIVE</text:p>
          </table:table-cell>
          <table:table-cell table:formula="of:=[.F6]" office:value-type="string" office:string-value="nonZ2" calcext:value-type="string">
            <text:p>nonZ2</text:p>
          </table:table-cell>
          <table:table-cell table:style-name="Untitled2"/>
          <table:table-cell table:number-columns-repeated="4"/>
          <table:table-cell office:value-type="string" calcext:value-type="string">
            <text:p>BET_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style-name="ce22" table:formula="of:=IF([.C7]=[.$V$5];[.$U$5];IF([.C7]=[.$V$6];[.$U$6];IF([.C7]=[.$V$7];[.$U$7];IF([.C7]=[.$V$8];[.$U$8];IF([.C7]=[.$V$9];[.$U$9];IF([.C7]=[.$V$10];[.$U$10];IF([.C7]=[.$V$11];[.$U$11];IF([.C7]=[.$V$13];[.$U$13];IF([.C7]=[.$V$14];[.$U$14];IF([.C7]=[.$V$15];[.$U$15];IF([.C7]=[.$V$17];[.$U$17];IF([.C7]=[.$V$18];[.$U$18];IF([.C7]=[.$V$19];[.$U$19];IF([.C7]=[.$V$21];[.$U$21];IF([.C7]=[.$V$22];[.$U$22];IF([.C7]=[.$V$23];[.$U$23];IF([.C7]=[.$V$24];[.$U$24];IF([.C7]=[.$V$26];[.$U$26];&quot;&quot;))))))))))))))))))">
            <text:p/>
          </table:table-cell>
          <table:table-cell table:style-name="ce21" table:formula="of:=IF([.C7]=[.$V$5];[.$U$5];IF([.C7]=[.$V$6];[.$U$6];IF([.C7]=[.$V$7];[.$U$7];IF([.C7]=[.$V$8];[.$U$8];IF([.C7]=[.$V$9];[.$U$9];IF([.C7]=[.$V$10];[.$U$10];IF([.C7]=[.$V$11];[.$U$11];IF([.C7]=[.$V$13];[.$U$13];IF([.C7]=[.$V$14];[.$U$14];IF([.C7]=[.$V$15];[.$U$15];IF([.C7]=[.$V$17];[.$U$17];IF([.C7]=[.$V$18];[.$U$18];IF([.C7]=[.$V$19];[.$U$19];IF([.C7]=[.$V$21];[.$U$21];IF([.C7]=[.$V$22];[.$U$22];IF([.C7]=[.$V$23];[.$U$23];IF([.C7]=[.$V$24];[.$U$24];IF([.C7]=[.$V$26];[.$U$26];[.C7]))))))))))))))))))" office:value-type="string" office:string-value="Mutisme" calcext:value-type="string">
            <text:p>Mutisme</text:p>
          </table:table-cell>
          <table:table-cell table:formula="of:=IF([.B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7]=[.$V$5];[.$U$5]; IF([.E7]=[.$V$6];[.$U$6]; IF([.E7]=[.$V$7];[.$U$7]; IF([.E7]=[.$V$8];[.$U$8]; IF([.E7]=[.$V$9];[.$U$9]; IF([.E7]=[.$V$10];[.$U$10]; IF([.E7]=[.$V$11];[.$U$11]; IF([.E7]=[.$V$13];[.$U$13]; IF([.E7]=[.$V$14];[.$U$15]; IF([.E7]=[.$V$15];[.$U$14]; IF([.E7]=[.$V$17];[.$U$17]; IF([.E7]=[.$V$18];[.$U$18];  IF([.E7]=[.$V$19];[.$U$19]; IF([.E7]=[.$V$13];[.$U$13]; IF([.E7]=[.$V$14];[.$U$15]; IF([.E7]=[.$V$15];[.$U$14]; IF([.E7]=[.$V$17];[.$U$17]; IF([.E7]=[.$V$18];[.$U$18];  IF([.E7]=[.$V$19];[.$U$19]; IF([.E7]=[.$V$21];[.$U$21];IF([.E7]=[.$V$22];[.$U$22];IF([.E7]=[.$V$23];[.$U$23];IF([.E7]=[.$V$24];[.$U$24];IF([.E7]=[.$V$26];[.$U$26];[.E7]))))) ) ) ) ) ) ) ) ) ) ) ) ) ) ) ) ) ) ) )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T_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4"/>
          <table:table-cell table:style-name="ce22" table:formula="of:=IF([.C8]=[.$V$5];[.$U$5];IF([.C8]=[.$V$6];[.$U$6];IF([.C8]=[.$V$7];[.$U$7];IF([.C8]=[.$V$8];[.$U$8];IF([.C8]=[.$V$9];[.$U$9];IF([.C8]=[.$V$10];[.$U$10];IF([.C8]=[.$V$11];[.$U$11];IF([.C8]=[.$V$13];[.$U$13];IF([.C8]=[.$V$14];[.$U$14];IF([.C8]=[.$V$15];[.$U$15];IF([.C8]=[.$V$17];[.$U$17];IF([.C8]=[.$V$18];[.$U$18];IF([.C8]=[.$V$19];[.$U$19];IF([.C8]=[.$V$21];[.$U$21];IF([.C8]=[.$V$22];[.$U$22];IF([.C8]=[.$V$23];[.$U$23];IF([.C8]=[.$V$24];[.$U$24];IF([.C8]=[.$V$26];[.$U$26];&quot;&quot;))))))))))))))))))" office:value-type="string" office:string-value="MANA_BIG_A" calcext:value-type="string">
            <text:p>MANA_BIG_A</text:p>
          </table:table-cell>
          <table:table-cell table:style-name="ce21" table:formula="of:=IF([.C8]=[.$V$5];[.$U$5];IF([.C8]=[.$V$6];[.$U$6];IF([.C8]=[.$V$7];[.$U$7];IF([.C8]=[.$V$8];[.$U$8];IF([.C8]=[.$V$9];[.$U$9];IF([.C8]=[.$V$10];[.$U$10];IF([.C8]=[.$V$11];[.$U$11];IF([.C8]=[.$V$13];[.$U$13];IF([.C8]=[.$V$14];[.$U$14];IF([.C8]=[.$V$15];[.$U$15];IF([.C8]=[.$V$17];[.$U$17];IF([.C8]=[.$V$18];[.$U$18];IF([.C8]=[.$V$19];[.$U$19];IF([.C8]=[.$V$21];[.$U$21];IF([.C8]=[.$V$22];[.$U$22];IF([.C8]=[.$V$23];[.$U$23];IF([.C8]=[.$V$24];[.$U$24];IF([.C8]=[.$V$26];[.$U$26];[.C8]))))))))))))))))))" office:value-type="string" office:string-value="MANA_BIG_A" calcext:value-type="string">
            <text:p>MANA_BIG_A</text:p>
          </table:table-cell>
          <table:table-cell table:formula="of:=IF([.B8]=&quot;&quot;;&quot;  ---&gt;  &quot;;&quot;&quot;)">
            <text:p/>
          </table:table-cell>
          <table:table-cell table:style-name="ce35" table:formula="of:=IF([.E8]=[.$V$5];[.$U$5]; IF([.E8]=[.$V$6];[.$U$6]; IF([.E8]=[.$V$7];[.$U$7]; IF([.E8]=[.$V$8];[.$U$8]; IF([.E8]=[.$V$9];[.$U$9]; IF([.E8]=[.$V$10];[.$U$10]; IF([.E8]=[.$V$11];[.$U$11]; IF([.E8]=[.$V$13];[.$U$13]; IF([.E8]=[.$V$14];[.$U$15]; IF([.E8]=[.$V$15];[.$U$14]; IF([.E8]=[.$V$17];[.$U$17]; IF([.E8]=[.$V$18];[.$U$18];  IF([.E8]=[.$V$19];[.$U$19]; IF([.E8]=[.$V$13];[.$U$13]; IF([.E8]=[.$V$14];[.$U$15]; IF([.E8]=[.$V$15];[.$U$14]; IF([.E8]=[.$V$17];[.$U$17]; IF([.E8]=[.$V$18];[.$U$18];  IF([.E8]=[.$V$19];[.$U$19]; IF([.E8]=[.$V$21];[.$U$21];IF([.E8]=[.$V$22];[.$U$22];IF([.E8]=[.$V$23];[.$U$23];IF([.E8]=[.$V$24];[.$U$24];IF([.E8]=[.$V$26];[.$U$26];[.E8]))))) ) ) ) ) ) ) ) ) ) ) ) ) ) ) ) ) ) ) )" office:value-type="string" office:string-value="Mustisme" calcext:value-type="string">
            <text:p>Mustisme</text:p>
          </table:table-cell>
          <table:table-cell table:formula="of:=[.F8]" office:value-type="string" office:string-value="mutisme1" calcext:value-type="string">
            <text:p>mutisme1</text:p>
          </table:table-cell>
          <table:table-cell table:number-columns-repeated="5"/>
          <table:table-cell office:value-type="string" calcext:value-type="string">
            <text:p>BET_RELATIVE</text:p>
          </table:table-cell>
          <table:table-cell office:value-type="string" calcext:value-type="string">
            <text:p>proportionnel à reser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5"/>
          <table:table-cell table:style-name="ce22" table:formula="of:=IF([.C9]=[.$V$5];[.$U$5];IF([.C9]=[.$V$6];[.$U$6];IF([.C9]=[.$V$7];[.$U$7];IF([.C9]=[.$V$8];[.$U$8];IF([.C9]=[.$V$9];[.$U$9];IF([.C9]=[.$V$10];[.$U$10];IF([.C9]=[.$V$11];[.$U$11];IF([.C9]=[.$V$13];[.$U$13];IF([.C9]=[.$V$14];[.$U$14];IF([.C9]=[.$V$15];[.$U$15];IF([.C9]=[.$V$17];[.$U$17];IF([.C9]=[.$V$18];[.$U$18];IF([.C9]=[.$V$19];[.$U$19];IF([.C9]=[.$V$21];[.$U$21];IF([.C9]=[.$V$22];[.$U$22];IF([.C9]=[.$V$23];[.$U$23];IF([.C9]=[.$V$24];[.$U$24];IF([.C9]=[.$V$26];[.$U$26];&quot;&quot;))))))))))))))))))">
            <text:p/>
          </table:table-cell>
          <table:table-cell table:style-name="ce21" table:formula="of:=IF([.C9]=[.$V$5];[.$U$5];IF([.C9]=[.$V$6];[.$U$6];IF([.C9]=[.$V$7];[.$U$7];IF([.C9]=[.$V$8];[.$U$8];IF([.C9]=[.$V$9];[.$U$9];IF([.C9]=[.$V$10];[.$U$10];IF([.C9]=[.$V$11];[.$U$11];IF([.C9]=[.$V$13];[.$U$13];IF([.C9]=[.$V$14];[.$U$14];IF([.C9]=[.$V$15];[.$U$15];IF([.C9]=[.$V$17];[.$U$17];IF([.C9]=[.$V$18];[.$U$18];IF([.C9]=[.$V$19];[.$U$19];IF([.C9]=[.$V$21];[.$U$21];IF([.C9]=[.$V$22];[.$U$22];IF([.C9]=[.$V$23];[.$U$23];IF([.C9]=[.$V$24];[.$U$24];IF([.C9]=[.$V$26];[.$U$26];[.C9]))))))))))))))))))" office:value-type="string" office:string-value="Mutisme" calcext:value-type="string">
            <text:p>Mutisme</text:p>
          </table:table-cell>
          <table:table-cell table:formula="of:=IF([.B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9]=[.$V$5];[.$U$5]; IF([.E9]=[.$V$6];[.$U$6]; IF([.E9]=[.$V$7];[.$U$7]; IF([.E9]=[.$V$8];[.$U$8]; IF([.E9]=[.$V$9];[.$U$9]; IF([.E9]=[.$V$10];[.$U$10]; IF([.E9]=[.$V$11];[.$U$11]; IF([.E9]=[.$V$13];[.$U$13]; IF([.E9]=[.$V$14];[.$U$15]; IF([.E9]=[.$V$15];[.$U$14]; IF([.E9]=[.$V$17];[.$U$17]; IF([.E9]=[.$V$18];[.$U$18];  IF([.E9]=[.$V$19];[.$U$19]; IF([.E9]=[.$V$13];[.$U$13]; IF([.E9]=[.$V$14];[.$U$15]; IF([.E9]=[.$V$15];[.$U$14]; IF([.E9]=[.$V$17];[.$U$17]; IF([.E9]=[.$V$18];[.$U$18];  IF([.E9]=[.$V$19];[.$U$19]; IF([.E9]=[.$V$21];[.$U$21];IF([.E9]=[.$V$22];[.$U$22];IF([.E9]=[.$V$23];[.$U$23];IF([.E9]=[.$V$24];[.$U$24];IF([.E9]=[.$V$26];[.$U$26];[.E9]))))) ) ) ) ) ) ) ) ) ) ) ) ) ) ) ) ) ) ) )" office:value-type="string" office:string-value="Mustisme" calcext:value-type="string">
            <text:p>Mustisme</text:p>
          </table:table-cell>
          <table:table-cell table:formula="of:=[.F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T_SMALL</text:p>
          </table:table-cell>
          <table:table-cell office:value-type="string" calcext:value-type="string">
            <text:p>Faible (1~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 table:number-columns-repeated="4"/>
          <table:table-cell table:style-name="ce22" table:formula="of:=IF([.C10]=[.$V$5];[.$U$5];IF([.C10]=[.$V$6];[.$U$6];IF([.C10]=[.$V$7];[.$U$7];IF([.C10]=[.$V$8];[.$U$8];IF([.C10]=[.$V$9];[.$U$9];IF([.C10]=[.$V$10];[.$U$10];IF([.C10]=[.$V$11];[.$U$11];IF([.C10]=[.$V$13];[.$U$13];IF([.C10]=[.$V$14];[.$U$14];IF([.C10]=[.$V$15];[.$U$15];IF([.C10]=[.$V$17];[.$U$17];IF([.C10]=[.$V$18];[.$U$18];IF([.C10]=[.$V$19];[.$U$19];IF([.C10]=[.$V$21];[.$U$21];IF([.C10]=[.$V$22];[.$U$22];IF([.C10]=[.$V$23];[.$U$23];IF([.C10]=[.$V$24];[.$U$24];IF([.C10]=[.$V$26];[.$U$26];&quot;&quot;))))))))))))))))))" office:value-type="string" office:string-value="WALL_E_1" calcext:value-type="string">
            <text:p>WALL_E_1</text:p>
          </table:table-cell>
          <table:table-cell table:style-name="ce21" table:formula="of:=IF([.C10]=[.$V$5];[.$U$5];IF([.C10]=[.$V$6];[.$U$6];IF([.C10]=[.$V$7];[.$U$7];IF([.C10]=[.$V$8];[.$U$8];IF([.C10]=[.$V$9];[.$U$9];IF([.C10]=[.$V$10];[.$U$10];IF([.C10]=[.$V$11];[.$U$11];IF([.C10]=[.$V$13];[.$U$13];IF([.C10]=[.$V$14];[.$U$14];IF([.C10]=[.$V$15];[.$U$15];IF([.C10]=[.$V$17];[.$U$17];IF([.C10]=[.$V$18];[.$U$18];IF([.C10]=[.$V$19];[.$U$19];IF([.C10]=[.$V$21];[.$U$21];IF([.C10]=[.$V$22];[.$U$22];IF([.C10]=[.$V$23];[.$U$23];IF([.C10]=[.$V$24];[.$U$24];IF([.C10]=[.$V$26];[.$U$26];[.C10]))))))))))))))))))" office:value-type="string" office:string-value="WALL_E_1" calcext:value-type="string">
            <text:p>WALL_E_1</text:p>
          </table:table-cell>
          <table:table-cell table:formula="of:=IF([.B10]=&quot;&quot;;&quot;  ---&gt;  &quot;;&quot;&quot;)">
            <text:p/>
          </table:table-cell>
          <table:table-cell table:style-name="ce35" table:formula="of:=IF([.E10]=[.$V$5];[.$U$5]; IF([.E10]=[.$V$6];[.$U$6]; IF([.E10]=[.$V$7];[.$U$7]; IF([.E10]=[.$V$8];[.$U$8]; IF([.E10]=[.$V$9];[.$U$9]; IF([.E10]=[.$V$10];[.$U$10]; IF([.E10]=[.$V$11];[.$U$11]; IF([.E10]=[.$V$13];[.$U$13]; IF([.E10]=[.$V$14];[.$U$15]; IF([.E10]=[.$V$15];[.$U$14]; IF([.E10]=[.$V$17];[.$U$17]; IF([.E10]=[.$V$18];[.$U$18];  IF([.E10]=[.$V$19];[.$U$19]; IF([.E10]=[.$V$13];[.$U$13]; IF([.E10]=[.$V$14];[.$U$15]; IF([.E10]=[.$V$15];[.$U$14]; IF([.E10]=[.$V$17];[.$U$17]; IF([.E10]=[.$V$18];[.$U$18];  IF([.E10]=[.$V$19];[.$U$19]; IF([.E10]=[.$V$21];[.$U$21];IF([.E10]=[.$V$22];[.$U$22];IF([.E10]=[.$V$23];[.$U$23];IF([.E10]=[.$V$24];[.$U$24];IF([.E10]=[.$V$26];[.$U$26];[.E10]))))) ) ) ) ) ) ) ) ) ) ) ) ) ) ) ) ) ) ) )" office:value-type="string" office:string-value="BET_BIG" calcext:value-type="string">
            <text:p>BET_BIG</text:p>
          </table:table-cell>
          <table:table-cell table:formula="of:=[.F10]" office:value-type="string" office:string-value="mutisme2" calcext:value-type="string">
            <text:p>mutisme2</text:p>
          </table:table-cell>
          <table:table-cell table:number-columns-repeated="5"/>
          <table:table-cell office:value-type="string" calcext:value-type="string">
            <text:p>BET_BIG</text:p>
          </table:table-cell>
          <table:table-cell office:value-type="string" calcext:value-type="string">
            <text:p>grosse m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style-name="ce22" table:formula="of:=IF([.C11]=[.$V$5];[.$U$5];IF([.C11]=[.$V$6];[.$U$6];IF([.C11]=[.$V$7];[.$U$7];IF([.C11]=[.$V$8];[.$U$8];IF([.C11]=[.$V$9];[.$U$9];IF([.C11]=[.$V$10];[.$U$10];IF([.C11]=[.$V$11];[.$U$11];IF([.C11]=[.$V$13];[.$U$13];IF([.C11]=[.$V$14];[.$U$14];IF([.C11]=[.$V$15];[.$U$15];IF([.C11]=[.$V$17];[.$U$17];IF([.C11]=[.$V$18];[.$U$18];IF([.C11]=[.$V$19];[.$U$19];IF([.C11]=[.$V$21];[.$U$21];IF([.C11]=[.$V$22];[.$U$22];IF([.C11]=[.$V$23];[.$U$23];IF([.C11]=[.$V$24];[.$U$24];IF([.C11]=[.$V$26];[.$U$26];&quot;&quot;))))))))))))))))))">
            <text:p/>
          </table:table-cell>
          <table:table-cell table:style-name="ce21" table:formula="of:=IF([.C11]=[.$V$5];[.$U$5];IF([.C11]=[.$V$6];[.$U$6];IF([.C11]=[.$V$7];[.$U$7];IF([.C11]=[.$V$8];[.$U$8];IF([.C11]=[.$V$9];[.$U$9];IF([.C11]=[.$V$10];[.$U$10];IF([.C11]=[.$V$11];[.$U$11];IF([.C11]=[.$V$13];[.$U$13];IF([.C11]=[.$V$14];[.$U$14];IF([.C11]=[.$V$15];[.$U$15];IF([.C11]=[.$V$17];[.$U$17];IF([.C11]=[.$V$18];[.$U$18];IF([.C11]=[.$V$19];[.$U$19];IF([.C11]=[.$V$21];[.$U$21];IF([.C11]=[.$V$22];[.$U$22];IF([.C11]=[.$V$23];[.$U$23];IF([.C11]=[.$V$24];[.$U$24];IF([.C11]=[.$V$26];[.$U$26];[.C11]))))))))))))))))))" office:value-type="string" office:string-value="Mutisme" calcext:value-type="string">
            <text:p>Mutisme</text:p>
          </table:table-cell>
          <table:table-cell table:formula="of:=IF([.B1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11]=[.$V$5];[.$U$5]; IF([.E11]=[.$V$6];[.$U$6]; IF([.E11]=[.$V$7];[.$U$7]; IF([.E11]=[.$V$8];[.$U$8]; IF([.E11]=[.$V$9];[.$U$9]; IF([.E11]=[.$V$10];[.$U$10]; IF([.E11]=[.$V$11];[.$U$11]; IF([.E11]=[.$V$13];[.$U$13]; IF([.E11]=[.$V$14];[.$U$15]; IF([.E11]=[.$V$15];[.$U$14]; IF([.E11]=[.$V$17];[.$U$17]; IF([.E11]=[.$V$18];[.$U$18];  IF([.E11]=[.$V$19];[.$U$19]; IF([.E11]=[.$V$13];[.$U$13]; IF([.E11]=[.$V$14];[.$U$15]; IF([.E11]=[.$V$15];[.$U$14]; IF([.E11]=[.$V$17];[.$U$17]; IF([.E11]=[.$V$18];[.$U$18];  IF([.E11]=[.$V$19];[.$U$19]; IF([.E11]=[.$V$21];[.$U$21];IF([.E11]=[.$V$22];[.$U$22];IF([.E11]=[.$V$23];[.$U$23];IF([.E11]=[.$V$24];[.$U$24];IF([.E11]=[.$V$26];[.$U$26];[.E11]))))) ) ) ) ) ) ) ) ) ) ) ) ) ) ) ) ) ) ) )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T_ENLARGE</text:p>
          </table:table-cell>
          <table:table-cell office:value-type="string" calcext:value-type="string">
            <text:p>gonfler mi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7"/>
          <table:table-cell table:style-name="ce22" table:formula="of:=IF([.C12]=[.$V$5];[.$U$5];IF([.C12]=[.$V$6];[.$U$6];IF([.C12]=[.$V$7];[.$U$7];IF([.C12]=[.$V$8];[.$U$8];IF([.C12]=[.$V$9];[.$U$9];IF([.C12]=[.$V$10];[.$U$10];IF([.C12]=[.$V$11];[.$U$11];IF([.C12]=[.$V$13];[.$U$13];IF([.C12]=[.$V$14];[.$U$14];IF([.C12]=[.$V$15];[.$U$15];IF([.C12]=[.$V$17];[.$U$17];IF([.C12]=[.$V$18];[.$U$18];IF([.C12]=[.$V$19];[.$U$19];IF([.C12]=[.$V$21];[.$U$21];IF([.C12]=[.$V$22];[.$U$22];IF([.C12]=[.$V$23];[.$U$23];IF([.C12]=[.$V$24];[.$U$24];IF([.C12]=[.$V$26];[.$U$26];&quot;&quot;))))))))))))))))))" office:value-type="string" office:string-value="MANA_SMALL_A" calcext:value-type="string">
            <text:p>MANA_SMALL_A</text:p>
          </table:table-cell>
          <table:table-cell table:style-name="ce21" table:formula="of:=IF([.C12]=[.$V$5];[.$U$5];IF([.C12]=[.$V$6];[.$U$6];IF([.C12]=[.$V$7];[.$U$7];IF([.C12]=[.$V$8];[.$U$8];IF([.C12]=[.$V$9];[.$U$9];IF([.C12]=[.$V$10];[.$U$10];IF([.C12]=[.$V$11];[.$U$11];IF([.C12]=[.$V$13];[.$U$13];IF([.C12]=[.$V$14];[.$U$14];IF([.C12]=[.$V$15];[.$U$15];IF([.C12]=[.$V$17];[.$U$17];IF([.C12]=[.$V$18];[.$U$18];IF([.C12]=[.$V$19];[.$U$19];IF([.C12]=[.$V$21];[.$U$21];IF([.C12]=[.$V$22];[.$U$22];IF([.C12]=[.$V$23];[.$U$23];IF([.C12]=[.$V$24];[.$U$24];IF([.C12]=[.$V$26];[.$U$26];[.C12]))))))))))))))))))" office:value-type="string" office:string-value="MANA_SMALL_A" calcext:value-type="string">
            <text:p>MANA_SMALL_A</text:p>
          </table:table-cell>
          <table:table-cell table:formula="of:=IF([.B12]=&quot;&quot;;&quot;  ---&gt;  &quot;;&quot;&quot;)">
            <text:p/>
          </table:table-cell>
          <table:table-cell table:style-name="ce35" table:formula="of:=IF([.E12]=[.$V$5];[.$U$5]; IF([.E12]=[.$V$6];[.$U$6]; IF([.E12]=[.$V$7];[.$U$7]; IF([.E12]=[.$V$8];[.$U$8]; IF([.E12]=[.$V$9];[.$U$9]; IF([.E12]=[.$V$10];[.$U$10]; IF([.E12]=[.$V$11];[.$U$11]; IF([.E12]=[.$V$13];[.$U$13]; IF([.E12]=[.$V$14];[.$U$15]; IF([.E12]=[.$V$15];[.$U$14]; IF([.E12]=[.$V$17];[.$U$17]; IF([.E12]=[.$V$18];[.$U$18];  IF([.E12]=[.$V$19];[.$U$19]; IF([.E12]=[.$V$13];[.$U$13]; IF([.E12]=[.$V$14];[.$U$15]; IF([.E12]=[.$V$15];[.$U$14]; IF([.E12]=[.$V$17];[.$U$17]; IF([.E12]=[.$V$18];[.$U$18];  IF([.E12]=[.$V$19];[.$U$19]; IF([.E12]=[.$V$21];[.$U$21];IF([.E12]=[.$V$22];[.$U$22];IF([.E12]=[.$V$23];[.$U$23];IF([.E12]=[.$V$24];[.$U$24];IF([.E12]=[.$V$26];[.$U$26];[.E12]))))) ) ) ) ) ) ) ) ) ) ) ) ) ) ) ) ) ) ) )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4"/>
          <table:table-cell table:style-name="ce22" table:formula="of:=IF([.C13]=[.$V$5];[.$U$5];IF([.C13]=[.$V$6];[.$U$6];IF([.C13]=[.$V$7];[.$U$7];IF([.C13]=[.$V$8];[.$U$8];IF([.C13]=[.$V$9];[.$U$9];IF([.C13]=[.$V$10];[.$U$10];IF([.C13]=[.$V$11];[.$U$11];IF([.C13]=[.$V$13];[.$U$13];IF([.C13]=[.$V$14];[.$U$14];IF([.C13]=[.$V$15];[.$U$15];IF([.C13]=[.$V$17];[.$U$17];IF([.C13]=[.$V$18];[.$U$18];IF([.C13]=[.$V$19];[.$U$19];IF([.C13]=[.$V$21];[.$U$21];IF([.C13]=[.$V$22];[.$U$22];IF([.C13]=[.$V$23];[.$U$23];IF([.C13]=[.$V$24];[.$U$24];IF([.C13]=[.$V$26];[.$U$26];&quot;&quot;))))))))))))))))))" office:value-type="string" office:string-value="BEGIN" calcext:value-type="string">
            <text:p>BEGIN</text:p>
          </table:table-cell>
          <table:table-cell table:style-name="ce21" table:formula="of:=IF([.C13]=[.$V$5];[.$U$5];IF([.C13]=[.$V$6];[.$U$6];IF([.C13]=[.$V$7];[.$U$7];IF([.C13]=[.$V$8];[.$U$8];IF([.C13]=[.$V$9];[.$U$9];IF([.C13]=[.$V$10];[.$U$10];IF([.C13]=[.$V$11];[.$U$11];IF([.C13]=[.$V$13];[.$U$13];IF([.C13]=[.$V$14];[.$U$14];IF([.C13]=[.$V$15];[.$U$15];IF([.C13]=[.$V$17];[.$U$17];IF([.C13]=[.$V$18];[.$U$18];IF([.C13]=[.$V$19];[.$U$19];IF([.C13]=[.$V$21];[.$U$21];IF([.C13]=[.$V$22];[.$U$22];IF([.C13]=[.$V$23];[.$U$23];IF([.C13]=[.$V$24];[.$U$24];IF([.C13]=[.$V$26];[.$U$26];[.C13]))))))))))))))))))" office:value-type="string" office:string-value="BEGIN" calcext:value-type="string">
            <text:p>BEGIN</text:p>
          </table:table-cell>
          <table:table-cell table:formula="of:=IF([.B13]=&quot;&quot;;&quot;  ---&gt;  &quot;;&quot;&quot;)">
            <text:p/>
          </table:table-cell>
          <table:table-cell table:style-name="ce35" table:formula="of:=IF([.E13]=[.$V$5];[.$U$5]; IF([.E13]=[.$V$6];[.$U$6]; IF([.E13]=[.$V$7];[.$U$7]; IF([.E13]=[.$V$8];[.$U$8]; IF([.E13]=[.$V$9];[.$U$9]; IF([.E13]=[.$V$10];[.$U$10]; IF([.E13]=[.$V$11];[.$U$11]; IF([.E13]=[.$V$13];[.$U$13]; IF([.E13]=[.$V$14];[.$U$15]; IF([.E13]=[.$V$15];[.$U$14]; IF([.E13]=[.$V$17];[.$U$17]; IF([.E13]=[.$V$18];[.$U$18];  IF([.E13]=[.$V$19];[.$U$19]; IF([.E13]=[.$V$13];[.$U$13]; IF([.E13]=[.$V$14];[.$U$15]; IF([.E13]=[.$V$15];[.$U$14]; IF([.E13]=[.$V$17];[.$U$17]; IF([.E13]=[.$V$18];[.$U$18];  IF([.E13]=[.$V$19];[.$U$19]; IF([.E13]=[.$V$21];[.$U$21];IF([.E13]=[.$V$22];[.$U$22];IF([.E13]=[.$V$23];[.$U$23];IF([.E13]=[.$V$24];[.$U$24];IF([.E13]=[.$V$26];[.$U$26];[.E13]))))) ) ) ) ) ) ) ) ) ) ) ) ) ) ) ) ) ) ) )" office:value-type="string" office:string-value="Mustisme" calcext:value-type="string">
            <text:p>Mustisme</text:p>
          </table:table-cell>
          <table:table-cell table:formula="of:=[.F13]" office:value-type="string" office:string-value="mutisme3" calcext:value-type="string">
            <text:p>mutisme3</text:p>
          </table:table-cell>
          <table:table-cell table:number-columns-repeated="5"/>
          <table:table-cell office:value-type="string" calcext:value-type="string">
            <text:p>WALL_E_1</text:p>
          </table:table-cell>
          <table:table-cell office:value-type="string" calcext:value-type="string">
            <text:p>mur de feu à 1 de enemi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7"/>
          <table:table-cell table:style-name="ce22" table:formula="of:=IF([.C14]=[.$V$5];[.$U$5];IF([.C14]=[.$V$6];[.$U$6];IF([.C14]=[.$V$7];[.$U$7];IF([.C14]=[.$V$8];[.$U$8];IF([.C14]=[.$V$9];[.$U$9];IF([.C14]=[.$V$10];[.$U$10];IF([.C14]=[.$V$11];[.$U$11];IF([.C14]=[.$V$13];[.$U$13];IF([.C14]=[.$V$14];[.$U$14];IF([.C14]=[.$V$15];[.$U$15];IF([.C14]=[.$V$17];[.$U$17];IF([.C14]=[.$V$18];[.$U$18];IF([.C14]=[.$V$19];[.$U$19];IF([.C14]=[.$V$21];[.$U$21];IF([.C14]=[.$V$22];[.$U$22];IF([.C14]=[.$V$23];[.$U$23];IF([.C14]=[.$V$24];[.$U$24];IF([.C14]=[.$V$26];[.$U$26];&quot;&quot;))))))))))))))))))">
            <text:p/>
          </table:table-cell>
          <table:table-cell table:style-name="ce21" table:formula="of:=IF([.C14]=[.$V$5];[.$U$5];IF([.C14]=[.$V$6];[.$U$6];IF([.C14]=[.$V$7];[.$U$7];IF([.C14]=[.$V$8];[.$U$8];IF([.C14]=[.$V$9];[.$U$9];IF([.C14]=[.$V$10];[.$U$10];IF([.C14]=[.$V$11];[.$U$11];IF([.C14]=[.$V$13];[.$U$13];IF([.C14]=[.$V$14];[.$U$14];IF([.C14]=[.$V$15];[.$U$15];IF([.C14]=[.$V$17];[.$U$17];IF([.C14]=[.$V$18];[.$U$18];IF([.C14]=[.$V$19];[.$U$19];IF([.C14]=[.$V$21];[.$U$21];IF([.C14]=[.$V$22];[.$U$22];IF([.C14]=[.$V$23];[.$U$23];IF([.C14]=[.$V$24];[.$U$24];IF([.C14]=[.$V$26];[.$U$26];[.C14]))))))))))))))))))" office:value-type="string" office:string-value="Larcin" calcext:value-type="string">
            <text:p>Larcin</text:p>
          </table:table-cell>
          <table:table-cell table:formula="of:=IF([.B1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14]=[.$V$5];[.$U$5]; IF([.E14]=[.$V$6];[.$U$6]; IF([.E14]=[.$V$7];[.$U$7]; IF([.E14]=[.$V$8];[.$U$8]; IF([.E14]=[.$V$9];[.$U$9]; IF([.E14]=[.$V$10];[.$U$10]; IF([.E14]=[.$V$11];[.$U$11]; IF([.E14]=[.$V$13];[.$U$13]; IF([.E14]=[.$V$14];[.$U$15]; IF([.E14]=[.$V$15];[.$U$14]; IF([.E14]=[.$V$17];[.$U$17]; IF([.E14]=[.$V$18];[.$U$18];  IF([.E14]=[.$V$19];[.$U$19]; IF([.E14]=[.$V$13];[.$U$13]; IF([.E14]=[.$V$14];[.$U$15]; IF([.E14]=[.$V$15];[.$U$14]; IF([.E14]=[.$V$17];[.$U$17]; IF([.E14]=[.$V$18];[.$U$18];  IF([.E14]=[.$V$19];[.$U$19]; IF([.E14]=[.$V$21];[.$U$21];IF([.E14]=[.$V$22];[.$U$22];IF([.E14]=[.$V$23];[.$U$23];IF([.E14]=[.$V$24];[.$U$24];IF([.E14]=[.$V$26];[.$U$26];[.E14]))))) ) ) ) ) ) ) ) ) ) ) ) ) ) ) ) ) ) ) )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ALL_S_1</text:p>
          </table:table-cell>
          <table:table-cell office:value-type="string" calcext:value-type="string">
            <text:p>mur de feu à 1 de s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5"/>
          <table:table-cell table:style-name="ce22" table:formula="of:=IF([.C15]=[.$V$5];[.$U$5];IF([.C15]=[.$V$6];[.$U$6];IF([.C15]=[.$V$7];[.$U$7];IF([.C15]=[.$V$8];[.$U$8];IF([.C15]=[.$V$9];[.$U$9];IF([.C15]=[.$V$10];[.$U$10];IF([.C15]=[.$V$11];[.$U$11];IF([.C15]=[.$V$13];[.$U$13];IF([.C15]=[.$V$14];[.$U$14];IF([.C15]=[.$V$15];[.$U$15];IF([.C15]=[.$V$17];[.$U$17];IF([.C15]=[.$V$18];[.$U$18];IF([.C15]=[.$V$19];[.$U$19];IF([.C15]=[.$V$21];[.$U$21];IF([.C15]=[.$V$22];[.$U$22];IF([.C15]=[.$V$23];[.$U$23];IF([.C15]=[.$V$24];[.$U$24];IF([.C15]=[.$V$26];[.$U$26];&quot;&quot;))))))))))))))))))">
            <text:p/>
          </table:table-cell>
          <table:table-cell table:style-name="ce21" table:formula="of:=IF([.C15]=[.$V$5];[.$U$5];IF([.C15]=[.$V$6];[.$U$6];IF([.C15]=[.$V$7];[.$U$7];IF([.C15]=[.$V$8];[.$U$8];IF([.C15]=[.$V$9];[.$U$9];IF([.C15]=[.$V$10];[.$U$10];IF([.C15]=[.$V$11];[.$U$11];IF([.C15]=[.$V$13];[.$U$13];IF([.C15]=[.$V$14];[.$U$14];IF([.C15]=[.$V$15];[.$U$15];IF([.C15]=[.$V$17];[.$U$17];IF([.C15]=[.$V$18];[.$U$18];IF([.C15]=[.$V$19];[.$U$19];IF([.C15]=[.$V$21];[.$U$21];IF([.C15]=[.$V$22];[.$U$22];IF([.C15]=[.$V$23];[.$U$23];IF([.C15]=[.$V$24];[.$U$24];IF([.C15]=[.$V$26];[.$U$26];[.C15]))))))))))))))))))" office:value-type="string" office:string-value="Brasier" calcext:value-type="string">
            <text:p>Brasier</text:p>
          </table:table-cell>
          <table:table-cell table:formula="of:=IF([.B15]=&quot;&quot;;&quot;  ---&gt;  &quot;;&quot;&quot;)">
            <text:p/>
          </table:table-cell>
          <table:table-cell table:style-name="ce35" table:formula="of:=IF([.E15]=[.$V$5];[.$U$5]; IF([.E15]=[.$V$6];[.$U$6]; IF([.E15]=[.$V$7];[.$U$7]; IF([.E15]=[.$V$8];[.$U$8]; IF([.E15]=[.$V$9];[.$U$9]; IF([.E15]=[.$V$10];[.$U$10]; IF([.E15]=[.$V$11];[.$U$11]; IF([.E15]=[.$V$13];[.$U$13]; IF([.E15]=[.$V$14];[.$U$15]; IF([.E15]=[.$V$15];[.$U$14]; IF([.E15]=[.$V$17];[.$U$17]; IF([.E15]=[.$V$18];[.$U$18];  IF([.E15]=[.$V$19];[.$U$19]; IF([.E15]=[.$V$13];[.$U$13]; IF([.E15]=[.$V$14];[.$U$15]; IF([.E15]=[.$V$15];[.$U$14]; IF([.E15]=[.$V$17];[.$U$17]; IF([.E15]=[.$V$18];[.$U$18];  IF([.E15]=[.$V$19];[.$U$19]; IF([.E15]=[.$V$21];[.$U$21];IF([.E15]=[.$V$22];[.$U$22];IF([.E15]=[.$V$23];[.$U$23];IF([.E15]=[.$V$24];[.$U$24];IF([.E15]=[.$V$26];[.$U$26];[.E15]))))) ) ) ) ) ) ) ) ) ) ) ) ) ) ) ) ) ) ) )" office:value-type="string" office:string-value="Larcin" calcext:value-type="string">
            <text:p>Larcin</text:p>
          </table:table-cell>
          <table:table-cell table:formula="of:=[.F1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ALL_E_2</text:p>
          </table:table-cell>
          <table:table-cell office:value-type="string" calcext:value-type="string">
            <text:p>mur de feu à 2 de enem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4"/>
          <table:table-cell table:style-name="ce22" table:formula="of:=IF([.C16]=[.$V$5];[.$U$5];IF([.C16]=[.$V$6];[.$U$6];IF([.C16]=[.$V$7];[.$U$7];IF([.C16]=[.$V$8];[.$U$8];IF([.C16]=[.$V$9];[.$U$9];IF([.C16]=[.$V$10];[.$U$10];IF([.C16]=[.$V$11];[.$U$11];IF([.C16]=[.$V$13];[.$U$13];IF([.C16]=[.$V$14];[.$U$14];IF([.C16]=[.$V$15];[.$U$15];IF([.C16]=[.$V$17];[.$U$17];IF([.C16]=[.$V$18];[.$U$18];IF([.C16]=[.$V$19];[.$U$19];IF([.C16]=[.$V$21];[.$U$21];IF([.C16]=[.$V$22];[.$U$22];IF([.C16]=[.$V$23];[.$U$23];IF([.C16]=[.$V$24];[.$U$24];IF([.C16]=[.$V$26];[.$U$26];&quot;&quot;))))))))))))))))))" office:value-type="string" office:string-value="WALL_E_2" calcext:value-type="string">
            <text:p>WALL_E_2</text:p>
          </table:table-cell>
          <table:table-cell table:style-name="ce21" table:formula="of:=IF([.C16]=[.$V$5];[.$U$5];IF([.C16]=[.$V$6];[.$U$6];IF([.C16]=[.$V$7];[.$U$7];IF([.C16]=[.$V$8];[.$U$8];IF([.C16]=[.$V$9];[.$U$9];IF([.C16]=[.$V$10];[.$U$10];IF([.C16]=[.$V$11];[.$U$11];IF([.C16]=[.$V$13];[.$U$13];IF([.C16]=[.$V$14];[.$U$14];IF([.C16]=[.$V$15];[.$U$15];IF([.C16]=[.$V$17];[.$U$17];IF([.C16]=[.$V$18];[.$U$18];IF([.C16]=[.$V$19];[.$U$19];IF([.C16]=[.$V$21];[.$U$21];IF([.C16]=[.$V$22];[.$U$22];IF([.C16]=[.$V$23];[.$U$23];IF([.C16]=[.$V$24];[.$U$24];IF([.C16]=[.$V$26];[.$U$26];[.C16]))))))))))))))))))" office:value-type="string" office:string-value="WALL_E_2" calcext:value-type="string">
            <text:p>WALL_E_2</text:p>
          </table:table-cell>
          <table:table-cell table:formula="of:=IF([.B16]=&quot;&quot;;&quot;  ---&gt;  &quot;;&quot;&quot;)">
            <text:p/>
          </table:table-cell>
          <table:table-cell table:style-name="ce35" table:formula="of:=IF([.E16]=[.$V$5];[.$U$5]; IF([.E16]=[.$V$6];[.$U$6]; IF([.E16]=[.$V$7];[.$U$7]; IF([.E16]=[.$V$8];[.$U$8]; IF([.E16]=[.$V$9];[.$U$9]; IF([.E16]=[.$V$10];[.$U$10]; IF([.E16]=[.$V$11];[.$U$11]; IF([.E16]=[.$V$13];[.$U$13]; IF([.E16]=[.$V$14];[.$U$15]; IF([.E16]=[.$V$15];[.$U$14]; IF([.E16]=[.$V$17];[.$U$17]; IF([.E16]=[.$V$18];[.$U$18];  IF([.E16]=[.$V$19];[.$U$19]; IF([.E16]=[.$V$13];[.$U$13]; IF([.E16]=[.$V$14];[.$U$15]; IF([.E16]=[.$V$15];[.$U$14]; IF([.E16]=[.$V$17];[.$U$17]; IF([.E16]=[.$V$18];[.$U$18];  IF([.E16]=[.$V$19];[.$U$19]; IF([.E16]=[.$V$21];[.$U$21];IF([.E16]=[.$V$22];[.$U$22];IF([.E16]=[.$V$23];[.$U$23];IF([.E16]=[.$V$24];[.$U$24];IF([.E16]=[.$V$26];[.$U$26];[.E16]))))) ) ) ) ) ) ) ) ) ) ) ) ) ) ) ) ) ) ) )" office:value-type="string" office:string-value="Brasier" calcext:value-type="string">
            <text:p>Brasier</text:p>
          </table:table-cell>
          <table:table-cell table:formula="of:=[.F16]" office:value-type="string" office:string-value="larcin1" calcext:value-type="string">
            <text:p>larcin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7"/>
          <table:table-cell table:style-name="ce22" table:formula="of:=IF([.C17]=[.$V$5];[.$U$5];IF([.C17]=[.$V$6];[.$U$6];IF([.C17]=[.$V$7];[.$U$7];IF([.C17]=[.$V$8];[.$U$8];IF([.C17]=[.$V$9];[.$U$9];IF([.C17]=[.$V$10];[.$U$10];IF([.C17]=[.$V$11];[.$U$11];IF([.C17]=[.$V$13];[.$U$13];IF([.C17]=[.$V$14];[.$U$14];IF([.C17]=[.$V$15];[.$U$15];IF([.C17]=[.$V$17];[.$U$17];IF([.C17]=[.$V$18];[.$U$18];IF([.C17]=[.$V$19];[.$U$19];IF([.C17]=[.$V$21];[.$U$21];IF([.C17]=[.$V$22];[.$U$22];IF([.C17]=[.$V$23];[.$U$23];IF([.C17]=[.$V$24];[.$U$24];IF([.C17]=[.$V$26];[.$U$26];&quot;&quot;))))))))))))))))))">
            <text:p/>
          </table:table-cell>
          <table:table-cell table:style-name="ce21" table:formula="of:=IF([.C17]=[.$V$5];[.$U$5];IF([.C17]=[.$V$6];[.$U$6];IF([.C17]=[.$V$7];[.$U$7];IF([.C17]=[.$V$8];[.$U$8];IF([.C17]=[.$V$9];[.$U$9];IF([.C17]=[.$V$10];[.$U$10];IF([.C17]=[.$V$11];[.$U$11];IF([.C17]=[.$V$13];[.$U$13];IF([.C17]=[.$V$14];[.$U$14];IF([.C17]=[.$V$15];[.$U$15];IF([.C17]=[.$V$17];[.$U$17];IF([.C17]=[.$V$18];[.$U$18];IF([.C17]=[.$V$19];[.$U$19];IF([.C17]=[.$V$21];[.$U$21];IF([.C17]=[.$V$22];[.$U$22];IF([.C17]=[.$V$23];[.$U$23];IF([.C17]=[.$V$24];[.$U$24];IF([.C17]=[.$V$26];[.$U$26];[.C17]))))))))))))))))))" office:value-type="string" office:string-value="Larcin" calcext:value-type="string">
            <text:p>Larcin</text:p>
          </table:table-cell>
          <table:table-cell table:formula="of:=IF([.B1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17]=[.$V$5];[.$U$5]; IF([.E17]=[.$V$6];[.$U$6]; IF([.E17]=[.$V$7];[.$U$7]; IF([.E17]=[.$V$8];[.$U$8]; IF([.E17]=[.$V$9];[.$U$9]; IF([.E17]=[.$V$10];[.$U$10]; IF([.E17]=[.$V$11];[.$U$11]; IF([.E17]=[.$V$13];[.$U$13]; IF([.E17]=[.$V$14];[.$U$15]; IF([.E17]=[.$V$15];[.$U$14]; IF([.E17]=[.$V$17];[.$U$17]; IF([.E17]=[.$V$18];[.$U$18];  IF([.E17]=[.$V$19];[.$U$19]; IF([.E17]=[.$V$13];[.$U$13]; IF([.E17]=[.$V$14];[.$U$15]; IF([.E17]=[.$V$15];[.$U$14]; IF([.E17]=[.$V$17];[.$U$17]; IF([.E17]=[.$V$18];[.$U$18];  IF([.E17]=[.$V$19];[.$U$19]; IF([.E17]=[.$V$21];[.$U$21];IF([.E17]=[.$V$22];[.$U$22];IF([.E17]=[.$V$23];[.$U$23];IF([.E17]=[.$V$24];[.$U$24];IF([.E17]=[.$V$26];[.$U$26];[.E17]))))) ) ) ) ) ) ) ) ) ) ) ) ) ) ) ) ) ) ) )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NA_BIG_A</text:p>
          </table:table-cell>
          <table:table-cell office:value-type="string" calcext:value-type="string">
            <text:p>avantage mana (difference mana / mana ennemi &gt; SEUIL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4"/>
          <table:table-cell table:style-name="ce22" table:formula="of:=IF([.C18]=[.$V$5];[.$U$5];IF([.C18]=[.$V$6];[.$U$6];IF([.C18]=[.$V$7];[.$U$7];IF([.C18]=[.$V$8];[.$U$8];IF([.C18]=[.$V$9];[.$U$9];IF([.C18]=[.$V$10];[.$U$10];IF([.C18]=[.$V$11];[.$U$11];IF([.C18]=[.$V$13];[.$U$13];IF([.C18]=[.$V$14];[.$U$14];IF([.C18]=[.$V$15];[.$U$15];IF([.C18]=[.$V$17];[.$U$17];IF([.C18]=[.$V$18];[.$U$18];IF([.C18]=[.$V$19];[.$U$19];IF([.C18]=[.$V$21];[.$U$21];IF([.C18]=[.$V$22];[.$U$22];IF([.C18]=[.$V$23];[.$U$23];IF([.C18]=[.$V$24];[.$U$24];IF([.C18]=[.$V$26];[.$U$26];&quot;&quot;))))))))))))))))))" office:value-type="string" office:string-value="WALL_E_1" calcext:value-type="string">
            <text:p>WALL_E_1</text:p>
          </table:table-cell>
          <table:table-cell table:style-name="ce21" table:formula="of:=IF([.C18]=[.$V$5];[.$U$5];IF([.C18]=[.$V$6];[.$U$6];IF([.C18]=[.$V$7];[.$U$7];IF([.C18]=[.$V$8];[.$U$8];IF([.C18]=[.$V$9];[.$U$9];IF([.C18]=[.$V$10];[.$U$10];IF([.C18]=[.$V$11];[.$U$11];IF([.C18]=[.$V$13];[.$U$13];IF([.C18]=[.$V$14];[.$U$14];IF([.C18]=[.$V$15];[.$U$15];IF([.C18]=[.$V$17];[.$U$17];IF([.C18]=[.$V$18];[.$U$18];IF([.C18]=[.$V$19];[.$U$19];IF([.C18]=[.$V$21];[.$U$21];IF([.C18]=[.$V$22];[.$U$22];IF([.C18]=[.$V$23];[.$U$23];IF([.C18]=[.$V$24];[.$U$24];IF([.C18]=[.$V$26];[.$U$26];[.C18]))))))))))))))))))" office:value-type="string" office:string-value="WALL_E_1" calcext:value-type="string">
            <text:p>WALL_E_1</text:p>
          </table:table-cell>
          <table:table-cell table:formula="of:=IF([.B18]=&quot;&quot;;&quot;  ---&gt;  &quot;;&quot;&quot;)">
            <text:p/>
          </table:table-cell>
          <table:table-cell table:style-name="ce35" table:formula="of:=IF([.E18]=[.$V$5];[.$U$5]; IF([.E18]=[.$V$6];[.$U$6]; IF([.E18]=[.$V$7];[.$U$7]; IF([.E18]=[.$V$8];[.$U$8]; IF([.E18]=[.$V$9];[.$U$9]; IF([.E18]=[.$V$10];[.$U$10]; IF([.E18]=[.$V$11];[.$U$11]; IF([.E18]=[.$V$13];[.$U$13]; IF([.E18]=[.$V$14];[.$U$15]; IF([.E18]=[.$V$15];[.$U$14]; IF([.E18]=[.$V$17];[.$U$17]; IF([.E18]=[.$V$18];[.$U$18];  IF([.E18]=[.$V$19];[.$U$19]; IF([.E18]=[.$V$13];[.$U$13]; IF([.E18]=[.$V$14];[.$U$15]; IF([.E18]=[.$V$15];[.$U$14]; IF([.E18]=[.$V$17];[.$U$17]; IF([.E18]=[.$V$18];[.$U$18];  IF([.E18]=[.$V$19];[.$U$19]; IF([.E18]=[.$V$21];[.$U$21];IF([.E18]=[.$V$22];[.$U$22];IF([.E18]=[.$V$23];[.$U$23];IF([.E18]=[.$V$24];[.$U$24];IF([.E18]=[.$V$26];[.$U$26];[.E18]))))) ) ) ) ) ) ) ) ) ) ) ) ) ) ) ) ) ) ) )" office:value-type="string" office:string-value="Larcin" calcext:value-type="string">
            <text:p>Larcin</text:p>
          </table:table-cell>
          <table:table-cell table:formula="of:=[.F18]" office:value-type="string" office:string-value="larcin2" calcext:value-type="string">
            <text:p>larcin2</text:p>
          </table:table-cell>
          <table:table-cell table:number-columns-repeated="5"/>
          <table:table-cell office:value-type="string" calcext:value-type="string">
            <text:p>MANA_SMALL_A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7"/>
          <table:table-cell table:style-name="ce22" table:formula="of:=IF([.C19]=[.$V$5];[.$U$5];IF([.C19]=[.$V$6];[.$U$6];IF([.C19]=[.$V$7];[.$U$7];IF([.C19]=[.$V$8];[.$U$8];IF([.C19]=[.$V$9];[.$U$9];IF([.C19]=[.$V$10];[.$U$10];IF([.C19]=[.$V$11];[.$U$11];IF([.C19]=[.$V$13];[.$U$13];IF([.C19]=[.$V$14];[.$U$14];IF([.C19]=[.$V$15];[.$U$15];IF([.C19]=[.$V$17];[.$U$17];IF([.C19]=[.$V$18];[.$U$18];IF([.C19]=[.$V$19];[.$U$19];IF([.C19]=[.$V$21];[.$U$21];IF([.C19]=[.$V$22];[.$U$22];IF([.C19]=[.$V$23];[.$U$23];IF([.C19]=[.$V$24];[.$U$24];IF([.C19]=[.$V$26];[.$U$26];&quot;&quot;))))))))))))))))))">
            <text:p/>
          </table:table-cell>
          <table:table-cell table:style-name="ce21" table:formula="of:=IF([.C19]=[.$V$5];[.$U$5];IF([.C19]=[.$V$6];[.$U$6];IF([.C19]=[.$V$7];[.$U$7];IF([.C19]=[.$V$8];[.$U$8];IF([.C19]=[.$V$9];[.$U$9];IF([.C19]=[.$V$10];[.$U$10];IF([.C19]=[.$V$11];[.$U$11];IF([.C19]=[.$V$13];[.$U$13];IF([.C19]=[.$V$14];[.$U$14];IF([.C19]=[.$V$15];[.$U$15];IF([.C19]=[.$V$17];[.$U$17];IF([.C19]=[.$V$18];[.$U$18];IF([.C19]=[.$V$19];[.$U$19];IF([.C19]=[.$V$21];[.$U$21];IF([.C19]=[.$V$22];[.$U$22];IF([.C19]=[.$V$23];[.$U$23];IF([.C19]=[.$V$24];[.$U$24];IF([.C19]=[.$V$26];[.$U$26];[.C19]))))))))))))))))))" office:value-type="string" office:string-value="FinDeManche" calcext:value-type="string">
            <text:p>FinDeManche</text:p>
          </table:table-cell>
          <table:table-cell table:formula="of:=IF([.B1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19]=[.$V$5];[.$U$5]; IF([.E19]=[.$V$6];[.$U$6]; IF([.E19]=[.$V$7];[.$U$7]; IF([.E19]=[.$V$8];[.$U$8]; IF([.E19]=[.$V$9];[.$U$9]; IF([.E19]=[.$V$10];[.$U$10]; IF([.E19]=[.$V$11];[.$U$11]; IF([.E19]=[.$V$13];[.$U$13]; IF([.E19]=[.$V$14];[.$U$15]; IF([.E19]=[.$V$15];[.$U$14]; IF([.E19]=[.$V$17];[.$U$17]; IF([.E19]=[.$V$18];[.$U$18];  IF([.E19]=[.$V$19];[.$U$19]; IF([.E19]=[.$V$13];[.$U$13]; IF([.E19]=[.$V$14];[.$U$15]; IF([.E19]=[.$V$15];[.$U$14]; IF([.E19]=[.$V$17];[.$U$17]; IF([.E19]=[.$V$18];[.$U$18];  IF([.E19]=[.$V$19];[.$U$19]; IF([.E19]=[.$V$21];[.$U$21];IF([.E19]=[.$V$22];[.$U$22];IF([.E19]=[.$V$23];[.$U$23];IF([.E19]=[.$V$24];[.$U$24];IF([.E19]=[.$V$26];[.$U$26];[.E19]))))) ) ) ) ) ) ) ) ) ) ) ) ) ) ) ) ) ) ) )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NA_SMALL_D</text:p>
          </table:table-cell>
          <table:table-cell office:value-type="string" calcext:value-type="string">
            <text:p>difference mana faible (difference mana / mana ennemi &gt; SEUIL_FAIBLE_AVANTA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4"/>
          <table:table-cell table:style-name="ce22" table:formula="of:=IF([.C20]=[.$V$5];[.$U$5];IF([.C20]=[.$V$6];[.$U$6];IF([.C20]=[.$V$7];[.$U$7];IF([.C20]=[.$V$8];[.$U$8];IF([.C20]=[.$V$9];[.$U$9];IF([.C20]=[.$V$10];[.$U$10];IF([.C20]=[.$V$11];[.$U$11];IF([.C20]=[.$V$13];[.$U$13];IF([.C20]=[.$V$14];[.$U$14];IF([.C20]=[.$V$15];[.$U$15];IF([.C20]=[.$V$17];[.$U$17];IF([.C20]=[.$V$18];[.$U$18];IF([.C20]=[.$V$19];[.$U$19];IF([.C20]=[.$V$21];[.$U$21];IF([.C20]=[.$V$22];[.$U$22];IF([.C20]=[.$V$23];[.$U$23];IF([.C20]=[.$V$24];[.$U$24];IF([.C20]=[.$V$26];[.$U$26];&quot;&quot;))))))))))))))))))" office:value-type="string" office:string-value="WALL_E_1" calcext:value-type="string">
            <text:p>WALL_E_1</text:p>
          </table:table-cell>
          <table:table-cell table:style-name="ce21" table:formula="of:=IF([.C20]=[.$V$5];[.$U$5];IF([.C20]=[.$V$6];[.$U$6];IF([.C20]=[.$V$7];[.$U$7];IF([.C20]=[.$V$8];[.$U$8];IF([.C20]=[.$V$9];[.$U$9];IF([.C20]=[.$V$10];[.$U$10];IF([.C20]=[.$V$11];[.$U$11];IF([.C20]=[.$V$13];[.$U$13];IF([.C20]=[.$V$14];[.$U$14];IF([.C20]=[.$V$15];[.$U$15];IF([.C20]=[.$V$17];[.$U$17];IF([.C20]=[.$V$18];[.$U$18];IF([.C20]=[.$V$19];[.$U$19];IF([.C20]=[.$V$21];[.$U$21];IF([.C20]=[.$V$22];[.$U$22];IF([.C20]=[.$V$23];[.$U$23];IF([.C20]=[.$V$24];[.$U$24];IF([.C20]=[.$V$26];[.$U$26];[.C20]))))))))))))))))))" office:value-type="string" office:string-value="WALL_E_1" calcext:value-type="string">
            <text:p>WALL_E_1</text:p>
          </table:table-cell>
          <table:table-cell table:formula="of:=IF([.B20]=&quot;&quot;;&quot;  ---&gt;  &quot;;&quot;&quot;)">
            <text:p/>
          </table:table-cell>
          <table:table-cell table:style-name="ce35" table:formula="of:=IF([.E20]=[.$V$5];[.$U$5]; IF([.E20]=[.$V$6];[.$U$6]; IF([.E20]=[.$V$7];[.$U$7]; IF([.E20]=[.$V$8];[.$U$8]; IF([.E20]=[.$V$9];[.$U$9]; IF([.E20]=[.$V$10];[.$U$10]; IF([.E20]=[.$V$11];[.$U$11]; IF([.E20]=[.$V$13];[.$U$13]; IF([.E20]=[.$V$14];[.$U$15]; IF([.E20]=[.$V$15];[.$U$14]; IF([.E20]=[.$V$17];[.$U$17]; IF([.E20]=[.$V$18];[.$U$18];  IF([.E20]=[.$V$19];[.$U$19]; IF([.E20]=[.$V$13];[.$U$13]; IF([.E20]=[.$V$14];[.$U$15]; IF([.E20]=[.$V$15];[.$U$14]; IF([.E20]=[.$V$17];[.$U$17]; IF([.E20]=[.$V$18];[.$U$18];  IF([.E20]=[.$V$19];[.$U$19]; IF([.E20]=[.$V$21];[.$U$21];IF([.E20]=[.$V$22];[.$U$22];IF([.E20]=[.$V$23];[.$U$23];IF([.E20]=[.$V$24];[.$U$24];IF([.E20]=[.$V$26];[.$U$26];[.E20]))))) ) ) ) ) ) ) ) ) ) ) ) ) ) ) ) ) ) ) )" office:value-type="string" office:string-value="FinDeManche" calcext:value-type="string">
            <text:p>FinDeManche</text:p>
          </table:table-cell>
          <table:table-cell table:formula="of:=[.F20]" office:value-type="string" office:string-value="FDM" calcext:value-type="string">
            <text:p>FD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7"/>
          <table:table-cell table:style-name="ce22" table:formula="of:=IF([.C21]=[.$V$5];[.$U$5];IF([.C21]=[.$V$6];[.$U$6];IF([.C21]=[.$V$7];[.$U$7];IF([.C21]=[.$V$8];[.$U$8];IF([.C21]=[.$V$9];[.$U$9];IF([.C21]=[.$V$10];[.$U$10];IF([.C21]=[.$V$11];[.$U$11];IF([.C21]=[.$V$13];[.$U$13];IF([.C21]=[.$V$14];[.$U$14];IF([.C21]=[.$V$15];[.$U$15];IF([.C21]=[.$V$17];[.$U$17];IF([.C21]=[.$V$18];[.$U$18];IF([.C21]=[.$V$19];[.$U$19];IF([.C21]=[.$V$21];[.$U$21];IF([.C21]=[.$V$22];[.$U$22];IF([.C21]=[.$V$23];[.$U$23];IF([.C21]=[.$V$24];[.$U$24];IF([.C21]=[.$V$26];[.$U$26];&quot;&quot;))))))))))))))))))">
            <text:p/>
          </table:table-cell>
          <table:table-cell table:style-name="ce21" table:formula="of:=IF([.C21]=[.$V$5];[.$U$5];IF([.C21]=[.$V$6];[.$U$6];IF([.C21]=[.$V$7];[.$U$7];IF([.C21]=[.$V$8];[.$U$8];IF([.C21]=[.$V$9];[.$U$9];IF([.C21]=[.$V$10];[.$U$10];IF([.C21]=[.$V$11];[.$U$11];IF([.C21]=[.$V$13];[.$U$13];IF([.C21]=[.$V$14];[.$U$14];IF([.C21]=[.$V$15];[.$U$15];IF([.C21]=[.$V$17];[.$U$17];IF([.C21]=[.$V$18];[.$U$18];IF([.C21]=[.$V$19];[.$U$19];IF([.C21]=[.$V$21];[.$U$21];IF([.C21]=[.$V$22];[.$U$22];IF([.C21]=[.$V$23];[.$U$23];IF([.C21]=[.$V$24];[.$U$24];IF([.C21]=[.$V$26];[.$U$26];[.C21]))))))))))))))))))" office:value-type="string" office:string-value="Milieu" calcext:value-type="string">
            <text:p>Milieu</text:p>
          </table:table-cell>
          <table:table-cell table:formula="of:=IF([.B2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21]=[.$V$5];[.$U$5]; IF([.E21]=[.$V$6];[.$U$6]; IF([.E21]=[.$V$7];[.$U$7]; IF([.E21]=[.$V$8];[.$U$8]; IF([.E21]=[.$V$9];[.$U$9]; IF([.E21]=[.$V$10];[.$U$10]; IF([.E21]=[.$V$11];[.$U$11]; IF([.E21]=[.$V$13];[.$U$13]; IF([.E21]=[.$V$14];[.$U$15]; IF([.E21]=[.$V$15];[.$U$14]; IF([.E21]=[.$V$17];[.$U$17]; IF([.E21]=[.$V$18];[.$U$18];  IF([.E21]=[.$V$19];[.$U$19]; IF([.E21]=[.$V$13];[.$U$13]; IF([.E21]=[.$V$14];[.$U$15]; IF([.E21]=[.$V$15];[.$U$14]; IF([.E21]=[.$V$17];[.$U$17]; IF([.E21]=[.$V$18];[.$U$18];  IF([.E21]=[.$V$19];[.$U$19]; IF([.E21]=[.$V$21];[.$U$21];IF([.E21]=[.$V$22];[.$U$22];IF([.E21]=[.$V$23];[.$U$23];IF([.E21]=[.$V$24];[.$U$24];IF([.E21]=[.$V$26];[.$U$26];[.E21]))))) ) ) ) ) ) ) ) ) ) ) ) ) ) ) ) ) ) ) )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4"/>
          <table:table-cell table:style-name="ce22" table:formula="of:=IF([.C22]=[.$V$5];[.$U$5];IF([.C22]=[.$V$6];[.$U$6];IF([.C22]=[.$V$7];[.$U$7];IF([.C22]=[.$V$8];[.$U$8];IF([.C22]=[.$V$9];[.$U$9];IF([.C22]=[.$V$10];[.$U$10];IF([.C22]=[.$V$11];[.$U$11];IF([.C22]=[.$V$13];[.$U$13];IF([.C22]=[.$V$14];[.$U$14];IF([.C22]=[.$V$15];[.$U$15];IF([.C22]=[.$V$17];[.$U$17];IF([.C22]=[.$V$18];[.$U$18];IF([.C22]=[.$V$19];[.$U$19];IF([.C22]=[.$V$21];[.$U$21];IF([.C22]=[.$V$22];[.$U$22];IF([.C22]=[.$V$23];[.$U$23];IF([.C22]=[.$V$24];[.$U$24];IF([.C22]=[.$V$26];[.$U$26];&quot;&quot;))))))))))))))))))" office:value-type="string" office:string-value="WALL_S_1" calcext:value-type="string">
            <text:p>WALL_S_1</text:p>
          </table:table-cell>
          <table:table-cell table:style-name="ce21" table:formula="of:=IF([.C22]=[.$V$5];[.$U$5];IF([.C22]=[.$V$6];[.$U$6];IF([.C22]=[.$V$7];[.$U$7];IF([.C22]=[.$V$8];[.$U$8];IF([.C22]=[.$V$9];[.$U$9];IF([.C22]=[.$V$10];[.$U$10];IF([.C22]=[.$V$11];[.$U$11];IF([.C22]=[.$V$13];[.$U$13];IF([.C22]=[.$V$14];[.$U$14];IF([.C22]=[.$V$15];[.$U$15];IF([.C22]=[.$V$17];[.$U$17];IF([.C22]=[.$V$18];[.$U$18];IF([.C22]=[.$V$19];[.$U$19];IF([.C22]=[.$V$21];[.$U$21];IF([.C22]=[.$V$22];[.$U$22];IF([.C22]=[.$V$23];[.$U$23];IF([.C22]=[.$V$24];[.$U$24];IF([.C22]=[.$V$26];[.$U$26];[.C22]))))))))))))))))))" office:value-type="string" office:string-value="WALL_S_1" calcext:value-type="string">
            <text:p>WALL_S_1</text:p>
          </table:table-cell>
          <table:table-cell table:formula="of:=IF([.B22]=&quot;&quot;;&quot;  ---&gt;  &quot;;&quot;&quot;)">
            <text:p/>
          </table:table-cell>
          <table:table-cell table:style-name="ce35" table:formula="of:=IF([.E22]=[.$V$5];[.$U$5]; IF([.E22]=[.$V$6];[.$U$6]; IF([.E22]=[.$V$7];[.$U$7]; IF([.E22]=[.$V$8];[.$U$8]; IF([.E22]=[.$V$9];[.$U$9]; IF([.E22]=[.$V$10];[.$U$10]; IF([.E22]=[.$V$11];[.$U$11]; IF([.E22]=[.$V$13];[.$U$13]; IF([.E22]=[.$V$14];[.$U$15]; IF([.E22]=[.$V$15];[.$U$14]; IF([.E22]=[.$V$17];[.$U$17]; IF([.E22]=[.$V$18];[.$U$18];  IF([.E22]=[.$V$19];[.$U$19]; IF([.E22]=[.$V$13];[.$U$13]; IF([.E22]=[.$V$14];[.$U$15]; IF([.E22]=[.$V$15];[.$U$14]; IF([.E22]=[.$V$17];[.$U$17]; IF([.E22]=[.$V$18];[.$U$18];  IF([.E22]=[.$V$19];[.$U$19]; IF([.E22]=[.$V$21];[.$U$21];IF([.E22]=[.$V$22];[.$U$22];IF([.E22]=[.$V$23];[.$U$23];IF([.E22]=[.$V$24];[.$U$24];IF([.E22]=[.$V$26];[.$U$26];[.E22]))))) ) ) ) ) ) ) ) ) ) ) ) ) ) ) ) ) ) ) )" office:value-type="string" office:string-value="Milieu" calcext:value-type="string">
            <text:p>Milieu</text:p>
          </table:table-cell>
          <table:table-cell table:formula="of:=[.F22]" office:value-type="string" office:string-value="milieu" calcext:value-type="string">
            <text:p>milieu</text:p>
          </table:table-cell>
          <table:table-cell table:number-columns-repeated="5"/>
          <table:table-cell office:value-type="string" calcext:value-type="string">
            <text:p>BEGIN</text:p>
          </table:table-cell>
          <table:table-cell office:value-type="string" calcext:value-type="string">
            <text:p>debut partie (tour &lt; SEUIL_DEBU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5"/>
          <table:table-cell table:style-name="ce22" table:formula="of:=IF([.C23]=[.$V$5];[.$U$5];IF([.C23]=[.$V$6];[.$U$6];IF([.C23]=[.$V$7];[.$U$7];IF([.C23]=[.$V$8];[.$U$8];IF([.C23]=[.$V$9];[.$U$9];IF([.C23]=[.$V$10];[.$U$10];IF([.C23]=[.$V$11];[.$U$11];IF([.C23]=[.$V$13];[.$U$13];IF([.C23]=[.$V$14];[.$U$14];IF([.C23]=[.$V$15];[.$U$15];IF([.C23]=[.$V$17];[.$U$17];IF([.C23]=[.$V$18];[.$U$18];IF([.C23]=[.$V$19];[.$U$19];IF([.C23]=[.$V$21];[.$U$21];IF([.C23]=[.$V$22];[.$U$22];IF([.C23]=[.$V$23];[.$U$23];IF([.C23]=[.$V$24];[.$U$24];IF([.C23]=[.$V$26];[.$U$26];&quot;&quot;))))))))))))))))))">
            <text:p/>
          </table:table-cell>
          <table:table-cell table:style-name="ce21" table:formula="of:=IF([.C23]=[.$V$5];[.$U$5];IF([.C23]=[.$V$6];[.$U$6];IF([.C23]=[.$V$7];[.$U$7];IF([.C23]=[.$V$8];[.$U$8];IF([.C23]=[.$V$9];[.$U$9];IF([.C23]=[.$V$10];[.$U$10];IF([.C23]=[.$V$11];[.$U$11];IF([.C23]=[.$V$13];[.$U$13];IF([.C23]=[.$V$14];[.$U$14];IF([.C23]=[.$V$15];[.$U$15];IF([.C23]=[.$V$17];[.$U$17];IF([.C23]=[.$V$18];[.$U$18];IF([.C23]=[.$V$19];[.$U$19];IF([.C23]=[.$V$21];[.$U$21];IF([.C23]=[.$V$22];[.$U$22];IF([.C23]=[.$V$23];[.$U$23];IF([.C23]=[.$V$24];[.$U$24];IF([.C23]=[.$V$26];[.$U$26];[.C23]))))))))))))))))))" office:value-type="string" office:string-value="Recyclage" calcext:value-type="string">
            <text:p>Recyclage</text:p>
          </table:table-cell>
          <table:table-cell table:formula="of:=IF([.B2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23]=[.$V$5];[.$U$5]; IF([.E23]=[.$V$6];[.$U$6]; IF([.E23]=[.$V$7];[.$U$7]; IF([.E23]=[.$V$8];[.$U$8]; IF([.E23]=[.$V$9];[.$U$9]; IF([.E23]=[.$V$10];[.$U$10]; IF([.E23]=[.$V$11];[.$U$11]; IF([.E23]=[.$V$13];[.$U$13]; IF([.E23]=[.$V$14];[.$U$15]; IF([.E23]=[.$V$15];[.$U$14]; IF([.E23]=[.$V$17];[.$U$17]; IF([.E23]=[.$V$18];[.$U$18];  IF([.E23]=[.$V$19];[.$U$19]; IF([.E23]=[.$V$13];[.$U$13]; IF([.E23]=[.$V$14];[.$U$15]; IF([.E23]=[.$V$15];[.$U$14]; IF([.E23]=[.$V$17];[.$U$17]; IF([.E23]=[.$V$18];[.$U$18];  IF([.E23]=[.$V$19];[.$U$19]; IF([.E23]=[.$V$21];[.$U$21];IF([.E23]=[.$V$22];[.$U$22];IF([.E23]=[.$V$23];[.$U$23];IF([.E23]=[.$V$24];[.$U$24];IF([.E23]=[.$V$26];[.$U$26];[.E23]))))) ) ) ) ) ) ) ) ) ) ) ) ) ) ) ) ) ) ) )" office:value-type="string" office:string-value="Recyclage" calcext:value-type="string">
            <text:p>Recyclage</text:p>
          </table:table-cell>
          <table:table-cell table:formula="of:=[.F2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Z2_NOT</text:p>
          </table:table-cell>
          <table:table-cell office:value-type="string" calcext:value-type="string">
            <text:p>Z2 pas prés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 table:number-columns-repeated="4"/>
          <table:table-cell table:style-name="ce22" table:formula="of:=IF([.C24]=[.$V$5];[.$U$5];IF([.C24]=[.$V$6];[.$U$6];IF([.C24]=[.$V$7];[.$U$7];IF([.C24]=[.$V$8];[.$U$8];IF([.C24]=[.$V$9];[.$U$9];IF([.C24]=[.$V$10];[.$U$10];IF([.C24]=[.$V$11];[.$U$11];IF([.C24]=[.$V$13];[.$U$13];IF([.C24]=[.$V$14];[.$U$14];IF([.C24]=[.$V$15];[.$U$15];IF([.C24]=[.$V$17];[.$U$17];IF([.C24]=[.$V$18];[.$U$18];IF([.C24]=[.$V$19];[.$U$19];IF([.C24]=[.$V$21];[.$U$21];IF([.C24]=[.$V$22];[.$U$22];IF([.C24]=[.$V$23];[.$U$23];IF([.C24]=[.$V$24];[.$U$24];IF([.C24]=[.$V$26];[.$U$26];&quot;&quot;))))))))))))))))))">
            <text:p/>
          </table:table-cell>
          <table:table-cell table:style-name="ce21" table:formula="of:=IF([.C24]=[.$V$5];[.$U$5];IF([.C24]=[.$V$6];[.$U$6];IF([.C24]=[.$V$7];[.$U$7];IF([.C24]=[.$V$8];[.$U$8];IF([.C24]=[.$V$9];[.$U$9];IF([.C24]=[.$V$10];[.$U$10];IF([.C24]=[.$V$11];[.$U$11];IF([.C24]=[.$V$13];[.$U$13];IF([.C24]=[.$V$14];[.$U$14];IF([.C24]=[.$V$15];[.$U$15];IF([.C24]=[.$V$17];[.$U$17];IF([.C24]=[.$V$18];[.$U$18];IF([.C24]=[.$V$19];[.$U$19];IF([.C24]=[.$V$21];[.$U$21];IF([.C24]=[.$V$22];[.$U$22];IF([.C24]=[.$V$23];[.$U$23];IF([.C24]=[.$V$24];[.$U$24];IF([.C24]=[.$V$26];[.$U$26];[.C24]))))))))))))))))))" office:value-type="float" office:value="0" calcext:value-type="float">
            <text:p>0</text:p>
          </table:table-cell>
          <table:table-cell table:formula="of:=IF([.B24]=&quot;&quot;;&quot;  ---&gt;  &quot;;&quot;&quot;)">
            <text:p/>
          </table:table-cell>
          <table:table-cell table:style-name="ce35" table:formula="of:=IF([.E24]=[.$V$5];[.$U$5]; IF([.E24]=[.$V$6];[.$U$6]; IF([.E24]=[.$V$7];[.$U$7]; IF([.E24]=[.$V$8];[.$U$8]; IF([.E24]=[.$V$9];[.$U$9]; IF([.E24]=[.$V$10];[.$U$10]; IF([.E24]=[.$V$11];[.$U$11]; IF([.E24]=[.$V$13];[.$U$13]; IF([.E24]=[.$V$14];[.$U$15]; IF([.E24]=[.$V$15];[.$U$14]; IF([.E24]=[.$V$17];[.$U$17]; IF([.E24]=[.$V$18];[.$U$18];  IF([.E24]=[.$V$19];[.$U$19]; IF([.E24]=[.$V$13];[.$U$13]; IF([.E24]=[.$V$14];[.$U$15]; IF([.E24]=[.$V$15];[.$U$14]; IF([.E24]=[.$V$17];[.$U$17]; IF([.E24]=[.$V$18];[.$U$18];  IF([.E24]=[.$V$19];[.$U$19]; IF([.E24]=[.$V$21];[.$U$21];IF([.E24]=[.$V$22];[.$U$22];IF([.E24]=[.$V$23];[.$U$23];IF([.E24]=[.$V$24];[.$U$24];IF([.E24]=[.$V$26];[.$U$26];[.E24]))))) ) ) ) ) ) ) ) ) ) ) ) ) ) ) ) ) ) ) )" office:value-type="string" office:string-value="BET_6" calcext:value-type="string">
            <text:p>BET_6</text:p>
          </table:table-cell>
          <table:table-cell table:formula="of:=[.F24]" office:value-type="string" office:string-value="recy1" calcext:value-type="string">
            <text:p>recy1</text:p>
          </table:table-cell>
          <table:table-cell table:number-columns-repeated="5"/>
          <table:table-cell office:value-type="string" calcext:value-type="string">
            <text:p>BEGIN_NOT</text:p>
          </table:table-cell>
          <table:table-cell office:value-type="string" calcext:value-type="string">
            <text:p>pas debut partie (tour &gt; SEUIL_DEBU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7"/>
          <table:table-cell table:style-name="ce22" table:formula="of:=IF([.C25]=[.$V$5];[.$U$5];IF([.C25]=[.$V$6];[.$U$6];IF([.C25]=[.$V$7];[.$U$7];IF([.C25]=[.$V$8];[.$U$8];IF([.C25]=[.$V$9];[.$U$9];IF([.C25]=[.$V$10];[.$U$10];IF([.C25]=[.$V$11];[.$U$11];IF([.C25]=[.$V$13];[.$U$13];IF([.C25]=[.$V$14];[.$U$14];IF([.C25]=[.$V$15];[.$U$15];IF([.C25]=[.$V$17];[.$U$17];IF([.C25]=[.$V$18];[.$U$18];IF([.C25]=[.$V$19];[.$U$19];IF([.C25]=[.$V$21];[.$U$21];IF([.C25]=[.$V$22];[.$U$22];IF([.C25]=[.$V$23];[.$U$23];IF([.C25]=[.$V$24];[.$U$24];IF([.C25]=[.$V$26];[.$U$26];&quot;&quot;))))))))))))))))))">
            <text:p/>
          </table:table-cell>
          <table:table-cell table:style-name="ce21" table:formula="of:=IF([.C25]=[.$V$5];[.$U$5];IF([.C25]=[.$V$6];[.$U$6];IF([.C25]=[.$V$7];[.$U$7];IF([.C25]=[.$V$8];[.$U$8];IF([.C25]=[.$V$9];[.$U$9];IF([.C25]=[.$V$10];[.$U$10];IF([.C25]=[.$V$11];[.$U$11];IF([.C25]=[.$V$13];[.$U$13];IF([.C25]=[.$V$14];[.$U$14];IF([.C25]=[.$V$15];[.$U$15];IF([.C25]=[.$V$17];[.$U$17];IF([.C25]=[.$V$18];[.$U$18];IF([.C25]=[.$V$19];[.$U$19];IF([.C25]=[.$V$21];[.$U$21];IF([.C25]=[.$V$22];[.$U$22];IF([.C25]=[.$V$23];[.$U$23];IF([.C25]=[.$V$24];[.$U$24];IF([.C25]=[.$V$26];[.$U$26];[.C25]))))))))))))))))))" office:value-type="string" office:string-value="carte utilisée Recyclage" calcext:value-type="string">
            <text:p>carte utilisée Recyclage</text:p>
          </table:table-cell>
          <table:table-cell table:formula="of:=IF([.B2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25]=[.$V$5];[.$U$5]; IF([.E25]=[.$V$6];[.$U$6]; IF([.E25]=[.$V$7];[.$U$7]; IF([.E25]=[.$V$8];[.$U$8]; IF([.E25]=[.$V$9];[.$U$9]; IF([.E25]=[.$V$10];[.$U$10]; IF([.E25]=[.$V$11];[.$U$11]; IF([.E25]=[.$V$13];[.$U$13]; IF([.E25]=[.$V$14];[.$U$15]; IF([.E25]=[.$V$15];[.$U$14]; IF([.E25]=[.$V$17];[.$U$17]; IF([.E25]=[.$V$18];[.$U$18];  IF([.E25]=[.$V$19];[.$U$19]; IF([.E25]=[.$V$13];[.$U$13]; IF([.E25]=[.$V$14];[.$U$15]; IF([.E25]=[.$V$15];[.$U$14]; IF([.E25]=[.$V$17];[.$U$17]; IF([.E25]=[.$V$18];[.$U$18];  IF([.E25]=[.$V$19];[.$U$19]; IF([.E25]=[.$V$21];[.$U$21];IF([.E25]=[.$V$22];[.$U$22];IF([.E25]=[.$V$23];[.$U$23];IF([.E25]=[.$V$24];[.$U$24];IF([.E25]=[.$V$26];[.$U$26];[.E25]))))) ) ) ) ) ) ) ) ) ) ) ) ) ) ) ) ) ) ) )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 table:number-columns-repeated="4"/>
          <table:table-cell table:style-name="ce22" table:formula="of:=IF([.C26]=[.$V$5];[.$U$5];IF([.C26]=[.$V$6];[.$U$6];IF([.C26]=[.$V$7];[.$U$7];IF([.C26]=[.$V$8];[.$U$8];IF([.C26]=[.$V$9];[.$U$9];IF([.C26]=[.$V$10];[.$U$10];IF([.C26]=[.$V$11];[.$U$11];IF([.C26]=[.$V$13];[.$U$13];IF([.C26]=[.$V$14];[.$U$14];IF([.C26]=[.$V$15];[.$U$15];IF([.C26]=[.$V$17];[.$U$17];IF([.C26]=[.$V$18];[.$U$18];IF([.C26]=[.$V$19];[.$U$19];IF([.C26]=[.$V$21];[.$U$21];IF([.C26]=[.$V$22];[.$U$22];IF([.C26]=[.$V$23];[.$U$23];IF([.C26]=[.$V$24];[.$U$24];IF([.C26]=[.$V$26];[.$U$26];&quot;&quot;))))))))))))))))))">
            <text:p/>
          </table:table-cell>
          <table:table-cell table:style-name="ce21" table:formula="of:=IF([.C26]=[.$V$5];[.$U$5];IF([.C26]=[.$V$6];[.$U$6];IF([.C26]=[.$V$7];[.$U$7];IF([.C26]=[.$V$8];[.$U$8];IF([.C26]=[.$V$9];[.$U$9];IF([.C26]=[.$V$10];[.$U$10];IF([.C26]=[.$V$11];[.$U$11];IF([.C26]=[.$V$13];[.$U$13];IF([.C26]=[.$V$14];[.$U$14];IF([.C26]=[.$V$15];[.$U$15];IF([.C26]=[.$V$17];[.$U$17];IF([.C26]=[.$V$18];[.$U$18];IF([.C26]=[.$V$19];[.$U$19];IF([.C26]=[.$V$21];[.$U$21];IF([.C26]=[.$V$22];[.$U$22];IF([.C26]=[.$V$23];[.$U$23];IF([.C26]=[.$V$24];[.$U$24];IF([.C26]=[.$V$26];[.$U$26];[.C26]))))))))))))))))))" office:value-type="string" office:string-value="QuiPerdGagne ennemi au tour precedent" calcext:value-type="string">
            <text:p>QuiPerdGagne ennemi au tour precedent</text:p>
          </table:table-cell>
          <table:table-cell table:formula="of:=IF([.B26]=&quot;&quot;;&quot;  ---&gt;  &quot;;&quot;&quot;)">
            <text:p/>
          </table:table-cell>
          <table:table-cell table:style-name="ce35" table:formula="of:=IF([.E26]=[.$V$5];[.$U$5]; IF([.E26]=[.$V$6];[.$U$6]; IF([.E26]=[.$V$7];[.$U$7]; IF([.E26]=[.$V$8];[.$U$8]; IF([.E26]=[.$V$9];[.$U$9]; IF([.E26]=[.$V$10];[.$U$10]; IF([.E26]=[.$V$11];[.$U$11]; IF([.E26]=[.$V$13];[.$U$13]; IF([.E26]=[.$V$14];[.$U$15]; IF([.E26]=[.$V$15];[.$U$14]; IF([.E26]=[.$V$17];[.$U$17]; IF([.E26]=[.$V$18];[.$U$18];  IF([.E26]=[.$V$19];[.$U$19]; IF([.E26]=[.$V$13];[.$U$13]; IF([.E26]=[.$V$14];[.$U$15]; IF([.E26]=[.$V$15];[.$U$14]; IF([.E26]=[.$V$17];[.$U$17]; IF([.E26]=[.$V$18];[.$U$18];  IF([.E26]=[.$V$19];[.$U$19]; IF([.E26]=[.$V$21];[.$U$21];IF([.E26]=[.$V$22];[.$U$22];IF([.E26]=[.$V$23];[.$U$23];IF([.E26]=[.$V$24];[.$U$24];IF([.E26]=[.$V$26];[.$U$26];[.E26]))))) ) ) ) ) ) ) ) ) ) ) ) ) ) ) ) ) ) ) )" office:value-type="string" office:string-value="BET_ENLARGE" calcext:value-type="string">
            <text:p>BET_ENLARGE</text:p>
          </table:table-cell>
          <table:table-cell table:formula="of:=[.F26]" office:value-type="string" office:string-value="recy2" calcext:value-type="string">
            <text:p>recy2</text:p>
          </table:table-cell>
          <table:table-cell table:number-columns-repeated="5"/>
          <table:table-cell office:value-type="string" calcext:value-type="string">
            <text:p>MANA_SMALL_R</text:p>
          </table:table-cell>
          <table:table-cell office:value-type="string" calcext:value-type="string">
            <text:p>mana faible (mana &lt; SEUIL_CRITIQ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5"/>
          <table:table-cell table:style-name="ce22" table:formula="of:=IF([.C27]=[.$V$5];[.$U$5];IF([.C27]=[.$V$6];[.$U$6];IF([.C27]=[.$V$7];[.$U$7];IF([.C27]=[.$V$8];[.$U$8];IF([.C27]=[.$V$9];[.$U$9];IF([.C27]=[.$V$10];[.$U$10];IF([.C27]=[.$V$11];[.$U$11];IF([.C27]=[.$V$13];[.$U$13];IF([.C27]=[.$V$14];[.$U$14];IF([.C27]=[.$V$15];[.$U$15];IF([.C27]=[.$V$17];[.$U$17];IF([.C27]=[.$V$18];[.$U$18];IF([.C27]=[.$V$19];[.$U$19];IF([.C27]=[.$V$21];[.$U$21];IF([.C27]=[.$V$22];[.$U$22];IF([.C27]=[.$V$23];[.$U$23];IF([.C27]=[.$V$24];[.$U$24];IF([.C27]=[.$V$26];[.$U$26];&quot;&quot;))))))))))))))))))">
            <text:p/>
          </table:table-cell>
          <table:table-cell table:style-name="ce21" table:formula="of:=IF([.C27]=[.$V$5];[.$U$5];IF([.C27]=[.$V$6];[.$U$6];IF([.C27]=[.$V$7];[.$U$7];IF([.C27]=[.$V$8];[.$U$8];IF([.C27]=[.$V$9];[.$U$9];IF([.C27]=[.$V$10];[.$U$10];IF([.C27]=[.$V$11];[.$U$11];IF([.C27]=[.$V$13];[.$U$13];IF([.C27]=[.$V$14];[.$U$14];IF([.C27]=[.$V$15];[.$U$15];IF([.C27]=[.$V$17];[.$U$17];IF([.C27]=[.$V$18];[.$U$18];IF([.C27]=[.$V$19];[.$U$19];IF([.C27]=[.$V$21];[.$U$21];IF([.C27]=[.$V$22];[.$U$22];IF([.C27]=[.$V$23];[.$U$23];IF([.C27]=[.$V$24];[.$U$24];IF([.C27]=[.$V$26];[.$U$26];[.C27]))))))))))))))))))" office:value-type="string" office:string-value="BoostAttaque" calcext:value-type="string">
            <text:p>BoostAttaque</text:p>
          </table:table-cell>
          <table:table-cell table:formula="of:=IF([.B2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27]=[.$V$5];[.$U$5]; IF([.E27]=[.$V$6];[.$U$6]; IF([.E27]=[.$V$7];[.$U$7]; IF([.E27]=[.$V$8];[.$U$8]; IF([.E27]=[.$V$9];[.$U$9]; IF([.E27]=[.$V$10];[.$U$10]; IF([.E27]=[.$V$11];[.$U$11]; IF([.E27]=[.$V$13];[.$U$13]; IF([.E27]=[.$V$14];[.$U$15]; IF([.E27]=[.$V$15];[.$U$14]; IF([.E27]=[.$V$17];[.$U$17]; IF([.E27]=[.$V$18];[.$U$18];  IF([.E27]=[.$V$19];[.$U$19]; IF([.E27]=[.$V$13];[.$U$13]; IF([.E27]=[.$V$14];[.$U$15]; IF([.E27]=[.$V$15];[.$U$14]; IF([.E27]=[.$V$17];[.$U$17]; IF([.E27]=[.$V$18];[.$U$18];  IF([.E27]=[.$V$19];[.$U$19]; IF([.E27]=[.$V$21];[.$U$21];IF([.E27]=[.$V$22];[.$U$22];IF([.E27]=[.$V$23];[.$U$23];IF([.E27]=[.$V$24];[.$U$24];IF([.E27]=[.$V$26];[.$U$26];[.E27]))))) ) ) ) ) ) ) ) ) ) ) ) ) ) ) ) ) ) ) )" office:value-type="string" office:string-value="BoostAttaque" calcext:value-type="string">
            <text:p>BoostAttaque</text:p>
          </table:table-cell>
          <table:table-cell table:formula="of:=[.F2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5"/>
          <table:table-cell table:style-name="ce22" table:formula="of:=IF([.C28]=[.$V$5];[.$U$5];IF([.C28]=[.$V$6];[.$U$6];IF([.C28]=[.$V$7];[.$U$7];IF([.C28]=[.$V$8];[.$U$8];IF([.C28]=[.$V$9];[.$U$9];IF([.C28]=[.$V$10];[.$U$10];IF([.C28]=[.$V$11];[.$U$11];IF([.C28]=[.$V$13];[.$U$13];IF([.C28]=[.$V$14];[.$U$14];IF([.C28]=[.$V$15];[.$U$15];IF([.C28]=[.$V$17];[.$U$17];IF([.C28]=[.$V$18];[.$U$18];IF([.C28]=[.$V$19];[.$U$19];IF([.C28]=[.$V$21];[.$U$21];IF([.C28]=[.$V$22];[.$U$22];IF([.C28]=[.$V$23];[.$U$23];IF([.C28]=[.$V$24];[.$U$24];IF([.C28]=[.$V$26];[.$U$26];&quot;&quot;))))))))))))))))))">
            <text:p/>
          </table:table-cell>
          <table:table-cell table:style-name="ce21" table:formula="of:=IF([.C28]=[.$V$5];[.$U$5];IF([.C28]=[.$V$6];[.$U$6];IF([.C28]=[.$V$7];[.$U$7];IF([.C28]=[.$V$8];[.$U$8];IF([.C28]=[.$V$9];[.$U$9];IF([.C28]=[.$V$10];[.$U$10];IF([.C28]=[.$V$11];[.$U$11];IF([.C28]=[.$V$13];[.$U$13];IF([.C28]=[.$V$14];[.$U$14];IF([.C28]=[.$V$15];[.$U$15];IF([.C28]=[.$V$17];[.$U$17];IF([.C28]=[.$V$18];[.$U$18];IF([.C28]=[.$V$19];[.$U$19];IF([.C28]=[.$V$21];[.$U$21];IF([.C28]=[.$V$22];[.$U$22];IF([.C28]=[.$V$23];[.$U$23];IF([.C28]=[.$V$24];[.$U$24];IF([.C28]=[.$V$26];[.$U$26];[.C28]))))))))))))))))))" office:value-type="string" office:string-value="DoubleDose" calcext:value-type="string">
            <text:p>DoubleDose</text:p>
          </table:table-cell>
          <table:table-cell table:formula="of:=IF([.B28]=&quot;&quot;;&quot;  ---&gt;  &quot;;&quot;&quot;)">
            <text:p/>
          </table:table-cell>
          <table:table-cell table:style-name="ce35" table:formula="of:=IF([.E28]=[.$V$5];[.$U$5]; IF([.E28]=[.$V$6];[.$U$6]; IF([.E28]=[.$V$7];[.$U$7]; IF([.E28]=[.$V$8];[.$U$8]; IF([.E28]=[.$V$9];[.$U$9]; IF([.E28]=[.$V$10];[.$U$10]; IF([.E28]=[.$V$11];[.$U$11]; IF([.E28]=[.$V$13];[.$U$13]; IF([.E28]=[.$V$14];[.$U$15]; IF([.E28]=[.$V$15];[.$U$14]; IF([.E28]=[.$V$17];[.$U$17]; IF([.E28]=[.$V$18];[.$U$18];  IF([.E28]=[.$V$19];[.$U$19]; IF([.E28]=[.$V$13];[.$U$13]; IF([.E28]=[.$V$14];[.$U$15]; IF([.E28]=[.$V$15];[.$U$14]; IF([.E28]=[.$V$17];[.$U$17]; IF([.E28]=[.$V$18];[.$U$18];  IF([.E28]=[.$V$19];[.$U$19]; IF([.E28]=[.$V$21];[.$U$21];IF([.E28]=[.$V$22];[.$U$22];IF([.E28]=[.$V$23];[.$U$23];IF([.E28]=[.$V$24];[.$U$24];IF([.E28]=[.$V$26];[.$U$26];[.E28]))))) ) ) ) ) ) ) ) ) ) ) ) ) ) ) ) ) ) ) )" office:value-type="string" office:string-value="DoubleDose" calcext:value-type="string">
            <text:p>DoubleDose</text:p>
          </table:table-cell>
          <table:table-cell table:formula="of:=[.F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 table:number-columns-repeated="4"/>
          <table:table-cell table:style-name="ce22" table:formula="of:=IF([.C29]=[.$V$5];[.$U$5];IF([.C29]=[.$V$6];[.$U$6];IF([.C29]=[.$V$7];[.$U$7];IF([.C29]=[.$V$8];[.$U$8];IF([.C29]=[.$V$9];[.$U$9];IF([.C29]=[.$V$10];[.$U$10];IF([.C29]=[.$V$11];[.$U$11];IF([.C29]=[.$V$13];[.$U$13];IF([.C29]=[.$V$14];[.$U$14];IF([.C29]=[.$V$15];[.$U$15];IF([.C29]=[.$V$17];[.$U$17];IF([.C29]=[.$V$18];[.$U$18];IF([.C29]=[.$V$19];[.$U$19];IF([.C29]=[.$V$21];[.$U$21];IF([.C29]=[.$V$22];[.$U$22];IF([.C29]=[.$V$23];[.$U$23];IF([.C29]=[.$V$24];[.$U$24];IF([.C29]=[.$V$26];[.$U$26];&quot;&quot;))))))))))))))))))">
            <text:p/>
          </table:table-cell>
          <table:table-cell table:style-name="ce21" table:formula="of:=IF([.C29]=[.$V$5];[.$U$5];IF([.C29]=[.$V$6];[.$U$6];IF([.C29]=[.$V$7];[.$U$7];IF([.C29]=[.$V$8];[.$U$8];IF([.C29]=[.$V$9];[.$U$9];IF([.C29]=[.$V$10];[.$U$10];IF([.C29]=[.$V$11];[.$U$11];IF([.C29]=[.$V$13];[.$U$13];IF([.C29]=[.$V$14];[.$U$14];IF([.C29]=[.$V$15];[.$U$15];IF([.C29]=[.$V$17];[.$U$17];IF([.C29]=[.$V$18];[.$U$18];IF([.C29]=[.$V$19];[.$U$19];IF([.C29]=[.$V$21];[.$U$21];IF([.C29]=[.$V$22];[.$U$22];IF([.C29]=[.$V$23];[.$U$23];IF([.C29]=[.$V$24];[.$U$24];IF([.C29]=[.$V$26];[.$U$26];[.C29]))))))))))))))))))" office:value-type="float" office:value="0" calcext:value-type="float">
            <text:p>0</text:p>
          </table:table-cell>
          <table:table-cell table:formula="of:=IF([.B29]=&quot;&quot;;&quot;  ---&gt;  &quot;;&quot;&quot;)">
            <text:p/>
          </table:table-cell>
          <table:table-cell table:style-name="ce35" table:formula="of:=IF([.E29]=[.$V$5];[.$U$5]; IF([.E29]=[.$V$6];[.$U$6]; IF([.E29]=[.$V$7];[.$U$7]; IF([.E29]=[.$V$8];[.$U$8]; IF([.E29]=[.$V$9];[.$U$9]; IF([.E29]=[.$V$10];[.$U$10]; IF([.E29]=[.$V$11];[.$U$11]; IF([.E29]=[.$V$13];[.$U$13]; IF([.E29]=[.$V$14];[.$U$15]; IF([.E29]=[.$V$15];[.$U$14]; IF([.E29]=[.$V$17];[.$U$17]; IF([.E29]=[.$V$18];[.$U$18];  IF([.E29]=[.$V$19];[.$U$19]; IF([.E29]=[.$V$13];[.$U$13]; IF([.E29]=[.$V$14];[.$U$15]; IF([.E29]=[.$V$15];[.$U$14]; IF([.E29]=[.$V$17];[.$U$17]; IF([.E29]=[.$V$18];[.$U$18];  IF([.E29]=[.$V$19];[.$U$19]; IF([.E29]=[.$V$21];[.$U$21];IF([.E29]=[.$V$22];[.$U$22];IF([.E29]=[.$V$23];[.$U$23];IF([.E29]=[.$V$24];[.$U$24];IF([.E29]=[.$V$26];[.$U$26];[.E29]))))) ) ) ) ) ) ) ) ) ) ) ) ) ) ) ) ) ) ) )" office:value-type="string" office:string-value="BET_SMALL" calcext:value-type="string">
            <text:p>BET_SMALL</text:p>
          </table:table-cell>
          <table:table-cell table:formula="of:=[.F29]" office:value-type="string" office:string-value="boostDouble" calcext:value-type="string">
            <text:p>boost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7"/>
          <table:table-cell table:style-name="ce22" table:formula="of:=IF([.C30]=[.$V$5];[.$U$5];IF([.C30]=[.$V$6];[.$U$6];IF([.C30]=[.$V$7];[.$U$7];IF([.C30]=[.$V$8];[.$U$8];IF([.C30]=[.$V$9];[.$U$9];IF([.C30]=[.$V$10];[.$U$10];IF([.C30]=[.$V$11];[.$U$11];IF([.C30]=[.$V$13];[.$U$13];IF([.C30]=[.$V$14];[.$U$14];IF([.C30]=[.$V$15];[.$U$15];IF([.C30]=[.$V$17];[.$U$17];IF([.C30]=[.$V$18];[.$U$18];IF([.C30]=[.$V$19];[.$U$19];IF([.C30]=[.$V$21];[.$U$21];IF([.C30]=[.$V$22];[.$U$22];IF([.C30]=[.$V$23];[.$U$23];IF([.C30]=[.$V$24];[.$U$24];IF([.C30]=[.$V$26];[.$U$26];&quot;&quot;))))))))))))))))))">
            <text:p/>
          </table:table-cell>
          <table:table-cell table:style-name="ce21" table:formula="of:=IF([.C30]=[.$V$5];[.$U$5];IF([.C30]=[.$V$6];[.$U$6];IF([.C30]=[.$V$7];[.$U$7];IF([.C30]=[.$V$8];[.$U$8];IF([.C30]=[.$V$9];[.$U$9];IF([.C30]=[.$V$10];[.$U$10];IF([.C30]=[.$V$11];[.$U$11];IF([.C30]=[.$V$13];[.$U$13];IF([.C30]=[.$V$14];[.$U$14];IF([.C30]=[.$V$15];[.$U$15];IF([.C30]=[.$V$17];[.$U$17];IF([.C30]=[.$V$18];[.$U$18];IF([.C30]=[.$V$19];[.$U$19];IF([.C30]=[.$V$21];[.$U$21];IF([.C30]=[.$V$22];[.$U$22];IF([.C30]=[.$V$23];[.$U$23];IF([.C30]=[.$V$24];[.$U$24];IF([.C30]=[.$V$26];[.$U$26];[.C30]))))))))))))))))))" office:value-type="string" office:string-value="BoostAttaque" calcext:value-type="string">
            <text:p>BoostAttaque</text:p>
          </table:table-cell>
          <table:table-cell table:formula="of:=IF([.B3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30]=[.$V$5];[.$U$5]; IF([.E30]=[.$V$6];[.$U$6]; IF([.E30]=[.$V$7];[.$U$7]; IF([.E30]=[.$V$8];[.$U$8]; IF([.E30]=[.$V$9];[.$U$9]; IF([.E30]=[.$V$10];[.$U$10]; IF([.E30]=[.$V$11];[.$U$11]; IF([.E30]=[.$V$13];[.$U$13]; IF([.E30]=[.$V$14];[.$U$15]; IF([.E30]=[.$V$15];[.$U$14]; IF([.E30]=[.$V$17];[.$U$17]; IF([.E30]=[.$V$18];[.$U$18];  IF([.E30]=[.$V$19];[.$U$19]; IF([.E30]=[.$V$13];[.$U$13]; IF([.E30]=[.$V$14];[.$U$15]; IF([.E30]=[.$V$15];[.$U$14]; IF([.E30]=[.$V$17];[.$U$17]; IF([.E30]=[.$V$18];[.$U$18];  IF([.E30]=[.$V$19];[.$U$19]; IF([.E30]=[.$V$21];[.$U$21];IF([.E30]=[.$V$22];[.$U$22];IF([.E30]=[.$V$23];[.$U$23];IF([.E30]=[.$V$24];[.$U$24];IF([.E30]=[.$V$26];[.$U$26];[.E30]))))) ) ) ) ) ) ) ) ) ) ) ) ) ) ) ) ) ) ) )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5"/>
          <table:table-cell table:style-name="ce22" table:formula="of:=IF([.C31]=[.$V$5];[.$U$5];IF([.C31]=[.$V$6];[.$U$6];IF([.C31]=[.$V$7];[.$U$7];IF([.C31]=[.$V$8];[.$U$8];IF([.C31]=[.$V$9];[.$U$9];IF([.C31]=[.$V$10];[.$U$10];IF([.C31]=[.$V$11];[.$U$11];IF([.C31]=[.$V$13];[.$U$13];IF([.C31]=[.$V$14];[.$U$14];IF([.C31]=[.$V$15];[.$U$15];IF([.C31]=[.$V$17];[.$U$17];IF([.C31]=[.$V$18];[.$U$18];IF([.C31]=[.$V$19];[.$U$19];IF([.C31]=[.$V$21];[.$U$21];IF([.C31]=[.$V$22];[.$U$22];IF([.C31]=[.$V$23];[.$U$23];IF([.C31]=[.$V$24];[.$U$24];IF([.C31]=[.$V$26];[.$U$26];&quot;&quot;))))))))))))))))))" office:value-type="string" office:string-value="BEGIN_NOT" calcext:value-type="string">
            <text:p>BEGIN_NOT</text:p>
          </table:table-cell>
          <table:table-cell table:style-name="ce21" table:formula="of:=IF([.C31]=[.$V$5];[.$U$5];IF([.C31]=[.$V$6];[.$U$6];IF([.C31]=[.$V$7];[.$U$7];IF([.C31]=[.$V$8];[.$U$8];IF([.C31]=[.$V$9];[.$U$9];IF([.C31]=[.$V$10];[.$U$10];IF([.C31]=[.$V$11];[.$U$11];IF([.C31]=[.$V$13];[.$U$13];IF([.C31]=[.$V$14];[.$U$14];IF([.C31]=[.$V$15];[.$U$15];IF([.C31]=[.$V$17];[.$U$17];IF([.C31]=[.$V$18];[.$U$18];IF([.C31]=[.$V$19];[.$U$19];IF([.C31]=[.$V$21];[.$U$21];IF([.C31]=[.$V$22];[.$U$22];IF([.C31]=[.$V$23];[.$U$23];IF([.C31]=[.$V$24];[.$U$24];IF([.C31]=[.$V$26];[.$U$26];[.C31]))))))))))))))))))" office:value-type="string" office:string-value="BEGIN_NOT" calcext:value-type="string">
            <text:p>BEGIN_NOT</text:p>
          </table:table-cell>
          <table:table-cell table:formula="of:=IF([.B31]=&quot;&quot;;&quot;  ---&gt;  &quot;;&quot;&quot;)">
            <text:p/>
          </table:table-cell>
          <table:table-cell table:style-name="ce35" table:formula="of:=IF([.E31]=[.$V$5];[.$U$5]; IF([.E31]=[.$V$6];[.$U$6]; IF([.E31]=[.$V$7];[.$U$7]; IF([.E31]=[.$V$8];[.$U$8]; IF([.E31]=[.$V$9];[.$U$9]; IF([.E31]=[.$V$10];[.$U$10]; IF([.E31]=[.$V$11];[.$U$11]; IF([.E31]=[.$V$13];[.$U$13]; IF([.E31]=[.$V$14];[.$U$15]; IF([.E31]=[.$V$15];[.$U$14]; IF([.E31]=[.$V$17];[.$U$17]; IF([.E31]=[.$V$18];[.$U$18];  IF([.E31]=[.$V$19];[.$U$19]; IF([.E31]=[.$V$13];[.$U$13]; IF([.E31]=[.$V$14];[.$U$15]; IF([.E31]=[.$V$15];[.$U$14]; IF([.E31]=[.$V$17];[.$U$17]; IF([.E31]=[.$V$18];[.$U$18];  IF([.E31]=[.$V$19];[.$U$19]; IF([.E31]=[.$V$21];[.$U$21];IF([.E31]=[.$V$22];[.$U$22];IF([.E31]=[.$V$23];[.$U$23];IF([.E31]=[.$V$24];[.$U$24];IF([.E31]=[.$V$26];[.$U$26];[.E31]))))) ) ) ) ) ) ) ) ) ) ) ) ) ) ) ) ) ) ) )" office:value-type="string" office:string-value="BoostAttaque" calcext:value-type="string">
            <text:p>BoostAttaque</text:p>
          </table:table-cell>
          <table:table-cell table:formula="of:=[.F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 table:number-columns-repeated="4"/>
          <table:table-cell table:style-name="ce22" table:formula="of:=IF([.C32]=[.$V$5];[.$U$5];IF([.C32]=[.$V$6];[.$U$6];IF([.C32]=[.$V$7];[.$U$7];IF([.C32]=[.$V$8];[.$U$8];IF([.C32]=[.$V$9];[.$U$9];IF([.C32]=[.$V$10];[.$U$10];IF([.C32]=[.$V$11];[.$U$11];IF([.C32]=[.$V$13];[.$U$13];IF([.C32]=[.$V$14];[.$U$14];IF([.C32]=[.$V$15];[.$U$15];IF([.C32]=[.$V$17];[.$U$17];IF([.C32]=[.$V$18];[.$U$18];IF([.C32]=[.$V$19];[.$U$19];IF([.C32]=[.$V$21];[.$U$21];IF([.C32]=[.$V$22];[.$U$22];IF([.C32]=[.$V$23];[.$U$23];IF([.C32]=[.$V$24];[.$U$24];IF([.C32]=[.$V$26];[.$U$26];&quot;&quot;))))))))))))))))))" office:value-type="string" office:string-value="MANA_SMALL_R" calcext:value-type="string">
            <text:p>MANA_SMALL_R</text:p>
          </table:table-cell>
          <table:table-cell table:style-name="ce21" table:formula="of:=IF([.C32]=[.$V$5];[.$U$5];IF([.C32]=[.$V$6];[.$U$6];IF([.C32]=[.$V$7];[.$U$7];IF([.C32]=[.$V$8];[.$U$8];IF([.C32]=[.$V$9];[.$U$9];IF([.C32]=[.$V$10];[.$U$10];IF([.C32]=[.$V$11];[.$U$11];IF([.C32]=[.$V$13];[.$U$13];IF([.C32]=[.$V$14];[.$U$14];IF([.C32]=[.$V$15];[.$U$15];IF([.C32]=[.$V$17];[.$U$17];IF([.C32]=[.$V$18];[.$U$18];IF([.C32]=[.$V$19];[.$U$19];IF([.C32]=[.$V$21];[.$U$21];IF([.C32]=[.$V$22];[.$U$22];IF([.C32]=[.$V$23];[.$U$23];IF([.C32]=[.$V$24];[.$U$24];IF([.C32]=[.$V$26];[.$U$26];[.C32]))))))))))))))))))" office:value-type="string" office:string-value="MANA_SMALL_R" calcext:value-type="string">
            <text:p>MANA_SMALL_R</text:p>
          </table:table-cell>
          <table:table-cell table:formula="of:=IF([.B32]=&quot;&quot;;&quot;  ---&gt;  &quot;;&quot;&quot;)">
            <text:p/>
          </table:table-cell>
          <table:table-cell table:style-name="ce35" table:formula="of:=IF([.E32]=[.$V$5];[.$U$5]; IF([.E32]=[.$V$6];[.$U$6]; IF([.E32]=[.$V$7];[.$U$7]; IF([.E32]=[.$V$8];[.$U$8]; IF([.E32]=[.$V$9];[.$U$9]; IF([.E32]=[.$V$10];[.$U$10]; IF([.E32]=[.$V$11];[.$U$11]; IF([.E32]=[.$V$13];[.$U$13]; IF([.E32]=[.$V$14];[.$U$15]; IF([.E32]=[.$V$15];[.$U$14]; IF([.E32]=[.$V$17];[.$U$17]; IF([.E32]=[.$V$18];[.$U$18];  IF([.E32]=[.$V$19];[.$U$19]; IF([.E32]=[.$V$13];[.$U$13]; IF([.E32]=[.$V$14];[.$U$15]; IF([.E32]=[.$V$15];[.$U$14]; IF([.E32]=[.$V$17];[.$U$17]; IF([.E32]=[.$V$18];[.$U$18];  IF([.E32]=[.$V$19];[.$U$19]; IF([.E32]=[.$V$21];[.$U$21];IF([.E32]=[.$V$22];[.$U$22];IF([.E32]=[.$V$23];[.$U$23];IF([.E32]=[.$V$24];[.$U$24];IF([.E32]=[.$V$26];[.$U$26];[.E32]))))) ) ) ) ) ) ) ) ) ) ) ) ) ) ) ) ) ) ) )" office:value-type="string" office:string-value="BET_1" calcext:value-type="string">
            <text:p>BET_1</text:p>
          </table:table-cell>
          <table:table-cell table:formula="of:=[.F32]" office:value-type="string" office:string-value="boost" calcext:value-type="string">
            <text:p>boo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7"/>
          <table:table-cell table:style-name="ce22" table:formula="of:=IF([.C33]=[.$V$5];[.$U$5];IF([.C33]=[.$V$6];[.$U$6];IF([.C33]=[.$V$7];[.$U$7];IF([.C33]=[.$V$8];[.$U$8];IF([.C33]=[.$V$9];[.$U$9];IF([.C33]=[.$V$10];[.$U$10];IF([.C33]=[.$V$11];[.$U$11];IF([.C33]=[.$V$13];[.$U$13];IF([.C33]=[.$V$14];[.$U$14];IF([.C33]=[.$V$15];[.$U$15];IF([.C33]=[.$V$17];[.$U$17];IF([.C33]=[.$V$18];[.$U$18];IF([.C33]=[.$V$19];[.$U$19];IF([.C33]=[.$V$21];[.$U$21];IF([.C33]=[.$V$22];[.$U$22];IF([.C33]=[.$V$23];[.$U$23];IF([.C33]=[.$V$24];[.$U$24];IF([.C33]=[.$V$26];[.$U$26];&quot;&quot;))))))))))))))))))">
            <text:p/>
          </table:table-cell>
          <table:table-cell table:style-name="ce21" table:formula="of:=IF([.C33]=[.$V$5];[.$U$5];IF([.C33]=[.$V$6];[.$U$6];IF([.C33]=[.$V$7];[.$U$7];IF([.C33]=[.$V$8];[.$U$8];IF([.C33]=[.$V$9];[.$U$9];IF([.C33]=[.$V$10];[.$U$10];IF([.C33]=[.$V$11];[.$U$11];IF([.C33]=[.$V$13];[.$U$13];IF([.C33]=[.$V$14];[.$U$14];IF([.C33]=[.$V$15];[.$U$15];IF([.C33]=[.$V$17];[.$U$17];IF([.C33]=[.$V$18];[.$U$18];IF([.C33]=[.$V$19];[.$U$19];IF([.C33]=[.$V$21];[.$U$21];IF([.C33]=[.$V$22];[.$U$22];IF([.C33]=[.$V$23];[.$U$23];IF([.C33]=[.$V$24];[.$U$24];IF([.C33]=[.$V$26];[.$U$26];[.C33]))))))))))))))))))" office:value-type="string" office:string-value="QuiPerdGagne" calcext:value-type="string">
            <text:p>QuiPerdGagne</text:p>
          </table:table-cell>
          <table:table-cell table:formula="of:=IF([.B3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33]=[.$V$5];[.$U$5]; IF([.E33]=[.$V$6];[.$U$6]; IF([.E33]=[.$V$7];[.$U$7]; IF([.E33]=[.$V$8];[.$U$8]; IF([.E33]=[.$V$9];[.$U$9]; IF([.E33]=[.$V$10];[.$U$10]; IF([.E33]=[.$V$11];[.$U$11]; IF([.E33]=[.$V$13];[.$U$13]; IF([.E33]=[.$V$14];[.$U$15]; IF([.E33]=[.$V$15];[.$U$14]; IF([.E33]=[.$V$17];[.$U$17]; IF([.E33]=[.$V$18];[.$U$18];  IF([.E33]=[.$V$19];[.$U$19]; IF([.E33]=[.$V$13];[.$U$13]; IF([.E33]=[.$V$14];[.$U$15]; IF([.E33]=[.$V$15];[.$U$14]; IF([.E33]=[.$V$17];[.$U$17]; IF([.E33]=[.$V$18];[.$U$18];  IF([.E33]=[.$V$19];[.$U$19]; IF([.E33]=[.$V$21];[.$U$21];IF([.E33]=[.$V$22];[.$U$22];IF([.E33]=[.$V$23];[.$U$23];IF([.E33]=[.$V$24];[.$U$24];IF([.E33]=[.$V$26];[.$U$26];[.E33]))))) ) ) ) ) ) ) ) ) ) ) ) ) ) ) ) ) ) ) )"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 table:number-columns-repeated="4"/>
          <table:table-cell table:style-name="ce22" table:formula="of:=IF([.C34]=[.$V$5];[.$U$5];IF([.C34]=[.$V$6];[.$U$6];IF([.C34]=[.$V$7];[.$U$7];IF([.C34]=[.$V$8];[.$U$8];IF([.C34]=[.$V$9];[.$U$9];IF([.C34]=[.$V$10];[.$U$10];IF([.C34]=[.$V$11];[.$U$11];IF([.C34]=[.$V$13];[.$U$13];IF([.C34]=[.$V$14];[.$U$14];IF([.C34]=[.$V$15];[.$U$15];IF([.C34]=[.$V$17];[.$U$17];IF([.C34]=[.$V$18];[.$U$18];IF([.C34]=[.$V$19];[.$U$19];IF([.C34]=[.$V$21];[.$U$21];IF([.C34]=[.$V$22];[.$U$22];IF([.C34]=[.$V$23];[.$U$23];IF([.C34]=[.$V$24];[.$U$24];IF([.C34]=[.$V$26];[.$U$26];&quot;&quot;))))))))))))))))))" office:value-type="string" office:string-value="MANA_SMALL_R" calcext:value-type="string">
            <text:p>MANA_SMALL_R</text:p>
          </table:table-cell>
          <table:table-cell table:style-name="ce21" table:formula="of:=IF([.C34]=[.$V$5];[.$U$5];IF([.C34]=[.$V$6];[.$U$6];IF([.C34]=[.$V$7];[.$U$7];IF([.C34]=[.$V$8];[.$U$8];IF([.C34]=[.$V$9];[.$U$9];IF([.C34]=[.$V$10];[.$U$10];IF([.C34]=[.$V$11];[.$U$11];IF([.C34]=[.$V$13];[.$U$13];IF([.C34]=[.$V$14];[.$U$14];IF([.C34]=[.$V$15];[.$U$15];IF([.C34]=[.$V$17];[.$U$17];IF([.C34]=[.$V$18];[.$U$18];IF([.C34]=[.$V$19];[.$U$19];IF([.C34]=[.$V$21];[.$U$21];IF([.C34]=[.$V$22];[.$U$22];IF([.C34]=[.$V$23];[.$U$23];IF([.C34]=[.$V$24];[.$U$24];IF([.C34]=[.$V$26];[.$U$26];[.C34]))))))))))))))))))" office:value-type="string" office:string-value="MANA_SMALL_R" calcext:value-type="string">
            <text:p>MANA_SMALL_R</text:p>
          </table:table-cell>
          <table:table-cell table:formula="of:=IF([.B34]=&quot;&quot;;&quot;  ---&gt;  &quot;;&quot;&quot;)">
            <text:p/>
          </table:table-cell>
          <table:table-cell table:style-name="ce35" table:formula="of:=IF([.E34]=[.$V$5];[.$U$5]; IF([.E34]=[.$V$6];[.$U$6]; IF([.E34]=[.$V$7];[.$U$7]; IF([.E34]=[.$V$8];[.$U$8]; IF([.E34]=[.$V$9];[.$U$9]; IF([.E34]=[.$V$10];[.$U$10]; IF([.E34]=[.$V$11];[.$U$11]; IF([.E34]=[.$V$13];[.$U$13]; IF([.E34]=[.$V$14];[.$U$15]; IF([.E34]=[.$V$15];[.$U$14]; IF([.E34]=[.$V$17];[.$U$17]; IF([.E34]=[.$V$18];[.$U$18];  IF([.E34]=[.$V$19];[.$U$19]; IF([.E34]=[.$V$13];[.$U$13]; IF([.E34]=[.$V$14];[.$U$15]; IF([.E34]=[.$V$15];[.$U$14]; IF([.E34]=[.$V$17];[.$U$17]; IF([.E34]=[.$V$18];[.$U$18];  IF([.E34]=[.$V$19];[.$U$19]; IF([.E34]=[.$V$21];[.$U$21];IF([.E34]=[.$V$22];[.$U$22];IF([.E34]=[.$V$23];[.$U$23];IF([.E34]=[.$V$24];[.$U$24];IF([.E34]=[.$V$26];[.$U$26];[.E34]))))) ) ) ) ) ) ) ) ) ) ) ) ) ) ) ) ) ) ) )" office:value-type="string" office:string-value="BET_1" calcext:value-type="string">
            <text:p>BET_1</text:p>
          </table:table-cell>
          <table:table-cell table:formula="of:=[.F34]" office:value-type="string" office:string-value="qpg" calcext:value-type="string">
            <text:p>qp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22" table:formula="of:=IF([.C35]=[.$V$5];[.$U$5];IF([.C35]=[.$V$6];[.$U$6];IF([.C35]=[.$V$7];[.$U$7];IF([.C35]=[.$V$8];[.$U$8];IF([.C35]=[.$V$9];[.$U$9];IF([.C35]=[.$V$10];[.$U$10];IF([.C35]=[.$V$11];[.$U$11];IF([.C35]=[.$V$13];[.$U$13];IF([.C35]=[.$V$14];[.$U$14];IF([.C35]=[.$V$15];[.$U$15];IF([.C35]=[.$V$17];[.$U$17];IF([.C35]=[.$V$18];[.$U$18];IF([.C35]=[.$V$19];[.$U$19];IF([.C35]=[.$V$21];[.$U$21];IF([.C35]=[.$V$22];[.$U$22];IF([.C35]=[.$V$23];[.$U$23];IF([.C35]=[.$V$24];[.$U$24];IF([.C35]=[.$V$26];[.$U$26];&quot;&quot;))))))))))))))))))">
            <text:p/>
          </table:table-cell>
          <table:table-cell table:style-name="ce21" table:formula="of:=IF([.C35]=[.$V$5];[.$U$5];IF([.C35]=[.$V$6];[.$U$6];IF([.C35]=[.$V$7];[.$U$7];IF([.C35]=[.$V$8];[.$U$8];IF([.C35]=[.$V$9];[.$U$9];IF([.C35]=[.$V$10];[.$U$10];IF([.C35]=[.$V$11];[.$U$11];IF([.C35]=[.$V$13];[.$U$13];IF([.C35]=[.$V$14];[.$U$14];IF([.C35]=[.$V$15];[.$U$15];IF([.C35]=[.$V$17];[.$U$17];IF([.C35]=[.$V$18];[.$U$18];IF([.C35]=[.$V$19];[.$U$19];IF([.C35]=[.$V$21];[.$U$21];IF([.C35]=[.$V$22];[.$U$22];IF([.C35]=[.$V$23];[.$U$23];IF([.C35]=[.$V$24];[.$U$24];IF([.C35]=[.$V$26];[.$U$26];[.C35]))))))))))))))))))" office:value-type="string" office:string-value="QuiPerdGagne au tour precedent" calcext:value-type="string">
            <text:p>QuiPerdGagne au tour precedent</text:p>
          </table:table-cell>
          <table:table-cell table:formula="of:=IF([.B3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35]=[.$V$5];[.$U$5]; IF([.E35]=[.$V$6];[.$U$6]; IF([.E35]=[.$V$7];[.$U$7]; IF([.E35]=[.$V$8];[.$U$8]; IF([.E35]=[.$V$9];[.$U$9]; IF([.E35]=[.$V$10];[.$U$10]; IF([.E35]=[.$V$11];[.$U$11]; IF([.E35]=[.$V$13];[.$U$13]; IF([.E35]=[.$V$14];[.$U$15]; IF([.E35]=[.$V$15];[.$U$14]; IF([.E35]=[.$V$17];[.$U$17]; IF([.E35]=[.$V$18];[.$U$18];  IF([.E35]=[.$V$19];[.$U$19]; IF([.E35]=[.$V$13];[.$U$13]; IF([.E35]=[.$V$14];[.$U$15]; IF([.E35]=[.$V$15];[.$U$14]; IF([.E35]=[.$V$17];[.$U$17]; IF([.E35]=[.$V$18];[.$U$18];  IF([.E35]=[.$V$19];[.$U$19]; IF([.E35]=[.$V$21];[.$U$21];IF([.E35]=[.$V$22];[.$U$22];IF([.E35]=[.$V$23];[.$U$23];IF([.E35]=[.$V$24];[.$U$24];IF([.E35]=[.$V$26];[.$U$26];[.E35]))))) ) ) ) ) ) ) ) ) ) ) ) ) ) ) ) ) ) ) )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4"/>
          <table:table-cell table:style-name="ce22" table:formula="of:=IF([.C36]=[.$V$5];[.$U$5];IF([.C36]=[.$V$6];[.$U$6];IF([.C36]=[.$V$7];[.$U$7];IF([.C36]=[.$V$8];[.$U$8];IF([.C36]=[.$V$9];[.$U$9];IF([.C36]=[.$V$10];[.$U$10];IF([.C36]=[.$V$11];[.$U$11];IF([.C36]=[.$V$13];[.$U$13];IF([.C36]=[.$V$14];[.$U$14];IF([.C36]=[.$V$15];[.$U$15];IF([.C36]=[.$V$17];[.$U$17];IF([.C36]=[.$V$18];[.$U$18];IF([.C36]=[.$V$19];[.$U$19];IF([.C36]=[.$V$21];[.$U$21];IF([.C36]=[.$V$22];[.$U$22];IF([.C36]=[.$V$23];[.$U$23];IF([.C36]=[.$V$24];[.$U$24];IF([.C36]=[.$V$26];[.$U$26];&quot;&quot;))))))))))))))))))">
            <text:p/>
          </table:table-cell>
          <table:table-cell table:style-name="ce21" table:formula="of:=IF([.C36]=[.$V$5];[.$U$5];IF([.C36]=[.$V$6];[.$U$6];IF([.C36]=[.$V$7];[.$U$7];IF([.C36]=[.$V$8];[.$U$8];IF([.C36]=[.$V$9];[.$U$9];IF([.C36]=[.$V$10];[.$U$10];IF([.C36]=[.$V$11];[.$U$11];IF([.C36]=[.$V$13];[.$U$13];IF([.C36]=[.$V$14];[.$U$14];IF([.C36]=[.$V$15];[.$U$15];IF([.C36]=[.$V$17];[.$U$17];IF([.C36]=[.$V$18];[.$U$18];IF([.C36]=[.$V$19];[.$U$19];IF([.C36]=[.$V$21];[.$U$21];IF([.C36]=[.$V$22];[.$U$22];IF([.C36]=[.$V$23];[.$U$23];IF([.C36]=[.$V$24];[.$U$24];IF([.C36]=[.$V$26];[.$U$26];[.C36]))))))))))))))))))" office:value-type="string" office:string-value="Mutisme" calcext:value-type="string">
            <text:p>Mutisme</text:p>
          </table:table-cell>
          <table:table-cell table:formula="of:=IF([.B36]=&quot;&quot;;&quot;  ---&gt;  &quot;;&quot;&quot;)">
            <text:p/>
          </table:table-cell>
          <table:table-cell table:style-name="ce35" table:formula="of:=IF([.E36]=[.$V$5];[.$U$5]; IF([.E36]=[.$V$6];[.$U$6]; IF([.E36]=[.$V$7];[.$U$7]; IF([.E36]=[.$V$8];[.$U$8]; IF([.E36]=[.$V$9];[.$U$9]; IF([.E36]=[.$V$10];[.$U$10]; IF([.E36]=[.$V$11];[.$U$11]; IF([.E36]=[.$V$13];[.$U$13]; IF([.E36]=[.$V$14];[.$U$15]; IF([.E36]=[.$V$15];[.$U$14]; IF([.E36]=[.$V$17];[.$U$17]; IF([.E36]=[.$V$18];[.$U$18];  IF([.E36]=[.$V$19];[.$U$19]; IF([.E36]=[.$V$13];[.$U$13]; IF([.E36]=[.$V$14];[.$U$15]; IF([.E36]=[.$V$15];[.$U$14]; IF([.E36]=[.$V$17];[.$U$17]; IF([.E36]=[.$V$18];[.$U$18];  IF([.E36]=[.$V$19];[.$U$19]; IF([.E36]=[.$V$21];[.$U$21];IF([.E36]=[.$V$22];[.$U$22];IF([.E36]=[.$V$23];[.$U$23];IF([.E36]=[.$V$24];[.$U$24];IF([.E36]=[.$V$26];[.$U$26];[.E36]))))) ) ) ) ) ) ) ) ) ) ) ) ) ) ) ) ) ) ) )" office:value-type="string" office:string-value="Mustisme" calcext:value-type="string">
            <text:p>Mustisme</text:p>
          </table:table-cell>
          <table:table-cell table:formula="of:=[.F36]" office:value-type="string" office:string-value="qpgAfter1" calcext:value-type="string">
            <text:p>qpgAfter1</text:p>
          </table:table-cell>
          <table:table-cell table:number-columns-repeated="8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22" table:formula="of:=IF([.C37]=[.$V$5];[.$U$5];IF([.C37]=[.$V$6];[.$U$6];IF([.C37]=[.$V$7];[.$U$7];IF([.C37]=[.$V$8];[.$U$8];IF([.C37]=[.$V$9];[.$U$9];IF([.C37]=[.$V$10];[.$U$10];IF([.C37]=[.$V$11];[.$U$11];IF([.C37]=[.$V$13];[.$U$13];IF([.C37]=[.$V$14];[.$U$14];IF([.C37]=[.$V$15];[.$U$15];IF([.C37]=[.$V$17];[.$U$17];IF([.C37]=[.$V$18];[.$U$18];IF([.C37]=[.$V$19];[.$U$19];IF([.C37]=[.$V$21];[.$U$21];IF([.C37]=[.$V$22];[.$U$22];IF([.C37]=[.$V$23];[.$U$23];IF([.C37]=[.$V$24];[.$U$24];IF([.C37]=[.$V$26];[.$U$26];&quot;&quot;))))))))))))))))))">
            <text:p/>
          </table:table-cell>
          <table:table-cell table:style-name="ce21" table:formula="of:=IF([.C37]=[.$V$5];[.$U$5];IF([.C37]=[.$V$6];[.$U$6];IF([.C37]=[.$V$7];[.$U$7];IF([.C37]=[.$V$8];[.$U$8];IF([.C37]=[.$V$9];[.$U$9];IF([.C37]=[.$V$10];[.$U$10];IF([.C37]=[.$V$11];[.$U$11];IF([.C37]=[.$V$13];[.$U$13];IF([.C37]=[.$V$14];[.$U$14];IF([.C37]=[.$V$15];[.$U$15];IF([.C37]=[.$V$17];[.$U$17];IF([.C37]=[.$V$18];[.$U$18];IF([.C37]=[.$V$19];[.$U$19];IF([.C37]=[.$V$21];[.$U$21];IF([.C37]=[.$V$22];[.$U$22];IF([.C37]=[.$V$23];[.$U$23];IF([.C37]=[.$V$24];[.$U$24];IF([.C37]=[.$V$26];[.$U$26];[.C37]))))))))))))))))))" office:value-type="string" office:string-value="QuiPerdGagne au tour precedent" calcext:value-type="string">
            <text:p>QuiPerdGagne au tour precedent</text:p>
          </table:table-cell>
          <table:table-cell table:formula="of:=IF([.B3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37]=[.$V$5];[.$U$5]; IF([.E37]=[.$V$6];[.$U$6]; IF([.E37]=[.$V$7];[.$U$7]; IF([.E37]=[.$V$8];[.$U$8]; IF([.E37]=[.$V$9];[.$U$9]; IF([.E37]=[.$V$10];[.$U$10]; IF([.E37]=[.$V$11];[.$U$11]; IF([.E37]=[.$V$13];[.$U$13]; IF([.E37]=[.$V$14];[.$U$15]; IF([.E37]=[.$V$15];[.$U$14]; IF([.E37]=[.$V$17];[.$U$17]; IF([.E37]=[.$V$18];[.$U$18];  IF([.E37]=[.$V$19];[.$U$19]; IF([.E37]=[.$V$13];[.$U$13]; IF([.E37]=[.$V$14];[.$U$15]; IF([.E37]=[.$V$15];[.$U$14]; IF([.E37]=[.$V$17];[.$U$17]; IF([.E37]=[.$V$18];[.$U$18];  IF([.E37]=[.$V$19];[.$U$19]; IF([.E37]=[.$V$21];[.$U$21];IF([.E37]=[.$V$22];[.$U$22];IF([.E37]=[.$V$23];[.$U$23];IF([.E37]=[.$V$24];[.$U$24];IF([.E37]=[.$V$26];[.$U$26];[.E37]))))) ) ) ) ) ) ) ) ) ) ) ) ) ) ) ) ) ) ) )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4"/>
          <table:table-cell table:style-name="ce22" table:formula="of:=IF([.C38]=[.$V$5];[.$U$5];IF([.C38]=[.$V$6];[.$U$6];IF([.C38]=[.$V$7];[.$U$7];IF([.C38]=[.$V$8];[.$U$8];IF([.C38]=[.$V$9];[.$U$9];IF([.C38]=[.$V$10];[.$U$10];IF([.C38]=[.$V$11];[.$U$11];IF([.C38]=[.$V$13];[.$U$13];IF([.C38]=[.$V$14];[.$U$14];IF([.C38]=[.$V$15];[.$U$15];IF([.C38]=[.$V$17];[.$U$17];IF([.C38]=[.$V$18];[.$U$18];IF([.C38]=[.$V$19];[.$U$19];IF([.C38]=[.$V$21];[.$U$21];IF([.C38]=[.$V$22];[.$U$22];IF([.C38]=[.$V$23];[.$U$23];IF([.C38]=[.$V$24];[.$U$24];IF([.C38]=[.$V$26];[.$U$26];&quot;&quot;))))))))))))))))))">
            <text:p/>
          </table:table-cell>
          <table:table-cell table:style-name="ce21" table:formula="of:=IF([.C38]=[.$V$5];[.$U$5];IF([.C38]=[.$V$6];[.$U$6];IF([.C38]=[.$V$7];[.$U$7];IF([.C38]=[.$V$8];[.$U$8];IF([.C38]=[.$V$9];[.$U$9];IF([.C38]=[.$V$10];[.$U$10];IF([.C38]=[.$V$11];[.$U$11];IF([.C38]=[.$V$13];[.$U$13];IF([.C38]=[.$V$14];[.$U$14];IF([.C38]=[.$V$15];[.$U$15];IF([.C38]=[.$V$17];[.$U$17];IF([.C38]=[.$V$18];[.$U$18];IF([.C38]=[.$V$19];[.$U$19];IF([.C38]=[.$V$21];[.$U$21];IF([.C38]=[.$V$22];[.$U$22];IF([.C38]=[.$V$23];[.$U$23];IF([.C38]=[.$V$24];[.$U$24];IF([.C38]=[.$V$26];[.$U$26];[.C38]))))))))))))))))))" office:value-type="string" office:string-value="Larcin" calcext:value-type="string">
            <text:p>Larcin</text:p>
          </table:table-cell>
          <table:table-cell table:formula="of:=IF([.B38]=&quot;&quot;;&quot;  ---&gt;  &quot;;&quot;&quot;)">
            <text:p/>
          </table:table-cell>
          <table:table-cell table:style-name="ce35" table:formula="of:=IF([.E38]=[.$V$5];[.$U$5]; IF([.E38]=[.$V$6];[.$U$6]; IF([.E38]=[.$V$7];[.$U$7]; IF([.E38]=[.$V$8];[.$U$8]; IF([.E38]=[.$V$9];[.$U$9]; IF([.E38]=[.$V$10];[.$U$10]; IF([.E38]=[.$V$11];[.$U$11]; IF([.E38]=[.$V$13];[.$U$13]; IF([.E38]=[.$V$14];[.$U$15]; IF([.E38]=[.$V$15];[.$U$14]; IF([.E38]=[.$V$17];[.$U$17]; IF([.E38]=[.$V$18];[.$U$18];  IF([.E38]=[.$V$19];[.$U$19]; IF([.E38]=[.$V$13];[.$U$13]; IF([.E38]=[.$V$14];[.$U$15]; IF([.E38]=[.$V$15];[.$U$14]; IF([.E38]=[.$V$17];[.$U$17]; IF([.E38]=[.$V$18];[.$U$18];  IF([.E38]=[.$V$19];[.$U$19]; IF([.E38]=[.$V$21];[.$U$21];IF([.E38]=[.$V$22];[.$U$22];IF([.E38]=[.$V$23];[.$U$23];IF([.E38]=[.$V$24];[.$U$24];IF([.E38]=[.$V$26];[.$U$26];[.E38]))))) ) ) ) ) ) ) ) ) ) ) ) ) ) ) ) ) ) ) )" office:value-type="string" office:string-value="Larcin" calcext:value-type="string">
            <text:p>Larcin</text:p>
          </table:table-cell>
          <table:table-cell table:formula="of:=[.F38]" office:value-type="string" office:string-value="qpgAfter2" calcext:value-type="string">
            <text:p>qpgAfte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22" table:formula="of:=IF([.C39]=[.$V$5];[.$U$5];IF([.C39]=[.$V$6];[.$U$6];IF([.C39]=[.$V$7];[.$U$7];IF([.C39]=[.$V$8];[.$U$8];IF([.C39]=[.$V$9];[.$U$9];IF([.C39]=[.$V$10];[.$U$10];IF([.C39]=[.$V$11];[.$U$11];IF([.C39]=[.$V$13];[.$U$13];IF([.C39]=[.$V$14];[.$U$14];IF([.C39]=[.$V$15];[.$U$15];IF([.C39]=[.$V$17];[.$U$17];IF([.C39]=[.$V$18];[.$U$18];IF([.C39]=[.$V$19];[.$U$19];IF([.C39]=[.$V$21];[.$U$21];IF([.C39]=[.$V$22];[.$U$22];IF([.C39]=[.$V$23];[.$U$23];IF([.C39]=[.$V$24];[.$U$24];IF([.C39]=[.$V$26];[.$U$26];&quot;&quot;))))))))))))))))))">
            <text:p/>
          </table:table-cell>
          <table:table-cell table:style-name="ce21" table:formula="of:=IF([.C39]=[.$V$5];[.$U$5];IF([.C39]=[.$V$6];[.$U$6];IF([.C39]=[.$V$7];[.$U$7];IF([.C39]=[.$V$8];[.$U$8];IF([.C39]=[.$V$9];[.$U$9];IF([.C39]=[.$V$10];[.$U$10];IF([.C39]=[.$V$11];[.$U$11];IF([.C39]=[.$V$13];[.$U$13];IF([.C39]=[.$V$14];[.$U$14];IF([.C39]=[.$V$15];[.$U$15];IF([.C39]=[.$V$17];[.$U$17];IF([.C39]=[.$V$18];[.$U$18];IF([.C39]=[.$V$19];[.$U$19];IF([.C39]=[.$V$21];[.$U$21];IF([.C39]=[.$V$22];[.$U$22];IF([.C39]=[.$V$23];[.$U$23];IF([.C39]=[.$V$24];[.$U$24];IF([.C39]=[.$V$26];[.$U$26];[.C39]))))))))))))))))))" office:value-type="string" office:string-value="QuiPerdGagne au tour precedent" calcext:value-type="string">
            <text:p>QuiPerdGagne au tour precedent</text:p>
          </table:table-cell>
          <table:table-cell table:formula="of:=IF([.B3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39]=[.$V$5];[.$U$5]; IF([.E39]=[.$V$6];[.$U$6]; IF([.E39]=[.$V$7];[.$U$7]; IF([.E39]=[.$V$8];[.$U$8]; IF([.E39]=[.$V$9];[.$U$9]; IF([.E39]=[.$V$10];[.$U$10]; IF([.E39]=[.$V$11];[.$U$11]; IF([.E39]=[.$V$13];[.$U$13]; IF([.E39]=[.$V$14];[.$U$15]; IF([.E39]=[.$V$15];[.$U$14]; IF([.E39]=[.$V$17];[.$U$17]; IF([.E39]=[.$V$18];[.$U$18];  IF([.E39]=[.$V$19];[.$U$19]; IF([.E39]=[.$V$13];[.$U$13]; IF([.E39]=[.$V$14];[.$U$15]; IF([.E39]=[.$V$15];[.$U$14]; IF([.E39]=[.$V$17];[.$U$17]; IF([.E39]=[.$V$18];[.$U$18];  IF([.E39]=[.$V$19];[.$U$19]; IF([.E39]=[.$V$21];[.$U$21];IF([.E39]=[.$V$22];[.$U$22];IF([.E39]=[.$V$23];[.$U$23];IF([.E39]=[.$V$24];[.$U$24];IF([.E39]=[.$V$26];[.$U$26];[.E39]))))) ) ) ) ) ) ) ) ) ) ) ) ) ) ) ) ) ) ) )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4"/>
          <table:table-cell table:style-name="ce22" table:formula="of:=IF([.C40]=[.$V$5];[.$U$5];IF([.C40]=[.$V$6];[.$U$6];IF([.C40]=[.$V$7];[.$U$7];IF([.C40]=[.$V$8];[.$U$8];IF([.C40]=[.$V$9];[.$U$9];IF([.C40]=[.$V$10];[.$U$10];IF([.C40]=[.$V$11];[.$U$11];IF([.C40]=[.$V$13];[.$U$13];IF([.C40]=[.$V$14];[.$U$14];IF([.C40]=[.$V$15];[.$U$15];IF([.C40]=[.$V$17];[.$U$17];IF([.C40]=[.$V$18];[.$U$18];IF([.C40]=[.$V$19];[.$U$19];IF([.C40]=[.$V$21];[.$U$21];IF([.C40]=[.$V$22];[.$U$22];IF([.C40]=[.$V$23];[.$U$23];IF([.C40]=[.$V$24];[.$U$24];IF([.C40]=[.$V$26];[.$U$26];&quot;&quot;))))))))))))))))))">
            <text:p/>
          </table:table-cell>
          <table:table-cell table:style-name="ce21" table:formula="of:=IF([.C40]=[.$V$5];[.$U$5];IF([.C40]=[.$V$6];[.$U$6];IF([.C40]=[.$V$7];[.$U$7];IF([.C40]=[.$V$8];[.$U$8];IF([.C40]=[.$V$9];[.$U$9];IF([.C40]=[.$V$10];[.$U$10];IF([.C40]=[.$V$11];[.$U$11];IF([.C40]=[.$V$13];[.$U$13];IF([.C40]=[.$V$14];[.$U$14];IF([.C40]=[.$V$15];[.$U$15];IF([.C40]=[.$V$17];[.$U$17];IF([.C40]=[.$V$18];[.$U$18];IF([.C40]=[.$V$19];[.$U$19];IF([.C40]=[.$V$21];[.$U$21];IF([.C40]=[.$V$22];[.$U$22];IF([.C40]=[.$V$23];[.$U$23];IF([.C40]=[.$V$24];[.$U$24];IF([.C40]=[.$V$26];[.$U$26];[.C40]))))))))))))))))))" office:value-type="string" office:string-value="Recyclage" calcext:value-type="string">
            <text:p>Recyclage</text:p>
          </table:table-cell>
          <table:table-cell table:formula="of:=IF([.B40]=&quot;&quot;;&quot;  ---&gt;  &quot;;&quot;&quot;)">
            <text:p/>
          </table:table-cell>
          <table:table-cell table:style-name="ce35" table:formula="of:=IF([.E40]=[.$V$5];[.$U$5]; IF([.E40]=[.$V$6];[.$U$6]; IF([.E40]=[.$V$7];[.$U$7]; IF([.E40]=[.$V$8];[.$U$8]; IF([.E40]=[.$V$9];[.$U$9]; IF([.E40]=[.$V$10];[.$U$10]; IF([.E40]=[.$V$11];[.$U$11]; IF([.E40]=[.$V$13];[.$U$13]; IF([.E40]=[.$V$14];[.$U$15]; IF([.E40]=[.$V$15];[.$U$14]; IF([.E40]=[.$V$17];[.$U$17]; IF([.E40]=[.$V$18];[.$U$18];  IF([.E40]=[.$V$19];[.$U$19]; IF([.E40]=[.$V$13];[.$U$13]; IF([.E40]=[.$V$14];[.$U$15]; IF([.E40]=[.$V$15];[.$U$14]; IF([.E40]=[.$V$17];[.$U$17]; IF([.E40]=[.$V$18];[.$U$18];  IF([.E40]=[.$V$19];[.$U$19]; IF([.E40]=[.$V$21];[.$U$21];IF([.E40]=[.$V$22];[.$U$22];IF([.E40]=[.$V$23];[.$U$23];IF([.E40]=[.$V$24];[.$U$24];IF([.E40]=[.$V$26];[.$U$26];[.E40]))))) ) ) ) ) ) ) ) ) ) ) ) ) ) ) ) ) ) ) )" office:value-type="string" office:string-value="Recyclage" calcext:value-type="string">
            <text:p>Recyclage</text:p>
          </table:table-cell>
          <table:table-cell table:formula="of:=[.F40]" office:value-type="string" office:string-value="qpgAfter3" calcext:value-type="string">
            <text:p>qpgAfter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22" table:formula="of:=IF([.C41]=[.$V$5];[.$U$5];IF([.C41]=[.$V$6];[.$U$6];IF([.C41]=[.$V$7];[.$U$7];IF([.C41]=[.$V$8];[.$U$8];IF([.C41]=[.$V$9];[.$U$9];IF([.C41]=[.$V$10];[.$U$10];IF([.C41]=[.$V$11];[.$U$11];IF([.C41]=[.$V$13];[.$U$13];IF([.C41]=[.$V$14];[.$U$14];IF([.C41]=[.$V$15];[.$U$15];IF([.C41]=[.$V$17];[.$U$17];IF([.C41]=[.$V$18];[.$U$18];IF([.C41]=[.$V$19];[.$U$19];IF([.C41]=[.$V$21];[.$U$21];IF([.C41]=[.$V$22];[.$U$22];IF([.C41]=[.$V$23];[.$U$23];IF([.C41]=[.$V$24];[.$U$24];IF([.C41]=[.$V$26];[.$U$26];&quot;&quot;))))))))))))))))))">
            <text:p/>
          </table:table-cell>
          <table:table-cell table:style-name="ce21" table:formula="of:=IF([.C41]=[.$V$5];[.$U$5];IF([.C41]=[.$V$6];[.$U$6];IF([.C41]=[.$V$7];[.$U$7];IF([.C41]=[.$V$8];[.$U$8];IF([.C41]=[.$V$9];[.$U$9];IF([.C41]=[.$V$10];[.$U$10];IF([.C41]=[.$V$11];[.$U$11];IF([.C41]=[.$V$13];[.$U$13];IF([.C41]=[.$V$14];[.$U$14];IF([.C41]=[.$V$15];[.$U$15];IF([.C41]=[.$V$17];[.$U$17];IF([.C41]=[.$V$18];[.$U$18];IF([.C41]=[.$V$19];[.$U$19];IF([.C41]=[.$V$21];[.$U$21];IF([.C41]=[.$V$22];[.$U$22];IF([.C41]=[.$V$23];[.$U$23];IF([.C41]=[.$V$24];[.$U$24];IF([.C41]=[.$V$26];[.$U$26];[.C41]))))))))))))))))))" office:value-type="string" office:string-value="QuiPerdGagne au tour precedent" calcext:value-type="string">
            <text:p>QuiPerdGagne au tour precedent</text:p>
          </table:table-cell>
          <table:table-cell table:formula="of:=IF([.B4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41]=[.$V$5];[.$U$5]; IF([.E41]=[.$V$6];[.$U$6]; IF([.E41]=[.$V$7];[.$U$7]; IF([.E41]=[.$V$8];[.$U$8]; IF([.E41]=[.$V$9];[.$U$9]; IF([.E41]=[.$V$10];[.$U$10]; IF([.E41]=[.$V$11];[.$U$11]; IF([.E41]=[.$V$13];[.$U$13]; IF([.E41]=[.$V$14];[.$U$15]; IF([.E41]=[.$V$15];[.$U$14]; IF([.E41]=[.$V$17];[.$U$17]; IF([.E41]=[.$V$18];[.$U$18];  IF([.E41]=[.$V$19];[.$U$19]; IF([.E41]=[.$V$13];[.$U$13]; IF([.E41]=[.$V$14];[.$U$15]; IF([.E41]=[.$V$15];[.$U$14]; IF([.E41]=[.$V$17];[.$U$17]; IF([.E41]=[.$V$18];[.$U$18];  IF([.E41]=[.$V$19];[.$U$19]; IF([.E41]=[.$V$21];[.$U$21];IF([.E41]=[.$V$22];[.$U$22];IF([.E41]=[.$V$23];[.$U$23];IF([.E41]=[.$V$24];[.$U$24];IF([.E41]=[.$V$26];[.$U$26];[.E41]))))) ) ) ) ) ) ) ) ) ) ) ) ) ) ) ) ) ) ) )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4"/>
          <table:table-cell table:style-name="ce22" table:formula="of:=IF([.C42]=[.$V$5];[.$U$5];IF([.C42]=[.$V$6];[.$U$6];IF([.C42]=[.$V$7];[.$U$7];IF([.C42]=[.$V$8];[.$U$8];IF([.C42]=[.$V$9];[.$U$9];IF([.C42]=[.$V$10];[.$U$10];IF([.C42]=[.$V$11];[.$U$11];IF([.C42]=[.$V$13];[.$U$13];IF([.C42]=[.$V$14];[.$U$14];IF([.C42]=[.$V$15];[.$U$15];IF([.C42]=[.$V$17];[.$U$17];IF([.C42]=[.$V$18];[.$U$18];IF([.C42]=[.$V$19];[.$U$19];IF([.C42]=[.$V$21];[.$U$21];IF([.C42]=[.$V$22];[.$U$22];IF([.C42]=[.$V$23];[.$U$23];IF([.C42]=[.$V$24];[.$U$24];IF([.C42]=[.$V$26];[.$U$26];&quot;&quot;))))))))))))))))))">
            <text:p/>
          </table:table-cell>
          <table:table-cell table:style-name="ce21" table:formula="of:=IF([.C42]=[.$V$5];[.$U$5];IF([.C42]=[.$V$6];[.$U$6];IF([.C42]=[.$V$7];[.$U$7];IF([.C42]=[.$V$8];[.$U$8];IF([.C42]=[.$V$9];[.$U$9];IF([.C42]=[.$V$10];[.$U$10];IF([.C42]=[.$V$11];[.$U$11];IF([.C42]=[.$V$13];[.$U$13];IF([.C42]=[.$V$14];[.$U$14];IF([.C42]=[.$V$15];[.$U$15];IF([.C42]=[.$V$17];[.$U$17];IF([.C42]=[.$V$18];[.$U$18];IF([.C42]=[.$V$19];[.$U$19];IF([.C42]=[.$V$21];[.$U$21];IF([.C42]=[.$V$22];[.$U$22];IF([.C42]=[.$V$23];[.$U$23];IF([.C42]=[.$V$24];[.$U$24];IF([.C42]=[.$V$26];[.$U$26];[.C42]))))))))))))))))))" office:value-type="string" office:string-value="Resistance" calcext:value-type="string">
            <text:p>Resistance</text:p>
          </table:table-cell>
          <table:table-cell table:formula="of:=IF([.B42]=&quot;&quot;;&quot;  ---&gt;  &quot;;&quot;&quot;)">
            <text:p/>
          </table:table-cell>
          <table:table-cell table:style-name="ce35" table:formula="of:=IF([.E42]=[.$V$5];[.$U$5]; IF([.E42]=[.$V$6];[.$U$6]; IF([.E42]=[.$V$7];[.$U$7]; IF([.E42]=[.$V$8];[.$U$8]; IF([.E42]=[.$V$9];[.$U$9]; IF([.E42]=[.$V$10];[.$U$10]; IF([.E42]=[.$V$11];[.$U$11]; IF([.E42]=[.$V$13];[.$U$13]; IF([.E42]=[.$V$14];[.$U$15]; IF([.E42]=[.$V$15];[.$U$14]; IF([.E42]=[.$V$17];[.$U$17]; IF([.E42]=[.$V$18];[.$U$18];  IF([.E42]=[.$V$19];[.$U$19]; IF([.E42]=[.$V$13];[.$U$13]; IF([.E42]=[.$V$14];[.$U$15]; IF([.E42]=[.$V$15];[.$U$14]; IF([.E42]=[.$V$17];[.$U$17]; IF([.E42]=[.$V$18];[.$U$18];  IF([.E42]=[.$V$19];[.$U$19]; IF([.E42]=[.$V$21];[.$U$21];IF([.E42]=[.$V$22];[.$U$22];IF([.E42]=[.$V$23];[.$U$23];IF([.E42]=[.$V$24];[.$U$24];IF([.E42]=[.$V$26];[.$U$26];[.E42]))))) ) ) ) ) ) ) ) ) ) ) ) ) ) ) ) ) ) ) )" office:value-type="string" office:string-value="Resistance" calcext:value-type="string">
            <text:p>Resistance</text:p>
          </table:table-cell>
          <table:table-cell table:formula="of:=[.F42]" office:value-type="string" office:string-value="qpgAfter4" calcext:value-type="string">
            <text:p>qpgAfter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22" table:formula="of:=IF([.C43]=[.$V$5];[.$U$5];IF([.C43]=[.$V$6];[.$U$6];IF([.C43]=[.$V$7];[.$U$7];IF([.C43]=[.$V$8];[.$U$8];IF([.C43]=[.$V$9];[.$U$9];IF([.C43]=[.$V$10];[.$U$10];IF([.C43]=[.$V$11];[.$U$11];IF([.C43]=[.$V$13];[.$U$13];IF([.C43]=[.$V$14];[.$U$14];IF([.C43]=[.$V$15];[.$U$15];IF([.C43]=[.$V$17];[.$U$17];IF([.C43]=[.$V$18];[.$U$18];IF([.C43]=[.$V$19];[.$U$19];IF([.C43]=[.$V$21];[.$U$21];IF([.C43]=[.$V$22];[.$U$22];IF([.C43]=[.$V$23];[.$U$23];IF([.C43]=[.$V$24];[.$U$24];IF([.C43]=[.$V$26];[.$U$26];&quot;&quot;))))))))))))))))))">
            <text:p/>
          </table:table-cell>
          <table:table-cell table:style-name="ce21" table:formula="of:=IF([.C43]=[.$V$5];[.$U$5];IF([.C43]=[.$V$6];[.$U$6];IF([.C43]=[.$V$7];[.$U$7];IF([.C43]=[.$V$8];[.$U$8];IF([.C43]=[.$V$9];[.$U$9];IF([.C43]=[.$V$10];[.$U$10];IF([.C43]=[.$V$11];[.$U$11];IF([.C43]=[.$V$13];[.$U$13];IF([.C43]=[.$V$14];[.$U$14];IF([.C43]=[.$V$15];[.$U$15];IF([.C43]=[.$V$17];[.$U$17];IF([.C43]=[.$V$18];[.$U$18];IF([.C43]=[.$V$19];[.$U$19];IF([.C43]=[.$V$21];[.$U$21];IF([.C43]=[.$V$22];[.$U$22];IF([.C43]=[.$V$23];[.$U$23];IF([.C43]=[.$V$24];[.$U$24];IF([.C43]=[.$V$26];[.$U$26];[.C43]))))))))))))))))))" office:value-type="string" office:string-value="QuiPerdGagne au tour precedent" calcext:value-type="string">
            <text:p>QuiPerdGagne au tour precedent</text:p>
          </table:table-cell>
          <table:table-cell table:formula="of:=IF([.B4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43]=[.$V$5];[.$U$5]; IF([.E43]=[.$V$6];[.$U$6]; IF([.E43]=[.$V$7];[.$U$7]; IF([.E43]=[.$V$8];[.$U$8]; IF([.E43]=[.$V$9];[.$U$9]; IF([.E43]=[.$V$10];[.$U$10]; IF([.E43]=[.$V$11];[.$U$11]; IF([.E43]=[.$V$13];[.$U$13]; IF([.E43]=[.$V$14];[.$U$15]; IF([.E43]=[.$V$15];[.$U$14]; IF([.E43]=[.$V$17];[.$U$17]; IF([.E43]=[.$V$18];[.$U$18];  IF([.E43]=[.$V$19];[.$U$19]; IF([.E43]=[.$V$13];[.$U$13]; IF([.E43]=[.$V$14];[.$U$15]; IF([.E43]=[.$V$15];[.$U$14]; IF([.E43]=[.$V$17];[.$U$17]; IF([.E43]=[.$V$18];[.$U$18];  IF([.E43]=[.$V$19];[.$U$19]; IF([.E43]=[.$V$21];[.$U$21];IF([.E43]=[.$V$22];[.$U$22];IF([.E43]=[.$V$23];[.$U$23];IF([.E43]=[.$V$24];[.$U$24];IF([.E43]=[.$V$26];[.$U$26];[.E43]))))) ) ) ) ) ) ) ) ) ) ) ) ) ) ) ) ) ) ) )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4"/>
          <table:table-cell table:style-name="ce22" table:formula="of:=IF([.C44]=[.$V$5];[.$U$5];IF([.C44]=[.$V$6];[.$U$6];IF([.C44]=[.$V$7];[.$U$7];IF([.C44]=[.$V$8];[.$U$8];IF([.C44]=[.$V$9];[.$U$9];IF([.C44]=[.$V$10];[.$U$10];IF([.C44]=[.$V$11];[.$U$11];IF([.C44]=[.$V$13];[.$U$13];IF([.C44]=[.$V$14];[.$U$14];IF([.C44]=[.$V$15];[.$U$15];IF([.C44]=[.$V$17];[.$U$17];IF([.C44]=[.$V$18];[.$U$18];IF([.C44]=[.$V$19];[.$U$19];IF([.C44]=[.$V$21];[.$U$21];IF([.C44]=[.$V$22];[.$U$22];IF([.C44]=[.$V$23];[.$U$23];IF([.C44]=[.$V$24];[.$U$24];IF([.C44]=[.$V$26];[.$U$26];&quot;&quot;))))))))))))))))))">
            <text:p/>
          </table:table-cell>
          <table:table-cell table:style-name="ce21" table:formula="of:=IF([.C44]=[.$V$5];[.$U$5];IF([.C44]=[.$V$6];[.$U$6];IF([.C44]=[.$V$7];[.$U$7];IF([.C44]=[.$V$8];[.$U$8];IF([.C44]=[.$V$9];[.$U$9];IF([.C44]=[.$V$10];[.$U$10];IF([.C44]=[.$V$11];[.$U$11];IF([.C44]=[.$V$13];[.$U$13];IF([.C44]=[.$V$14];[.$U$14];IF([.C44]=[.$V$15];[.$U$15];IF([.C44]=[.$V$17];[.$U$17];IF([.C44]=[.$V$18];[.$U$18];IF([.C44]=[.$V$19];[.$U$19];IF([.C44]=[.$V$21];[.$U$21];IF([.C44]=[.$V$22];[.$U$22];IF([.C44]=[.$V$23];[.$U$23];IF([.C44]=[.$V$24];[.$U$24];IF([.C44]=[.$V$26];[.$U$26];[.C44]))))))))))))))))))" office:value-type="string" office:string-value="Brasier" calcext:value-type="string">
            <text:p>Brasier</text:p>
          </table:table-cell>
          <table:table-cell table:formula="of:=IF([.B44]=&quot;&quot;;&quot;  ---&gt;  &quot;;&quot;&quot;)">
            <text:p/>
          </table:table-cell>
          <table:table-cell table:style-name="ce35" table:formula="of:=IF([.E44]=[.$V$5];[.$U$5]; IF([.E44]=[.$V$6];[.$U$6]; IF([.E44]=[.$V$7];[.$U$7]; IF([.E44]=[.$V$8];[.$U$8]; IF([.E44]=[.$V$9];[.$U$9]; IF([.E44]=[.$V$10];[.$U$10]; IF([.E44]=[.$V$11];[.$U$11]; IF([.E44]=[.$V$13];[.$U$13]; IF([.E44]=[.$V$14];[.$U$15]; IF([.E44]=[.$V$15];[.$U$14]; IF([.E44]=[.$V$17];[.$U$17]; IF([.E44]=[.$V$18];[.$U$18];  IF([.E44]=[.$V$19];[.$U$19]; IF([.E44]=[.$V$13];[.$U$13]; IF([.E44]=[.$V$14];[.$U$15]; IF([.E44]=[.$V$15];[.$U$14]; IF([.E44]=[.$V$17];[.$U$17]; IF([.E44]=[.$V$18];[.$U$18];  IF([.E44]=[.$V$19];[.$U$19]; IF([.E44]=[.$V$21];[.$U$21];IF([.E44]=[.$V$22];[.$U$22];IF([.E44]=[.$V$23];[.$U$23];IF([.E44]=[.$V$24];[.$U$24];IF([.E44]=[.$V$26];[.$U$26];[.E44]))))) ) ) ) ) ) ) ) ) ) ) ) ) ) ) ) ) ) ) )" office:value-type="string" office:string-value="Brasier" calcext:value-type="string">
            <text:p>Brasier</text:p>
          </table:table-cell>
          <table:table-cell table:formula="of:=[.F44]" office:value-type="string" office:string-value="qpgAfter5" calcext:value-type="string">
            <text:p>qpgAfter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style-name="ce22" table:formula="of:=IF([.C45]=[.$V$5];[.$U$5];IF([.C45]=[.$V$6];[.$U$6];IF([.C45]=[.$V$7];[.$U$7];IF([.C45]=[.$V$8];[.$U$8];IF([.C45]=[.$V$9];[.$U$9];IF([.C45]=[.$V$10];[.$U$10];IF([.C45]=[.$V$11];[.$U$11];IF([.C45]=[.$V$13];[.$U$13];IF([.C45]=[.$V$14];[.$U$14];IF([.C45]=[.$V$15];[.$U$15];IF([.C45]=[.$V$17];[.$U$17];IF([.C45]=[.$V$18];[.$U$18];IF([.C45]=[.$V$19];[.$U$19];IF([.C45]=[.$V$21];[.$U$21];IF([.C45]=[.$V$22];[.$U$22];IF([.C45]=[.$V$23];[.$U$23];IF([.C45]=[.$V$24];[.$U$24];IF([.C45]=[.$V$26];[.$U$26];&quot;&quot;))))))))))))))))))">
            <text:p/>
          </table:table-cell>
          <table:table-cell table:style-name="ce21" table:formula="of:=IF([.C45]=[.$V$5];[.$U$5];IF([.C45]=[.$V$6];[.$U$6];IF([.C45]=[.$V$7];[.$U$7];IF([.C45]=[.$V$8];[.$U$8];IF([.C45]=[.$V$9];[.$U$9];IF([.C45]=[.$V$10];[.$U$10];IF([.C45]=[.$V$11];[.$U$11];IF([.C45]=[.$V$13];[.$U$13];IF([.C45]=[.$V$14];[.$U$14];IF([.C45]=[.$V$15];[.$U$15];IF([.C45]=[.$V$17];[.$U$17];IF([.C45]=[.$V$18];[.$U$18];IF([.C45]=[.$V$19];[.$U$19];IF([.C45]=[.$V$21];[.$U$21];IF([.C45]=[.$V$22];[.$U$22];IF([.C45]=[.$V$23];[.$U$23];IF([.C45]=[.$V$24];[.$U$24];IF([.C45]=[.$V$26];[.$U$26];[.C45]))))))))))))))))))" office:value-type="string" office:string-value="QuiPerdGagne au tour precedent" calcext:value-type="string">
            <text:p>QuiPerdGagne au tour precedent</text:p>
          </table:table-cell>
          <table:table-cell table:formula="of:=IF([.B45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45]=[.$V$5];[.$U$5]; IF([.E45]=[.$V$6];[.$U$6]; IF([.E45]=[.$V$7];[.$U$7]; IF([.E45]=[.$V$8];[.$U$8]; IF([.E45]=[.$V$9];[.$U$9]; IF([.E45]=[.$V$10];[.$U$10]; IF([.E45]=[.$V$11];[.$U$11]; IF([.E45]=[.$V$13];[.$U$13]; IF([.E45]=[.$V$14];[.$U$15]; IF([.E45]=[.$V$15];[.$U$14]; IF([.E45]=[.$V$17];[.$U$17]; IF([.E45]=[.$V$18];[.$U$18];  IF([.E45]=[.$V$19];[.$U$19]; IF([.E45]=[.$V$13];[.$U$13]; IF([.E45]=[.$V$14];[.$U$15]; IF([.E45]=[.$V$15];[.$U$14]; IF([.E45]=[.$V$17];[.$U$17]; IF([.E45]=[.$V$18];[.$U$18];  IF([.E45]=[.$V$19];[.$U$19]; IF([.E45]=[.$V$21];[.$U$21];IF([.E45]=[.$V$22];[.$U$22];IF([.E45]=[.$V$23];[.$U$23];IF([.E45]=[.$V$24];[.$U$24];IF([.E45]=[.$V$26];[.$U$26];[.E45]))))) ) ) ) ) ) ) ) ) ) ) ) ) ) ) ) ) ) ) )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7"/>
          <table:table-cell table:style-name="ce22" table:formula="of:=IF([.C46]=[.$V$5];[.$U$5];IF([.C46]=[.$V$6];[.$U$6];IF([.C46]=[.$V$7];[.$U$7];IF([.C46]=[.$V$8];[.$U$8];IF([.C46]=[.$V$9];[.$U$9];IF([.C46]=[.$V$10];[.$U$10];IF([.C46]=[.$V$11];[.$U$11];IF([.C46]=[.$V$13];[.$U$13];IF([.C46]=[.$V$14];[.$U$14];IF([.C46]=[.$V$15];[.$U$15];IF([.C46]=[.$V$17];[.$U$17];IF([.C46]=[.$V$18];[.$U$18];IF([.C46]=[.$V$19];[.$U$19];IF([.C46]=[.$V$21];[.$U$21];IF([.C46]=[.$V$22];[.$U$22];IF([.C46]=[.$V$23];[.$U$23];IF([.C46]=[.$V$24];[.$U$24];IF([.C46]=[.$V$26];[.$U$26];&quot;&quot;))))))))))))))))))">
            <text:p/>
          </table:table-cell>
          <table:table-cell table:style-name="ce21" table:formula="of:=IF([.C46]=[.$V$5];[.$U$5];IF([.C46]=[.$V$6];[.$U$6];IF([.C46]=[.$V$7];[.$U$7];IF([.C46]=[.$V$8];[.$U$8];IF([.C46]=[.$V$9];[.$U$9];IF([.C46]=[.$V$10];[.$U$10];IF([.C46]=[.$V$11];[.$U$11];IF([.C46]=[.$V$13];[.$U$13];IF([.C46]=[.$V$14];[.$U$14];IF([.C46]=[.$V$15];[.$U$15];IF([.C46]=[.$V$17];[.$U$17];IF([.C46]=[.$V$18];[.$U$18];IF([.C46]=[.$V$19];[.$U$19];IF([.C46]=[.$V$21];[.$U$21];IF([.C46]=[.$V$22];[.$U$22];IF([.C46]=[.$V$23];[.$U$23];IF([.C46]=[.$V$24];[.$U$24];IF([.C46]=[.$V$26];[.$U$26];[.C46]))))))))))))))))))" office:value-type="string" office:string-value="Non Mutisme" calcext:value-type="string">
            <text:p>Non Mutisme</text:p>
          </table:table-cell>
          <table:table-cell table:formula="of:=IF([.B46]=&quot;&quot;;&quot;  ---&gt;  &quot;;&quot;&quot;)">
            <text:p/>
          </table:table-cell>
          <table:table-cell table:style-name="ce35" table:formula="of:=IF([.E46]=[.$V$5];[.$U$5]; IF([.E46]=[.$V$6];[.$U$6]; IF([.E46]=[.$V$7];[.$U$7]; IF([.E46]=[.$V$8];[.$U$8]; IF([.E46]=[.$V$9];[.$U$9]; IF([.E46]=[.$V$10];[.$U$10]; IF([.E46]=[.$V$11];[.$U$11]; IF([.E46]=[.$V$13];[.$U$13]; IF([.E46]=[.$V$14];[.$U$15]; IF([.E46]=[.$V$15];[.$U$14]; IF([.E46]=[.$V$17];[.$U$17]; IF([.E46]=[.$V$18];[.$U$18];  IF([.E46]=[.$V$19];[.$U$19]; IF([.E46]=[.$V$13];[.$U$13]; IF([.E46]=[.$V$14];[.$U$15]; IF([.E46]=[.$V$15];[.$U$14]; IF([.E46]=[.$V$17];[.$U$17]; IF([.E46]=[.$V$18];[.$U$18];  IF([.E46]=[.$V$19];[.$U$19]; IF([.E46]=[.$V$21];[.$U$21];IF([.E46]=[.$V$22];[.$U$22];IF([.E46]=[.$V$23];[.$U$23];IF([.E46]=[.$V$24];[.$U$24];IF([.E46]=[.$V$26];[.$U$26];[.E46]))))) ) ) ) ) ) ) ) ) ) ) ) ) ) ) ) ) ) ) )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7"/>
          <table:table-cell table:style-name="ce22" table:formula="of:=IF([.C47]=[.$V$5];[.$U$5];IF([.C47]=[.$V$6];[.$U$6];IF([.C47]=[.$V$7];[.$U$7];IF([.C47]=[.$V$8];[.$U$8];IF([.C47]=[.$V$9];[.$U$9];IF([.C47]=[.$V$10];[.$U$10];IF([.C47]=[.$V$11];[.$U$11];IF([.C47]=[.$V$13];[.$U$13];IF([.C47]=[.$V$14];[.$U$14];IF([.C47]=[.$V$15];[.$U$15];IF([.C47]=[.$V$17];[.$U$17];IF([.C47]=[.$V$18];[.$U$18];IF([.C47]=[.$V$19];[.$U$19];IF([.C47]=[.$V$21];[.$U$21];IF([.C47]=[.$V$22];[.$U$22];IF([.C47]=[.$V$23];[.$U$23];IF([.C47]=[.$V$24];[.$U$24];IF([.C47]=[.$V$26];[.$U$26];&quot;&quot;))))))))))))))))))">
            <text:p/>
          </table:table-cell>
          <table:table-cell table:style-name="ce21" table:formula="of:=IF([.C47]=[.$V$5];[.$U$5];IF([.C47]=[.$V$6];[.$U$6];IF([.C47]=[.$V$7];[.$U$7];IF([.C47]=[.$V$8];[.$U$8];IF([.C47]=[.$V$9];[.$U$9];IF([.C47]=[.$V$10];[.$U$10];IF([.C47]=[.$V$11];[.$U$11];IF([.C47]=[.$V$13];[.$U$13];IF([.C47]=[.$V$14];[.$U$14];IF([.C47]=[.$V$15];[.$U$15];IF([.C47]=[.$V$17];[.$U$17];IF([.C47]=[.$V$18];[.$U$18];IF([.C47]=[.$V$19];[.$U$19];IF([.C47]=[.$V$21];[.$U$21];IF([.C47]=[.$V$22];[.$U$22];IF([.C47]=[.$V$23];[.$U$23];IF([.C47]=[.$V$24];[.$U$24];IF([.C47]=[.$V$26];[.$U$26];[.C47]))))))))))))))))))" office:value-type="string" office:string-value="Non Larcin" calcext:value-type="string">
            <text:p>Non Larcin</text:p>
          </table:table-cell>
          <table:table-cell table:formula="of:=IF([.B47]=&quot;&quot;;&quot;  ---&gt;  &quot;;&quot;&quot;)">
            <text:p/>
          </table:table-cell>
          <table:table-cell table:style-name="ce35" table:formula="of:=IF([.E47]=[.$V$5];[.$U$5]; IF([.E47]=[.$V$6];[.$U$6]; IF([.E47]=[.$V$7];[.$U$7]; IF([.E47]=[.$V$8];[.$U$8]; IF([.E47]=[.$V$9];[.$U$9]; IF([.E47]=[.$V$10];[.$U$10]; IF([.E47]=[.$V$11];[.$U$11]; IF([.E47]=[.$V$13];[.$U$13]; IF([.E47]=[.$V$14];[.$U$15]; IF([.E47]=[.$V$15];[.$U$14]; IF([.E47]=[.$V$17];[.$U$17]; IF([.E47]=[.$V$18];[.$U$18];  IF([.E47]=[.$V$19];[.$U$19]; IF([.E47]=[.$V$13];[.$U$13]; IF([.E47]=[.$V$14];[.$U$15]; IF([.E47]=[.$V$15];[.$U$14]; IF([.E47]=[.$V$17];[.$U$17]; IF([.E47]=[.$V$18];[.$U$18];  IF([.E47]=[.$V$19];[.$U$19]; IF([.E47]=[.$V$21];[.$U$21];IF([.E47]=[.$V$22];[.$U$22];IF([.E47]=[.$V$23];[.$U$23];IF([.E47]=[.$V$24];[.$U$24];IF([.E47]=[.$V$26];[.$U$26];[.E47]))))) ) ) ) ) ) ) ) ) ) ) ) ) ) ) ) ) ) ) )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7"/>
          <table:table-cell table:style-name="ce22" table:formula="of:=IF([.C48]=[.$V$5];[.$U$5];IF([.C48]=[.$V$6];[.$U$6];IF([.C48]=[.$V$7];[.$U$7];IF([.C48]=[.$V$8];[.$U$8];IF([.C48]=[.$V$9];[.$U$9];IF([.C48]=[.$V$10];[.$U$10];IF([.C48]=[.$V$11];[.$U$11];IF([.C48]=[.$V$13];[.$U$13];IF([.C48]=[.$V$14];[.$U$14];IF([.C48]=[.$V$15];[.$U$15];IF([.C48]=[.$V$17];[.$U$17];IF([.C48]=[.$V$18];[.$U$18];IF([.C48]=[.$V$19];[.$U$19];IF([.C48]=[.$V$21];[.$U$21];IF([.C48]=[.$V$22];[.$U$22];IF([.C48]=[.$V$23];[.$U$23];IF([.C48]=[.$V$24];[.$U$24];IF([.C48]=[.$V$26];[.$U$26];&quot;&quot;))))))))))))))))))">
            <text:p/>
          </table:table-cell>
          <table:table-cell table:style-name="ce21" table:formula="of:=IF([.C48]=[.$V$5];[.$U$5];IF([.C48]=[.$V$6];[.$U$6];IF([.C48]=[.$V$7];[.$U$7];IF([.C48]=[.$V$8];[.$U$8];IF([.C48]=[.$V$9];[.$U$9];IF([.C48]=[.$V$10];[.$U$10];IF([.C48]=[.$V$11];[.$U$11];IF([.C48]=[.$V$13];[.$U$13];IF([.C48]=[.$V$14];[.$U$14];IF([.C48]=[.$V$15];[.$U$15];IF([.C48]=[.$V$17];[.$U$17];IF([.C48]=[.$V$18];[.$U$18];IF([.C48]=[.$V$19];[.$U$19];IF([.C48]=[.$V$21];[.$U$21];IF([.C48]=[.$V$22];[.$U$22];IF([.C48]=[.$V$23];[.$U$23];IF([.C48]=[.$V$24];[.$U$24];IF([.C48]=[.$V$26];[.$U$26];[.C48]))))))))))))))))))" office:value-type="string" office:string-value="Non Recyclage" calcext:value-type="string">
            <text:p>Non Recyclage</text:p>
          </table:table-cell>
          <table:table-cell table:formula="of:=IF([.B48]=&quot;&quot;;&quot;  ---&gt;  &quot;;&quot;&quot;)">
            <text:p/>
          </table:table-cell>
          <table:table-cell table:style-name="ce35" table:formula="of:=IF([.E48]=[.$V$5];[.$U$5]; IF([.E48]=[.$V$6];[.$U$6]; IF([.E48]=[.$V$7];[.$U$7]; IF([.E48]=[.$V$8];[.$U$8]; IF([.E48]=[.$V$9];[.$U$9]; IF([.E48]=[.$V$10];[.$U$10]; IF([.E48]=[.$V$11];[.$U$11]; IF([.E48]=[.$V$13];[.$U$13]; IF([.E48]=[.$V$14];[.$U$15]; IF([.E48]=[.$V$15];[.$U$14]; IF([.E48]=[.$V$17];[.$U$17]; IF([.E48]=[.$V$18];[.$U$18];  IF([.E48]=[.$V$19];[.$U$19]; IF([.E48]=[.$V$13];[.$U$13]; IF([.E48]=[.$V$14];[.$U$15]; IF([.E48]=[.$V$15];[.$U$14]; IF([.E48]=[.$V$17];[.$U$17]; IF([.E48]=[.$V$18];[.$U$18];  IF([.E48]=[.$V$19];[.$U$19]; IF([.E48]=[.$V$21];[.$U$21];IF([.E48]=[.$V$22];[.$U$22];IF([.E48]=[.$V$23];[.$U$23];IF([.E48]=[.$V$24];[.$U$24];IF([.E48]=[.$V$26];[.$U$26];[.E48]))))) ) ) ) ) ) ) ) ) ) ) ) ) ) ) ) ) ) ) )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7"/>
          <table:table-cell table:style-name="ce22" table:formula="of:=IF([.C49]=[.$V$5];[.$U$5];IF([.C49]=[.$V$6];[.$U$6];IF([.C49]=[.$V$7];[.$U$7];IF([.C49]=[.$V$8];[.$U$8];IF([.C49]=[.$V$9];[.$U$9];IF([.C49]=[.$V$10];[.$U$10];IF([.C49]=[.$V$11];[.$U$11];IF([.C49]=[.$V$13];[.$U$13];IF([.C49]=[.$V$14];[.$U$14];IF([.C49]=[.$V$15];[.$U$15];IF([.C49]=[.$V$17];[.$U$17];IF([.C49]=[.$V$18];[.$U$18];IF([.C49]=[.$V$19];[.$U$19];IF([.C49]=[.$V$21];[.$U$21];IF([.C49]=[.$V$22];[.$U$22];IF([.C49]=[.$V$23];[.$U$23];IF([.C49]=[.$V$24];[.$U$24];IF([.C49]=[.$V$26];[.$U$26];&quot;&quot;))))))))))))))))))">
            <text:p/>
          </table:table-cell>
          <table:table-cell table:style-name="ce21" table:formula="of:=IF([.C49]=[.$V$5];[.$U$5];IF([.C49]=[.$V$6];[.$U$6];IF([.C49]=[.$V$7];[.$U$7];IF([.C49]=[.$V$8];[.$U$8];IF([.C49]=[.$V$9];[.$U$9];IF([.C49]=[.$V$10];[.$U$10];IF([.C49]=[.$V$11];[.$U$11];IF([.C49]=[.$V$13];[.$U$13];IF([.C49]=[.$V$14];[.$U$14];IF([.C49]=[.$V$15];[.$U$15];IF([.C49]=[.$V$17];[.$U$17];IF([.C49]=[.$V$18];[.$U$18];IF([.C49]=[.$V$19];[.$U$19];IF([.C49]=[.$V$21];[.$U$21];IF([.C49]=[.$V$22];[.$U$22];IF([.C49]=[.$V$23];[.$U$23];IF([.C49]=[.$V$24];[.$U$24];IF([.C49]=[.$V$26];[.$U$26];[.C49]))))))))))))))))))" office:value-type="string" office:string-value="Non Resistance" calcext:value-type="string">
            <text:p>Non Resistance</text:p>
          </table:table-cell>
          <table:table-cell table:formula="of:=IF([.B49]=&quot;&quot;;&quot;  ---&gt;  &quot;;&quot;&quot;)">
            <text:p/>
          </table:table-cell>
          <table:table-cell table:style-name="ce35" table:formula="of:=IF([.E49]=[.$V$5];[.$U$5]; IF([.E49]=[.$V$6];[.$U$6]; IF([.E49]=[.$V$7];[.$U$7]; IF([.E49]=[.$V$8];[.$U$8]; IF([.E49]=[.$V$9];[.$U$9]; IF([.E49]=[.$V$10];[.$U$10]; IF([.E49]=[.$V$11];[.$U$11]; IF([.E49]=[.$V$13];[.$U$13]; IF([.E49]=[.$V$14];[.$U$15]; IF([.E49]=[.$V$15];[.$U$14]; IF([.E49]=[.$V$17];[.$U$17]; IF([.E49]=[.$V$18];[.$U$18];  IF([.E49]=[.$V$19];[.$U$19]; IF([.E49]=[.$V$13];[.$U$13]; IF([.E49]=[.$V$14];[.$U$15]; IF([.E49]=[.$V$15];[.$U$14]; IF([.E49]=[.$V$17];[.$U$17]; IF([.E49]=[.$V$18];[.$U$18];  IF([.E49]=[.$V$19];[.$U$19]; IF([.E49]=[.$V$21];[.$U$21];IF([.E49]=[.$V$22];[.$U$22];IF([.E49]=[.$V$23];[.$U$23];IF([.E49]=[.$V$24];[.$U$24];IF([.E49]=[.$V$26];[.$U$26];[.E49]))))) ) ) ) ) ) ) ) ) ) ) ) ) ) ) ) ) ) ) )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 table:number-columns-repeated="4"/>
          <table:table-cell table:style-name="ce22" table:formula="of:=IF([.C50]=[.$V$5];[.$U$5];IF([.C50]=[.$V$6];[.$U$6];IF([.C50]=[.$V$7];[.$U$7];IF([.C50]=[.$V$8];[.$U$8];IF([.C50]=[.$V$9];[.$U$9];IF([.C50]=[.$V$10];[.$U$10];IF([.C50]=[.$V$11];[.$U$11];IF([.C50]=[.$V$13];[.$U$13];IF([.C50]=[.$V$14];[.$U$14];IF([.C50]=[.$V$15];[.$U$15];IF([.C50]=[.$V$17];[.$U$17];IF([.C50]=[.$V$18];[.$U$18];IF([.C50]=[.$V$19];[.$U$19];IF([.C50]=[.$V$21];[.$U$21];IF([.C50]=[.$V$22];[.$U$22];IF([.C50]=[.$V$23];[.$U$23];IF([.C50]=[.$V$24];[.$U$24];IF([.C50]=[.$V$26];[.$U$26];&quot;&quot;))))))))))))))))))">
            <text:p/>
          </table:table-cell>
          <table:table-cell table:style-name="ce21" table:formula="of:=IF([.C50]=[.$V$5];[.$U$5];IF([.C50]=[.$V$6];[.$U$6];IF([.C50]=[.$V$7];[.$U$7];IF([.C50]=[.$V$8];[.$U$8];IF([.C50]=[.$V$9];[.$U$9];IF([.C50]=[.$V$10];[.$U$10];IF([.C50]=[.$V$11];[.$U$11];IF([.C50]=[.$V$13];[.$U$13];IF([.C50]=[.$V$14];[.$U$14];IF([.C50]=[.$V$15];[.$U$15];IF([.C50]=[.$V$17];[.$U$17];IF([.C50]=[.$V$18];[.$U$18];IF([.C50]=[.$V$19];[.$U$19];IF([.C50]=[.$V$21];[.$U$21];IF([.C50]=[.$V$22];[.$U$22];IF([.C50]=[.$V$23];[.$U$23];IF([.C50]=[.$V$24];[.$U$24];IF([.C50]=[.$V$26];[.$U$26];[.C50]))))))))))))))))))" office:value-type="string" office:string-value="Non Brasier" calcext:value-type="string">
            <text:p>Non Brasier</text:p>
          </table:table-cell>
          <table:table-cell table:formula="of:=IF([.B50]=&quot;&quot;;&quot;  ---&gt;  &quot;;&quot;&quot;)">
            <text:p/>
          </table:table-cell>
          <table:table-cell table:style-name="ce35" table:formula="of:=IF([.E50]=[.$V$5];[.$U$5]; IF([.E50]=[.$V$6];[.$U$6]; IF([.E50]=[.$V$7];[.$U$7]; IF([.E50]=[.$V$8];[.$U$8]; IF([.E50]=[.$V$9];[.$U$9]; IF([.E50]=[.$V$10];[.$U$10]; IF([.E50]=[.$V$11];[.$U$11]; IF([.E50]=[.$V$13];[.$U$13]; IF([.E50]=[.$V$14];[.$U$15]; IF([.E50]=[.$V$15];[.$U$14]; IF([.E50]=[.$V$17];[.$U$17]; IF([.E50]=[.$V$18];[.$U$18];  IF([.E50]=[.$V$19];[.$U$19]; IF([.E50]=[.$V$13];[.$U$13]; IF([.E50]=[.$V$14];[.$U$15]; IF([.E50]=[.$V$15];[.$U$14]; IF([.E50]=[.$V$17];[.$U$17]; IF([.E50]=[.$V$18];[.$U$18];  IF([.E50]=[.$V$19];[.$U$19]; IF([.E50]=[.$V$21];[.$U$21];IF([.E50]=[.$V$22];[.$U$22];IF([.E50]=[.$V$23];[.$U$23];IF([.E50]=[.$V$24];[.$U$24];IF([.E50]=[.$V$26];[.$U$26];[.E50]))))) ) ) ) ) ) ) ) ) ) ) ) ) ) ) ) ) ) ) )" office:value-type="string" office:string-value="BET_1" calcext:value-type="string">
            <text:p>BET_1</text:p>
          </table:table-cell>
          <table:table-cell table:formula="of:=[.F50]" office:value-type="string" office:string-value="qpgAfter6" calcext:value-type="string">
            <text:p>qpgAfter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7"/>
          <table:table-cell table:style-name="ce22" table:formula="of:=IF([.C51]=[.$V$5];[.$U$5];IF([.C51]=[.$V$6];[.$U$6];IF([.C51]=[.$V$7];[.$U$7];IF([.C51]=[.$V$8];[.$U$8];IF([.C51]=[.$V$9];[.$U$9];IF([.C51]=[.$V$10];[.$U$10];IF([.C51]=[.$V$11];[.$U$11];IF([.C51]=[.$V$13];[.$U$13];IF([.C51]=[.$V$14];[.$U$14];IF([.C51]=[.$V$15];[.$U$15];IF([.C51]=[.$V$17];[.$U$17];IF([.C51]=[.$V$18];[.$U$18];IF([.C51]=[.$V$19];[.$U$19];IF([.C51]=[.$V$21];[.$U$21];IF([.C51]=[.$V$22];[.$U$22];IF([.C51]=[.$V$23];[.$U$23];IF([.C51]=[.$V$24];[.$U$24];IF([.C51]=[.$V$26];[.$U$26];&quot;&quot;))))))))))))))))))">
            <text:p/>
          </table:table-cell>
          <table:table-cell table:style-name="ce21" table:formula="of:=IF([.C51]=[.$V$5];[.$U$5];IF([.C51]=[.$V$6];[.$U$6];IF([.C51]=[.$V$7];[.$U$7];IF([.C51]=[.$V$8];[.$U$8];IF([.C51]=[.$V$9];[.$U$9];IF([.C51]=[.$V$10];[.$U$10];IF([.C51]=[.$V$11];[.$U$11];IF([.C51]=[.$V$13];[.$U$13];IF([.C51]=[.$V$14];[.$U$14];IF([.C51]=[.$V$15];[.$U$15];IF([.C51]=[.$V$17];[.$U$17];IF([.C51]=[.$V$18];[.$U$18];IF([.C51]=[.$V$19];[.$U$19];IF([.C51]=[.$V$21];[.$U$21];IF([.C51]=[.$V$22];[.$U$22];IF([.C51]=[.$V$23];[.$U$23];IF([.C51]=[.$V$24];[.$U$24];IF([.C51]=[.$V$26];[.$U$26];[.C51]))))))))))))))))))" office:value-type="string" office:string-value="Brasier" calcext:value-type="string">
            <text:p>Brasier</text:p>
          </table:table-cell>
          <table:table-cell table:formula="of:=IF([.B5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51]=[.$V$5];[.$U$5]; IF([.E51]=[.$V$6];[.$U$6]; IF([.E51]=[.$V$7];[.$U$7]; IF([.E51]=[.$V$8];[.$U$8]; IF([.E51]=[.$V$9];[.$U$9]; IF([.E51]=[.$V$10];[.$U$10]; IF([.E51]=[.$V$11];[.$U$11]; IF([.E51]=[.$V$13];[.$U$13]; IF([.E51]=[.$V$14];[.$U$15]; IF([.E51]=[.$V$15];[.$U$14]; IF([.E51]=[.$V$17];[.$U$17]; IF([.E51]=[.$V$18];[.$U$18];  IF([.E51]=[.$V$19];[.$U$19]; IF([.E51]=[.$V$13];[.$U$13]; IF([.E51]=[.$V$14];[.$U$15]; IF([.E51]=[.$V$15];[.$U$14]; IF([.E51]=[.$V$17];[.$U$17]; IF([.E51]=[.$V$18];[.$U$18];  IF([.E51]=[.$V$19];[.$U$19]; IF([.E51]=[.$V$21];[.$U$21];IF([.E51]=[.$V$22];[.$U$22];IF([.E51]=[.$V$23];[.$U$23];IF([.E51]=[.$V$24];[.$U$24];IF([.E51]=[.$V$26];[.$U$26];[.E51]))))) ) ) ) ) ) ) ) ) ) ) ) ) ) ) ) ) ) ) )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5"/>
          <table:table-cell table:style-name="ce22" table:formula="of:=IF([.C52]=[.$V$5];[.$U$5];IF([.C52]=[.$V$6];[.$U$6];IF([.C52]=[.$V$7];[.$U$7];IF([.C52]=[.$V$8];[.$U$8];IF([.C52]=[.$V$9];[.$U$9];IF([.C52]=[.$V$10];[.$U$10];IF([.C52]=[.$V$11];[.$U$11];IF([.C52]=[.$V$13];[.$U$13];IF([.C52]=[.$V$14];[.$U$14];IF([.C52]=[.$V$15];[.$U$15];IF([.C52]=[.$V$17];[.$U$17];IF([.C52]=[.$V$18];[.$U$18];IF([.C52]=[.$V$19];[.$U$19];IF([.C52]=[.$V$21];[.$U$21];IF([.C52]=[.$V$22];[.$U$22];IF([.C52]=[.$V$23];[.$U$23];IF([.C52]=[.$V$24];[.$U$24];IF([.C52]=[.$V$26];[.$U$26];&quot;&quot;))))))))))))))))))" office:value-type="string" office:string-value="WALL_E_2" calcext:value-type="string">
            <text:p>WALL_E_2</text:p>
          </table:table-cell>
          <table:table-cell table:style-name="ce21" table:formula="of:=IF([.C52]=[.$V$5];[.$U$5];IF([.C52]=[.$V$6];[.$U$6];IF([.C52]=[.$V$7];[.$U$7];IF([.C52]=[.$V$8];[.$U$8];IF([.C52]=[.$V$9];[.$U$9];IF([.C52]=[.$V$10];[.$U$10];IF([.C52]=[.$V$11];[.$U$11];IF([.C52]=[.$V$13];[.$U$13];IF([.C52]=[.$V$14];[.$U$14];IF([.C52]=[.$V$15];[.$U$15];IF([.C52]=[.$V$17];[.$U$17];IF([.C52]=[.$V$18];[.$U$18];IF([.C52]=[.$V$19];[.$U$19];IF([.C52]=[.$V$21];[.$U$21];IF([.C52]=[.$V$22];[.$U$22];IF([.C52]=[.$V$23];[.$U$23];IF([.C52]=[.$V$24];[.$U$24];IF([.C52]=[.$V$26];[.$U$26];[.C52]))))))))))))))))))" office:value-type="string" office:string-value="WALL_E_2" calcext:value-type="string">
            <text:p>WALL_E_2</text:p>
          </table:table-cell>
          <table:table-cell table:formula="of:=IF([.B52]=&quot;&quot;;&quot;  ---&gt;  &quot;;&quot;&quot;)">
            <text:p/>
          </table:table-cell>
          <table:table-cell table:style-name="ce35" table:formula="of:=IF([.E52]=[.$V$5];[.$U$5]; IF([.E52]=[.$V$6];[.$U$6]; IF([.E52]=[.$V$7];[.$U$7]; IF([.E52]=[.$V$8];[.$U$8]; IF([.E52]=[.$V$9];[.$U$9]; IF([.E52]=[.$V$10];[.$U$10]; IF([.E52]=[.$V$11];[.$U$11]; IF([.E52]=[.$V$13];[.$U$13]; IF([.E52]=[.$V$14];[.$U$15]; IF([.E52]=[.$V$15];[.$U$14]; IF([.E52]=[.$V$17];[.$U$17]; IF([.E52]=[.$V$18];[.$U$18];  IF([.E52]=[.$V$19];[.$U$19]; IF([.E52]=[.$V$13];[.$U$13]; IF([.E52]=[.$V$14];[.$U$15]; IF([.E52]=[.$V$15];[.$U$14]; IF([.E52]=[.$V$17];[.$U$17]; IF([.E52]=[.$V$18];[.$U$18];  IF([.E52]=[.$V$19];[.$U$19]; IF([.E52]=[.$V$21];[.$U$21];IF([.E52]=[.$V$22];[.$U$22];IF([.E52]=[.$V$23];[.$U$23];IF([.E52]=[.$V$24];[.$U$24];IF([.E52]=[.$V$26];[.$U$26];[.E52]))))) ) ) ) ) ) ) ) ) ) ) ) ) ) ) ) ) ) ) )" office:value-type="string" office:string-value="Brasier" calcext:value-type="string">
            <text:p>Brasier</text:p>
          </table:table-cell>
          <table:table-cell table:formula="of:=[.F52]" office:value-type="float" office:value="0" calcext:value-type="float">
            <text:p>0</text:p>
          </table:table-cell>
          <table:table-cell table:number-columns-repeated="9"/>
          <table:table-cell table:style-name="ce2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4"/>
          <table:table-cell table:style-name="ce22" table:formula="of:=IF([.C53]=[.$V$5];[.$U$5];IF([.C53]=[.$V$6];[.$U$6];IF([.C53]=[.$V$7];[.$U$7];IF([.C53]=[.$V$8];[.$U$8];IF([.C53]=[.$V$9];[.$U$9];IF([.C53]=[.$V$10];[.$U$10];IF([.C53]=[.$V$11];[.$U$11];IF([.C53]=[.$V$13];[.$U$13];IF([.C53]=[.$V$14];[.$U$14];IF([.C53]=[.$V$15];[.$U$15];IF([.C53]=[.$V$17];[.$U$17];IF([.C53]=[.$V$18];[.$U$18];IF([.C53]=[.$V$19];[.$U$19];IF([.C53]=[.$V$21];[.$U$21];IF([.C53]=[.$V$22];[.$U$22];IF([.C53]=[.$V$23];[.$U$23];IF([.C53]=[.$V$24];[.$U$24];IF([.C53]=[.$V$26];[.$U$26];&quot;&quot;))))))))))))))))))">
            <text:p/>
          </table:table-cell>
          <table:table-cell table:style-name="ce21" table:formula="of:=IF([.C53]=[.$V$5];[.$U$5];IF([.C53]=[.$V$6];[.$U$6];IF([.C53]=[.$V$7];[.$U$7];IF([.C53]=[.$V$8];[.$U$8];IF([.C53]=[.$V$9];[.$U$9];IF([.C53]=[.$V$10];[.$U$10];IF([.C53]=[.$V$11];[.$U$11];IF([.C53]=[.$V$13];[.$U$13];IF([.C53]=[.$V$14];[.$U$14];IF([.C53]=[.$V$15];[.$U$15];IF([.C53]=[.$V$17];[.$U$17];IF([.C53]=[.$V$18];[.$U$18];IF([.C53]=[.$V$19];[.$U$19];IF([.C53]=[.$V$21];[.$U$21];IF([.C53]=[.$V$22];[.$U$22];IF([.C53]=[.$V$23];[.$U$23];IF([.C53]=[.$V$24];[.$U$24];IF([.C53]=[.$V$26];[.$U$26];[.C53]))))))))))))))))))" office:value-type="string" office:string-value="Larcin" calcext:value-type="string">
            <text:p>Larcin</text:p>
          </table:table-cell>
          <table:table-cell table:formula="of:=IF([.B53]=&quot;&quot;;&quot;  ---&gt;  &quot;;&quot;&quot;)">
            <text:p/>
          </table:table-cell>
          <table:table-cell table:style-name="ce35" table:formula="of:=IF([.E53]=[.$V$5];[.$U$5]; IF([.E53]=[.$V$6];[.$U$6]; IF([.E53]=[.$V$7];[.$U$7]; IF([.E53]=[.$V$8];[.$U$8]; IF([.E53]=[.$V$9];[.$U$9]; IF([.E53]=[.$V$10];[.$U$10]; IF([.E53]=[.$V$11];[.$U$11]; IF([.E53]=[.$V$13];[.$U$13]; IF([.E53]=[.$V$14];[.$U$15]; IF([.E53]=[.$V$15];[.$U$14]; IF([.E53]=[.$V$17];[.$U$17]; IF([.E53]=[.$V$18];[.$U$18];  IF([.E53]=[.$V$19];[.$U$19]; IF([.E53]=[.$V$13];[.$U$13]; IF([.E53]=[.$V$14];[.$U$15]; IF([.E53]=[.$V$15];[.$U$14]; IF([.E53]=[.$V$17];[.$U$17]; IF([.E53]=[.$V$18];[.$U$18];  IF([.E53]=[.$V$19];[.$U$19]; IF([.E53]=[.$V$21];[.$U$21];IF([.E53]=[.$V$22];[.$U$22];IF([.E53]=[.$V$23];[.$U$23];IF([.E53]=[.$V$24];[.$U$24];IF([.E53]=[.$V$26];[.$U$26];[.E53]))))) ) ) ) ) ) ) ) ) ) ) ) ) ) ) ) ) ) ) )" office:value-type="string" office:string-value="Larcin" calcext:value-type="string">
            <text:p>Larcin</text:p>
          </table:table-cell>
          <table:table-cell table:formula="of:=[.F53]" office:value-type="string" office:string-value="brasier1" calcext:value-type="string">
            <text:p>brasier1</text:p>
          </table:table-cell>
          <table:table-cell table:number-columns-repeated="9"/>
          <table:table-cell table:style-name="ce22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7"/>
          <table:table-cell table:style-name="ce22" table:formula="of:=IF([.C54]=[.$V$5];[.$U$5];IF([.C54]=[.$V$6];[.$U$6];IF([.C54]=[.$V$7];[.$U$7];IF([.C54]=[.$V$8];[.$U$8];IF([.C54]=[.$V$9];[.$U$9];IF([.C54]=[.$V$10];[.$U$10];IF([.C54]=[.$V$11];[.$U$11];IF([.C54]=[.$V$13];[.$U$13];IF([.C54]=[.$V$14];[.$U$14];IF([.C54]=[.$V$15];[.$U$15];IF([.C54]=[.$V$17];[.$U$17];IF([.C54]=[.$V$18];[.$U$18];IF([.C54]=[.$V$19];[.$U$19];IF([.C54]=[.$V$21];[.$U$21];IF([.C54]=[.$V$22];[.$U$22];IF([.C54]=[.$V$23];[.$U$23];IF([.C54]=[.$V$24];[.$U$24];IF([.C54]=[.$V$26];[.$U$26];&quot;&quot;))))))))))))))))))">
            <text:p/>
          </table:table-cell>
          <table:table-cell table:style-name="ce21" table:formula="of:=IF([.C54]=[.$V$5];[.$U$5];IF([.C54]=[.$V$6];[.$U$6];IF([.C54]=[.$V$7];[.$U$7];IF([.C54]=[.$V$8];[.$U$8];IF([.C54]=[.$V$9];[.$U$9];IF([.C54]=[.$V$10];[.$U$10];IF([.C54]=[.$V$11];[.$U$11];IF([.C54]=[.$V$13];[.$U$13];IF([.C54]=[.$V$14];[.$U$14];IF([.C54]=[.$V$15];[.$U$15];IF([.C54]=[.$V$17];[.$U$17];IF([.C54]=[.$V$18];[.$U$18];IF([.C54]=[.$V$19];[.$U$19];IF([.C54]=[.$V$21];[.$U$21];IF([.C54]=[.$V$22];[.$U$22];IF([.C54]=[.$V$23];[.$U$23];IF([.C54]=[.$V$24];[.$U$24];IF([.C54]=[.$V$26];[.$U$26];[.C54]))))))))))))))))))" office:value-type="string" office:string-value="Brasier" calcext:value-type="string">
            <text:p>Brasier</text:p>
          </table:table-cell>
          <table:table-cell table:formula="of:=IF([.B5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54]=[.$V$5];[.$U$5]; IF([.E54]=[.$V$6];[.$U$6]; IF([.E54]=[.$V$7];[.$U$7]; IF([.E54]=[.$V$8];[.$U$8]; IF([.E54]=[.$V$9];[.$U$9]; IF([.E54]=[.$V$10];[.$U$10]; IF([.E54]=[.$V$11];[.$U$11]; IF([.E54]=[.$V$13];[.$U$13]; IF([.E54]=[.$V$14];[.$U$15]; IF([.E54]=[.$V$15];[.$U$14]; IF([.E54]=[.$V$17];[.$U$17]; IF([.E54]=[.$V$18];[.$U$18];  IF([.E54]=[.$V$19];[.$U$19]; IF([.E54]=[.$V$13];[.$U$13]; IF([.E54]=[.$V$14];[.$U$15]; IF([.E54]=[.$V$15];[.$U$14]; IF([.E54]=[.$V$17];[.$U$17]; IF([.E54]=[.$V$18];[.$U$18];  IF([.E54]=[.$V$19];[.$U$19]; IF([.E54]=[.$V$21];[.$U$21];IF([.E54]=[.$V$22];[.$U$22];IF([.E54]=[.$V$23];[.$U$23];IF([.E54]=[.$V$24];[.$U$24];IF([.E54]=[.$V$26];[.$U$26];[.E54]))))) ) ) ) ) ) ) ) ) ) ) ) ) ) ) ) ) ) ) )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number-columns-repeated="9"/>
          <table:table-cell table:style-name="ce2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5"/>
          <table:table-cell table:style-name="ce22" table:formula="of:=IF([.C55]=[.$V$5];[.$U$5];IF([.C55]=[.$V$6];[.$U$6];IF([.C55]=[.$V$7];[.$U$7];IF([.C55]=[.$V$8];[.$U$8];IF([.C55]=[.$V$9];[.$U$9];IF([.C55]=[.$V$10];[.$U$10];IF([.C55]=[.$V$11];[.$U$11];IF([.C55]=[.$V$13];[.$U$13];IF([.C55]=[.$V$14];[.$U$14];IF([.C55]=[.$V$15];[.$U$15];IF([.C55]=[.$V$17];[.$U$17];IF([.C55]=[.$V$18];[.$U$18];IF([.C55]=[.$V$19];[.$U$19];IF([.C55]=[.$V$21];[.$U$21];IF([.C55]=[.$V$22];[.$U$22];IF([.C55]=[.$V$23];[.$U$23];IF([.C55]=[.$V$24];[.$U$24];IF([.C55]=[.$V$26];[.$U$26];&quot;&quot;))))))))))))))))))" office:value-type="string" office:string-value="WALL_E_2" calcext:value-type="string">
            <text:p>WALL_E_2</text:p>
          </table:table-cell>
          <table:table-cell table:style-name="ce21" table:formula="of:=IF([.C55]=[.$V$5];[.$U$5];IF([.C55]=[.$V$6];[.$U$6];IF([.C55]=[.$V$7];[.$U$7];IF([.C55]=[.$V$8];[.$U$8];IF([.C55]=[.$V$9];[.$U$9];IF([.C55]=[.$V$10];[.$U$10];IF([.C55]=[.$V$11];[.$U$11];IF([.C55]=[.$V$13];[.$U$13];IF([.C55]=[.$V$14];[.$U$14];IF([.C55]=[.$V$15];[.$U$15];IF([.C55]=[.$V$17];[.$U$17];IF([.C55]=[.$V$18];[.$U$18];IF([.C55]=[.$V$19];[.$U$19];IF([.C55]=[.$V$21];[.$U$21];IF([.C55]=[.$V$22];[.$U$22];IF([.C55]=[.$V$23];[.$U$23];IF([.C55]=[.$V$24];[.$U$24];IF([.C55]=[.$V$26];[.$U$26];[.C55]))))))))))))))))))" office:value-type="string" office:string-value="WALL_E_2" calcext:value-type="string">
            <text:p>WALL_E_2</text:p>
          </table:table-cell>
          <table:table-cell table:formula="of:=IF([.B55]=&quot;&quot;;&quot;  ---&gt;  &quot;;&quot;&quot;)">
            <text:p/>
          </table:table-cell>
          <table:table-cell table:style-name="ce35" table:formula="of:=IF([.E55]=[.$V$5];[.$U$5]; IF([.E55]=[.$V$6];[.$U$6]; IF([.E55]=[.$V$7];[.$U$7]; IF([.E55]=[.$V$8];[.$U$8]; IF([.E55]=[.$V$9];[.$U$9]; IF([.E55]=[.$V$10];[.$U$10]; IF([.E55]=[.$V$11];[.$U$11]; IF([.E55]=[.$V$13];[.$U$13]; IF([.E55]=[.$V$14];[.$U$15]; IF([.E55]=[.$V$15];[.$U$14]; IF([.E55]=[.$V$17];[.$U$17]; IF([.E55]=[.$V$18];[.$U$18];  IF([.E55]=[.$V$19];[.$U$19]; IF([.E55]=[.$V$13];[.$U$13]; IF([.E55]=[.$V$14];[.$U$15]; IF([.E55]=[.$V$15];[.$U$14]; IF([.E55]=[.$V$17];[.$U$17]; IF([.E55]=[.$V$18];[.$U$18];  IF([.E55]=[.$V$19];[.$U$19]; IF([.E55]=[.$V$21];[.$U$21];IF([.E55]=[.$V$22];[.$U$22];IF([.E55]=[.$V$23];[.$U$23];IF([.E55]=[.$V$24];[.$U$24];IF([.E55]=[.$V$26];[.$U$26];[.E55]))))) ) ) ) ) ) ) ) ) ) ) ) ) ) ) ) ) ) ) )" office:value-type="string" office:string-value="Brasier" calcext:value-type="string">
            <text:p>Brasier</text:p>
          </table:table-cell>
          <table:table-cell table:formula="of:=[.F55]" office:value-type="float" office:value="0" calcext:value-type="float">
            <text:p>0</text:p>
          </table:table-cell>
          <table:table-cell table:number-columns-repeated="9"/>
          <table:table-cell table:style-name="ce2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 table:number-columns-repeated="4"/>
          <table:table-cell table:style-name="ce22" table:formula="of:=IF([.C56]=[.$V$5];[.$U$5];IF([.C56]=[.$V$6];[.$U$6];IF([.C56]=[.$V$7];[.$U$7];IF([.C56]=[.$V$8];[.$U$8];IF([.C56]=[.$V$9];[.$U$9];IF([.C56]=[.$V$10];[.$U$10];IF([.C56]=[.$V$11];[.$U$11];IF([.C56]=[.$V$13];[.$U$13];IF([.C56]=[.$V$14];[.$U$14];IF([.C56]=[.$V$15];[.$U$15];IF([.C56]=[.$V$17];[.$U$17];IF([.C56]=[.$V$18];[.$U$18];IF([.C56]=[.$V$19];[.$U$19];IF([.C56]=[.$V$21];[.$U$21];IF([.C56]=[.$V$22];[.$U$22];IF([.C56]=[.$V$23];[.$U$23];IF([.C56]=[.$V$24];[.$U$24];IF([.C56]=[.$V$26];[.$U$26];&quot;&quot;))))))))))))))))))">
            <text:p/>
          </table:table-cell>
          <table:table-cell table:style-name="ce21" table:formula="of:=IF([.C56]=[.$V$5];[.$U$5];IF([.C56]=[.$V$6];[.$U$6];IF([.C56]=[.$V$7];[.$U$7];IF([.C56]=[.$V$8];[.$U$8];IF([.C56]=[.$V$9];[.$U$9];IF([.C56]=[.$V$10];[.$U$10];IF([.C56]=[.$V$11];[.$U$11];IF([.C56]=[.$V$13];[.$U$13];IF([.C56]=[.$V$14];[.$U$14];IF([.C56]=[.$V$15];[.$U$15];IF([.C56]=[.$V$17];[.$U$17];IF([.C56]=[.$V$18];[.$U$18];IF([.C56]=[.$V$19];[.$U$19];IF([.C56]=[.$V$21];[.$U$21];IF([.C56]=[.$V$22];[.$U$22];IF([.C56]=[.$V$23];[.$U$23];IF([.C56]=[.$V$24];[.$U$24];IF([.C56]=[.$V$26];[.$U$26];[.C56]))))))))))))))))))" office:value-type="string" office:string-value="Non Larcin" calcext:value-type="string">
            <text:p>Non Larcin</text:p>
          </table:table-cell>
          <table:table-cell table:formula="of:=IF([.B56]=&quot;&quot;;&quot;  ---&gt;  &quot;;&quot;&quot;)">
            <text:p/>
          </table:table-cell>
          <table:table-cell table:style-name="ce35" table:formula="of:=IF([.E56]=[.$V$5];[.$U$5]; IF([.E56]=[.$V$6];[.$U$6]; IF([.E56]=[.$V$7];[.$U$7]; IF([.E56]=[.$V$8];[.$U$8]; IF([.E56]=[.$V$9];[.$U$9]; IF([.E56]=[.$V$10];[.$U$10]; IF([.E56]=[.$V$11];[.$U$11]; IF([.E56]=[.$V$13];[.$U$13]; IF([.E56]=[.$V$14];[.$U$15]; IF([.E56]=[.$V$15];[.$U$14]; IF([.E56]=[.$V$17];[.$U$17]; IF([.E56]=[.$V$18];[.$U$18];  IF([.E56]=[.$V$19];[.$U$19]; IF([.E56]=[.$V$13];[.$U$13]; IF([.E56]=[.$V$14];[.$U$15]; IF([.E56]=[.$V$15];[.$U$14]; IF([.E56]=[.$V$17];[.$U$17]; IF([.E56]=[.$V$18];[.$U$18];  IF([.E56]=[.$V$19];[.$U$19]; IF([.E56]=[.$V$21];[.$U$21];IF([.E56]=[.$V$22];[.$U$22];IF([.E56]=[.$V$23];[.$U$23];IF([.E56]=[.$V$24];[.$U$24];IF([.E56]=[.$V$26];[.$U$26];[.E56]))))) ) ) ) ) ) ) ) ) ) ) ) ) ) ) ) ) ) ) )" office:value-type="string" office:string-value="BET_ENLARGE" calcext:value-type="string">
            <text:p>BET_ENLARGE</text:p>
          </table:table-cell>
          <table:table-cell table:formula="of:=[.F56]" office:value-type="string" office:string-value="brasier2" calcext:value-type="string">
            <text:p>brasier2</text:p>
          </table:table-cell>
          <table:table-cell table:number-columns-repeated="9"/>
          <table:table-cell table:style-name="ce22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5"/>
          <table:table-cell table:style-name="ce22" table:formula="of:=IF([.C57]=[.$V$5];[.$U$5];IF([.C57]=[.$V$6];[.$U$6];IF([.C57]=[.$V$7];[.$U$7];IF([.C57]=[.$V$8];[.$U$8];IF([.C57]=[.$V$9];[.$U$9];IF([.C57]=[.$V$10];[.$U$10];IF([.C57]=[.$V$11];[.$U$11];IF([.C57]=[.$V$13];[.$U$13];IF([.C57]=[.$V$14];[.$U$14];IF([.C57]=[.$V$15];[.$U$15];IF([.C57]=[.$V$17];[.$U$17];IF([.C57]=[.$V$18];[.$U$18];IF([.C57]=[.$V$19];[.$U$19];IF([.C57]=[.$V$21];[.$U$21];IF([.C57]=[.$V$22];[.$U$22];IF([.C57]=[.$V$23];[.$U$23];IF([.C57]=[.$V$24];[.$U$24];IF([.C57]=[.$V$26];[.$U$26];&quot;&quot;))))))))))))))))))">
            <text:p/>
          </table:table-cell>
          <table:table-cell table:style-name="ce21" table:formula="of:=IF([.C57]=[.$V$5];[.$U$5];IF([.C57]=[.$V$6];[.$U$6];IF([.C57]=[.$V$7];[.$U$7];IF([.C57]=[.$V$8];[.$U$8];IF([.C57]=[.$V$9];[.$U$9];IF([.C57]=[.$V$10];[.$U$10];IF([.C57]=[.$V$11];[.$U$11];IF([.C57]=[.$V$13];[.$U$13];IF([.C57]=[.$V$14];[.$U$14];IF([.C57]=[.$V$15];[.$U$15];IF([.C57]=[.$V$17];[.$U$17];IF([.C57]=[.$V$18];[.$U$18];IF([.C57]=[.$V$19];[.$U$19];IF([.C57]=[.$V$21];[.$U$21];IF([.C57]=[.$V$22];[.$U$22];IF([.C57]=[.$V$23];[.$U$23];IF([.C57]=[.$V$24];[.$U$24];IF([.C57]=[.$V$26];[.$U$26];[.C57]))))))))))))))))))" office:value-type="string" office:string-value="Resistance" calcext:value-type="string">
            <text:p>Resistance</text:p>
          </table:table-cell>
          <table:table-cell table:formula="of:=IF([.B5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57]=[.$V$5];[.$U$5]; IF([.E57]=[.$V$6];[.$U$6]; IF([.E57]=[.$V$7];[.$U$7]; IF([.E57]=[.$V$8];[.$U$8]; IF([.E57]=[.$V$9];[.$U$9]; IF([.E57]=[.$V$10];[.$U$10]; IF([.E57]=[.$V$11];[.$U$11]; IF([.E57]=[.$V$13];[.$U$13]; IF([.E57]=[.$V$14];[.$U$15]; IF([.E57]=[.$V$15];[.$U$14]; IF([.E57]=[.$V$17];[.$U$17]; IF([.E57]=[.$V$18];[.$U$18];  IF([.E57]=[.$V$19];[.$U$19]; IF([.E57]=[.$V$13];[.$U$13]; IF([.E57]=[.$V$14];[.$U$15]; IF([.E57]=[.$V$15];[.$U$14]; IF([.E57]=[.$V$17];[.$U$17]; IF([.E57]=[.$V$18];[.$U$18];  IF([.E57]=[.$V$19];[.$U$19]; IF([.E57]=[.$V$21];[.$U$21];IF([.E57]=[.$V$22];[.$U$22];IF([.E57]=[.$V$23];[.$U$23];IF([.E57]=[.$V$24];[.$U$24];IF([.E57]=[.$V$26];[.$U$26];[.E57]))))) ) ) ) ) ) ) ) ) ) ) ) ) ) ) ) ) ) ) )" office:value-type="string" office:string-value="Resistance" calcext:value-type="string">
            <text:p>Resistance</text:p>
          </table:table-cell>
          <table:table-cell table:formula="of:=[.F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4"/>
          <table:table-cell table:style-name="ce22" table:formula="of:=IF([.C58]=[.$V$5];[.$U$5];IF([.C58]=[.$V$6];[.$U$6];IF([.C58]=[.$V$7];[.$U$7];IF([.C58]=[.$V$8];[.$U$8];IF([.C58]=[.$V$9];[.$U$9];IF([.C58]=[.$V$10];[.$U$10];IF([.C58]=[.$V$11];[.$U$11];IF([.C58]=[.$V$13];[.$U$13];IF([.C58]=[.$V$14];[.$U$14];IF([.C58]=[.$V$15];[.$U$15];IF([.C58]=[.$V$17];[.$U$17];IF([.C58]=[.$V$18];[.$U$18];IF([.C58]=[.$V$19];[.$U$19];IF([.C58]=[.$V$21];[.$U$21];IF([.C58]=[.$V$22];[.$U$22];IF([.C58]=[.$V$23];[.$U$23];IF([.C58]=[.$V$24];[.$U$24];IF([.C58]=[.$V$26];[.$U$26];&quot;&quot;))))))))))))))))))">
            <text:p/>
          </table:table-cell>
          <table:table-cell table:style-name="ce21" table:formula="of:=IF([.C58]=[.$V$5];[.$U$5];IF([.C58]=[.$V$6];[.$U$6];IF([.C58]=[.$V$7];[.$U$7];IF([.C58]=[.$V$8];[.$U$8];IF([.C58]=[.$V$9];[.$U$9];IF([.C58]=[.$V$10];[.$U$10];IF([.C58]=[.$V$11];[.$U$11];IF([.C58]=[.$V$13];[.$U$13];IF([.C58]=[.$V$14];[.$U$14];IF([.C58]=[.$V$15];[.$U$15];IF([.C58]=[.$V$17];[.$U$17];IF([.C58]=[.$V$18];[.$U$18];IF([.C58]=[.$V$19];[.$U$19];IF([.C58]=[.$V$21];[.$U$21];IF([.C58]=[.$V$22];[.$U$22];IF([.C58]=[.$V$23];[.$U$23];IF([.C58]=[.$V$24];[.$U$24];IF([.C58]=[.$V$26];[.$U$26];[.C58]))))))))))))))))))" office:value-type="string" office:string-value="Brasier" calcext:value-type="string">
            <text:p>Brasier</text:p>
          </table:table-cell>
          <table:table-cell table:formula="of:=IF([.B58]=&quot;&quot;;&quot;  ---&gt;  &quot;;&quot;&quot;)">
            <text:p/>
          </table:table-cell>
          <table:table-cell table:style-name="ce35" table:formula="of:=IF([.E58]=[.$V$5];[.$U$5]; IF([.E58]=[.$V$6];[.$U$6]; IF([.E58]=[.$V$7];[.$U$7]; IF([.E58]=[.$V$8];[.$U$8]; IF([.E58]=[.$V$9];[.$U$9]; IF([.E58]=[.$V$10];[.$U$10]; IF([.E58]=[.$V$11];[.$U$11]; IF([.E58]=[.$V$13];[.$U$13]; IF([.E58]=[.$V$14];[.$U$15]; IF([.E58]=[.$V$15];[.$U$14]; IF([.E58]=[.$V$17];[.$U$17]; IF([.E58]=[.$V$18];[.$U$18];  IF([.E58]=[.$V$19];[.$U$19]; IF([.E58]=[.$V$13];[.$U$13]; IF([.E58]=[.$V$14];[.$U$15]; IF([.E58]=[.$V$15];[.$U$14]; IF([.E58]=[.$V$17];[.$U$17]; IF([.E58]=[.$V$18];[.$U$18];  IF([.E58]=[.$V$19];[.$U$19]; IF([.E58]=[.$V$21];[.$U$21];IF([.E58]=[.$V$22];[.$U$22];IF([.E58]=[.$V$23];[.$U$23];IF([.E58]=[.$V$24];[.$U$24];IF([.E58]=[.$V$26];[.$U$26];[.E58]))))) ) ) ) ) ) ) ) ) ) ) ) ) ) ) ) ) ) ) )" office:value-type="string" office:string-value="Brasier" calcext:value-type="string">
            <text:p>Brasier</text:p>
          </table:table-cell>
          <table:table-cell table:formula="of:=[.F58]" office:value-type="string" office:string-value="res1" calcext:value-type="string">
            <text:p>re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5"/>
          <table:table-cell table:style-name="ce22" table:formula="of:=IF([.C59]=[.$V$5];[.$U$5];IF([.C59]=[.$V$6];[.$U$6];IF([.C59]=[.$V$7];[.$U$7];IF([.C59]=[.$V$8];[.$U$8];IF([.C59]=[.$V$9];[.$U$9];IF([.C59]=[.$V$10];[.$U$10];IF([.C59]=[.$V$11];[.$U$11];IF([.C59]=[.$V$13];[.$U$13];IF([.C59]=[.$V$14];[.$U$14];IF([.C59]=[.$V$15];[.$U$15];IF([.C59]=[.$V$17];[.$U$17];IF([.C59]=[.$V$18];[.$U$18];IF([.C59]=[.$V$19];[.$U$19];IF([.C59]=[.$V$21];[.$U$21];IF([.C59]=[.$V$22];[.$U$22];IF([.C59]=[.$V$23];[.$U$23];IF([.C59]=[.$V$24];[.$U$24];IF([.C59]=[.$V$26];[.$U$26];&quot;&quot;))))))))))))))))))">
            <text:p/>
          </table:table-cell>
          <table:table-cell table:style-name="ce21" table:formula="of:=IF([.C59]=[.$V$5];[.$U$5];IF([.C59]=[.$V$6];[.$U$6];IF([.C59]=[.$V$7];[.$U$7];IF([.C59]=[.$V$8];[.$U$8];IF([.C59]=[.$V$9];[.$U$9];IF([.C59]=[.$V$10];[.$U$10];IF([.C59]=[.$V$11];[.$U$11];IF([.C59]=[.$V$13];[.$U$13];IF([.C59]=[.$V$14];[.$U$14];IF([.C59]=[.$V$15];[.$U$15];IF([.C59]=[.$V$17];[.$U$17];IF([.C59]=[.$V$18];[.$U$18];IF([.C59]=[.$V$19];[.$U$19];IF([.C59]=[.$V$21];[.$U$21];IF([.C59]=[.$V$22];[.$U$22];IF([.C59]=[.$V$23];[.$U$23];IF([.C59]=[.$V$24];[.$U$24];IF([.C59]=[.$V$26];[.$U$26];[.C59]))))))))))))))))))" office:value-type="string" office:string-value="Resistance" calcext:value-type="string">
            <text:p>Resistance</text:p>
          </table:table-cell>
          <table:table-cell table:formula="of:=IF([.B59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21" table:formula="of:=IF([.E59]=[.$V$5];[.$U$5]; IF([.E59]=[.$V$6];[.$U$6]; IF([.E59]=[.$V$7];[.$U$7]; IF([.E59]=[.$V$8];[.$U$8]; IF([.E59]=[.$V$9];[.$U$9]; IF([.E59]=[.$V$10];[.$U$10]; IF([.E59]=[.$V$11];[.$U$11]; IF([.E59]=[.$V$13];[.$U$13]; IF([.E59]=[.$V$14];[.$U$15]; IF([.E59]=[.$V$15];[.$U$14]; IF([.E59]=[.$V$17];[.$U$17]; IF([.E59]=[.$V$18];[.$U$18];  IF([.E59]=[.$V$19];[.$U$19]; IF([.E59]=[.$V$13];[.$U$13]; IF([.E59]=[.$V$14];[.$U$15]; IF([.E59]=[.$V$15];[.$U$14]; IF([.E59]=[.$V$17];[.$U$17]; IF([.E59]=[.$V$18];[.$U$18];  IF([.E59]=[.$V$19];[.$U$19]; IF([.E59]=[.$V$21];[.$U$21];IF([.E59]=[.$V$22];[.$U$22];IF([.E59]=[.$V$23];[.$U$23];IF([.E59]=[.$V$24];[.$U$24];IF([.E59]=[.$V$26];[.$U$26];[.E59]))))) ) ) ) ) ) ) ) ) ) ) ) ) ) ) ) ) ) ) )" office:value-type="string" office:string-value="Resistance" calcext:value-type="string">
            <text:p>Resistance</text:p>
          </table:table-cell>
          <table:table-cell table:formula="of:=[.F5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 table:number-columns-repeated="4"/>
          <table:table-cell table:style-name="ce22" table:formula="of:=IF([.C60]=[.$V$5];[.$U$5];IF([.C60]=[.$V$6];[.$U$6];IF([.C60]=[.$V$7];[.$U$7];IF([.C60]=[.$V$8];[.$U$8];IF([.C60]=[.$V$9];[.$U$9];IF([.C60]=[.$V$10];[.$U$10];IF([.C60]=[.$V$11];[.$U$11];IF([.C60]=[.$V$13];[.$U$13];IF([.C60]=[.$V$14];[.$U$14];IF([.C60]=[.$V$15];[.$U$15];IF([.C60]=[.$V$17];[.$U$17];IF([.C60]=[.$V$18];[.$U$18];IF([.C60]=[.$V$19];[.$U$19];IF([.C60]=[.$V$21];[.$U$21];IF([.C60]=[.$V$22];[.$U$22];IF([.C60]=[.$V$23];[.$U$23];IF([.C60]=[.$V$24];[.$U$24];IF([.C60]=[.$V$26];[.$U$26];&quot;&quot;))))))))))))))))))" office:value-type="string" office:string-value="WALL_S_1" calcext:value-type="string">
            <text:p>WALL_S_1</text:p>
          </table:table-cell>
          <table:table-cell table:style-name="ce32" table:formula="of:=IF([.C60]=[.$V$5];[.$U$5];IF([.C60]=[.$V$6];[.$U$6];IF([.C60]=[.$V$7];[.$U$7];IF([.C60]=[.$V$8];[.$U$8];IF([.C60]=[.$V$9];[.$U$9];IF([.C60]=[.$V$10];[.$U$10];IF([.C60]=[.$V$11];[.$U$11];IF([.C60]=[.$V$13];[.$U$13];IF([.C60]=[.$V$14];[.$U$14];IF([.C60]=[.$V$15];[.$U$15];IF([.C60]=[.$V$17];[.$U$17];IF([.C60]=[.$V$18];[.$U$18];IF([.C60]=[.$V$19];[.$U$19];IF([.C60]=[.$V$21];[.$U$21];IF([.C60]=[.$V$22];[.$U$22];IF([.C60]=[.$V$23];[.$U$23];IF([.C60]=[.$V$24];[.$U$24];IF([.C60]=[.$V$26];[.$U$26];[.C60]))))))))))))))))))" office:value-type="string" office:string-value="WALL_S_1" calcext:value-type="string">
            <text:p>WALL_S_1</text:p>
          </table:table-cell>
          <table:table-cell table:style-name="ce33" table:formula="of:=IF([.B60]=&quot;&quot;;&quot;  ---&gt;  &quot;;&quot;&quot;)">
            <text:p/>
          </table:table-cell>
          <table:table-cell table:style-name="ce35" table:formula="of:=IF([.E60]=[.$V$5];[.$U$5]; IF([.E60]=[.$V$6];[.$U$6]; IF([.E60]=[.$V$7];[.$U$7]; IF([.E60]=[.$V$8];[.$U$8]; IF([.E60]=[.$V$9];[.$U$9]; IF([.E60]=[.$V$10];[.$U$10]; IF([.E60]=[.$V$11];[.$U$11]; IF([.E60]=[.$V$13];[.$U$13]; IF([.E60]=[.$V$14];[.$U$15]; IF([.E60]=[.$V$15];[.$U$14]; IF([.E60]=[.$V$17];[.$U$17]; IF([.E60]=[.$V$18];[.$U$18];  IF([.E60]=[.$V$19];[.$U$19]; IF([.E60]=[.$V$13];[.$U$13]; IF([.E60]=[.$V$14];[.$U$15]; IF([.E60]=[.$V$15];[.$U$14]; IF([.E60]=[.$V$17];[.$U$17]; IF([.E60]=[.$V$18];[.$U$18];  IF([.E60]=[.$V$19];[.$U$19]; IF([.E60]=[.$V$21];[.$U$21];IF([.E60]=[.$V$22];[.$U$22];IF([.E60]=[.$V$23];[.$U$23];IF([.E60]=[.$V$24];[.$U$24];IF([.E60]=[.$V$26];[.$U$26];[.E60]))))) ) ) ) ) ) ) ) ) ) ) ) ) ) ) ) ) ) ) )" office:value-type="string" office:string-value="BET_SMALL" calcext:value-type="string">
            <text:p>BET_SMALL</text:p>
          </table:table-cell>
          <table:table-cell table:formula="of:=[.F60]" office:value-type="string" office:string-value="res2" calcext:value-type="string">
            <text:p>re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7"/>
          <table:table-cell table:style-name="ce22" table:formula="of:=IF([.C61]=[.$V$5];[.$U$5];IF([.C61]=[.$V$6];[.$U$6];IF([.C61]=[.$V$7];[.$U$7];IF([.C61]=[.$V$8];[.$U$8];IF([.C61]=[.$V$9];[.$U$9];IF([.C61]=[.$V$10];[.$U$10];IF([.C61]=[.$V$11];[.$U$11];IF([.C61]=[.$V$13];[.$U$13];IF([.C61]=[.$V$14];[.$U$14];IF([.C61]=[.$V$15];[.$U$15];IF([.C61]=[.$V$17];[.$U$17];IF([.C61]=[.$V$18];[.$U$18];IF([.C61]=[.$V$19];[.$U$19];IF([.C61]=[.$V$21];[.$U$21];IF([.C61]=[.$V$22];[.$U$22];IF([.C61]=[.$V$23];[.$U$23];IF([.C61]=[.$V$24];[.$U$24];IF([.C61]=[.$V$26];[.$U$26];&quot;&quot;))))))))))))))))))">
            <text:p/>
          </table:table-cell>
          <table:table-cell table:style-name="ce32" table:formula="of:=IF([.C61]=[.$V$5];[.$U$5];IF([.C61]=[.$V$6];[.$U$6];IF([.C61]=[.$V$7];[.$U$7];IF([.C61]=[.$V$8];[.$U$8];IF([.C61]=[.$V$9];[.$U$9];IF([.C61]=[.$V$10];[.$U$10];IF([.C61]=[.$V$11];[.$U$11];IF([.C61]=[.$V$13];[.$U$13];IF([.C61]=[.$V$14];[.$U$14];IF([.C61]=[.$V$15];[.$U$15];IF([.C61]=[.$V$17];[.$U$17];IF([.C61]=[.$V$18];[.$U$18];IF([.C61]=[.$V$19];[.$U$19];IF([.C61]=[.$V$21];[.$U$21];IF([.C61]=[.$V$22];[.$U$22];IF([.C61]=[.$V$23];[.$U$23];IF([.C61]=[.$V$24];[.$U$24];IF([.C61]=[.$V$26];[.$U$26];[.C61]))))))))))))))))))" office:value-type="string" office:string-value="Harpagon" calcext:value-type="string">
            <text:p>Harpagon</text:p>
          </table:table-cell>
          <table:table-cell table:style-name="ce33" table:formula="of:=IF([.B61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61]=[.$V$5];[.$U$5]; IF([.E61]=[.$V$6];[.$U$6]; IF([.E61]=[.$V$7];[.$U$7]; IF([.E61]=[.$V$8];[.$U$8]; IF([.E61]=[.$V$9];[.$U$9]; IF([.E61]=[.$V$10];[.$U$10]; IF([.E61]=[.$V$11];[.$U$11]; IF([.E61]=[.$V$13];[.$U$13]; IF([.E61]=[.$V$14];[.$U$15]; IF([.E61]=[.$V$15];[.$U$14]; IF([.E61]=[.$V$17];[.$U$17]; IF([.E61]=[.$V$18];[.$U$18];  IF([.E61]=[.$V$19];[.$U$19]; IF([.E61]=[.$V$13];[.$U$13]; IF([.E61]=[.$V$14];[.$U$15]; IF([.E61]=[.$V$15];[.$U$14]; IF([.E61]=[.$V$17];[.$U$17]; IF([.E61]=[.$V$18];[.$U$18];  IF([.E61]=[.$V$19];[.$U$19]; IF([.E61]=[.$V$21];[.$U$21];IF([.E61]=[.$V$22];[.$U$22];IF([.E61]=[.$V$23];[.$U$23];IF([.E61]=[.$V$24];[.$U$24];IF([.E61]=[.$V$26];[.$U$26];[.E61]))))) ) ) ) ) ) ) ) ) ) ) ) ) ) ) ) ) ) ) )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7"/>
          <table:table-cell table:style-name="ce22" table:formula="of:=IF([.C62]=[.$V$5];[.$U$5];IF([.C62]=[.$V$6];[.$U$6];IF([.C62]=[.$V$7];[.$U$7];IF([.C62]=[.$V$8];[.$U$8];IF([.C62]=[.$V$9];[.$U$9];IF([.C62]=[.$V$10];[.$U$10];IF([.C62]=[.$V$11];[.$U$11];IF([.C62]=[.$V$13];[.$U$13];IF([.C62]=[.$V$14];[.$U$14];IF([.C62]=[.$V$15];[.$U$15];IF([.C62]=[.$V$17];[.$U$17];IF([.C62]=[.$V$18];[.$U$18];IF([.C62]=[.$V$19];[.$U$19];IF([.C62]=[.$V$21];[.$U$21];IF([.C62]=[.$V$22];[.$U$22];IF([.C62]=[.$V$23];[.$U$23];IF([.C62]=[.$V$24];[.$U$24];IF([.C62]=[.$V$26];[.$U$26];&quot;&quot;))))))))))))))))))" office:value-type="string" office:string-value="Z2" calcext:value-type="string">
            <text:p>Z2</text:p>
          </table:table-cell>
          <table:table-cell table:style-name="ce32" table:formula="of:=IF([.C62]=[.$V$5];[.$U$5];IF([.C62]=[.$V$6];[.$U$6];IF([.C62]=[.$V$7];[.$U$7];IF([.C62]=[.$V$8];[.$U$8];IF([.C62]=[.$V$9];[.$U$9];IF([.C62]=[.$V$10];[.$U$10];IF([.C62]=[.$V$11];[.$U$11];IF([.C62]=[.$V$13];[.$U$13];IF([.C62]=[.$V$14];[.$U$14];IF([.C62]=[.$V$15];[.$U$15];IF([.C62]=[.$V$17];[.$U$17];IF([.C62]=[.$V$18];[.$U$18];IF([.C62]=[.$V$19];[.$U$19];IF([.C62]=[.$V$21];[.$U$21];IF([.C62]=[.$V$22];[.$U$22];IF([.C62]=[.$V$23];[.$U$23];IF([.C62]=[.$V$24];[.$U$24];IF([.C62]=[.$V$26];[.$U$26];[.C62]))))))))))))))))))" office:value-type="string" office:string-value="Z2" calcext:value-type="string">
            <text:p>Z2</text:p>
          </table:table-cell>
          <table:table-cell table:style-name="ce33" table:formula="of:=IF([.B62]=&quot;&quot;;&quot;  ---&gt;  &quot;;&quot;&quot;)">
            <text:p/>
          </table:table-cell>
          <table:table-cell table:style-name="ce35" table:formula="of:=IF([.E62]=[.$V$5];[.$U$5]; IF([.E62]=[.$V$6];[.$U$6]; IF([.E62]=[.$V$7];[.$U$7]; IF([.E62]=[.$V$8];[.$U$8]; IF([.E62]=[.$V$9];[.$U$9]; IF([.E62]=[.$V$10];[.$U$10]; IF([.E62]=[.$V$11];[.$U$11]; IF([.E62]=[.$V$13];[.$U$13]; IF([.E62]=[.$V$14];[.$U$15]; IF([.E62]=[.$V$15];[.$U$14]; IF([.E62]=[.$V$17];[.$U$17]; IF([.E62]=[.$V$18];[.$U$18];  IF([.E62]=[.$V$19];[.$U$19]; IF([.E62]=[.$V$13];[.$U$13]; IF([.E62]=[.$V$14];[.$U$15]; IF([.E62]=[.$V$15];[.$U$14]; IF([.E62]=[.$V$17];[.$U$17]; IF([.E62]=[.$V$18];[.$U$18];  IF([.E62]=[.$V$19];[.$U$19]; IF([.E62]=[.$V$21];[.$U$21];IF([.E62]=[.$V$22];[.$U$22];IF([.E62]=[.$V$23];[.$U$23];IF([.E62]=[.$V$24];[.$U$24];IF([.E62]=[.$V$26];[.$U$26];[.E62]))))) ) ) ) ) ) ) ) ) ) ) ) ) ) ) ) ) ) ) )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4"/>
          <table:table-cell table:style-name="ce22" table:formula="of:=IF([.C63]=[.$V$5];[.$U$5];IF([.C63]=[.$V$6];[.$U$6];IF([.C63]=[.$V$7];[.$U$7];IF([.C63]=[.$V$8];[.$U$8];IF([.C63]=[.$V$9];[.$U$9];IF([.C63]=[.$V$10];[.$U$10];IF([.C63]=[.$V$11];[.$U$11];IF([.C63]=[.$V$13];[.$U$13];IF([.C63]=[.$V$14];[.$U$14];IF([.C63]=[.$V$15];[.$U$15];IF([.C63]=[.$V$17];[.$U$17];IF([.C63]=[.$V$18];[.$U$18];IF([.C63]=[.$V$19];[.$U$19];IF([.C63]=[.$V$21];[.$U$21];IF([.C63]=[.$V$22];[.$U$22];IF([.C63]=[.$V$23];[.$U$23];IF([.C63]=[.$V$24];[.$U$24];IF([.C63]=[.$V$26];[.$U$26];&quot;&quot;))))))))))))))))))" office:value-type="string" office:string-value="MANA_SMALL_D" calcext:value-type="string">
            <text:p>MANA_SMALL_D</text:p>
          </table:table-cell>
          <table:table-cell table:style-name="ce32" table:formula="of:=IF([.C63]=[.$V$5];[.$U$5];IF([.C63]=[.$V$6];[.$U$6];IF([.C63]=[.$V$7];[.$U$7];IF([.C63]=[.$V$8];[.$U$8];IF([.C63]=[.$V$9];[.$U$9];IF([.C63]=[.$V$10];[.$U$10];IF([.C63]=[.$V$11];[.$U$11];IF([.C63]=[.$V$13];[.$U$13];IF([.C63]=[.$V$14];[.$U$14];IF([.C63]=[.$V$15];[.$U$15];IF([.C63]=[.$V$17];[.$U$17];IF([.C63]=[.$V$18];[.$U$18];IF([.C63]=[.$V$19];[.$U$19];IF([.C63]=[.$V$21];[.$U$21];IF([.C63]=[.$V$22];[.$U$22];IF([.C63]=[.$V$23];[.$U$23];IF([.C63]=[.$V$24];[.$U$24];IF([.C63]=[.$V$26];[.$U$26];[.C63]))))))))))))))))))" office:value-type="string" office:string-value="MANA_SMALL_D" calcext:value-type="string">
            <text:p>MANA_SMALL_D</text:p>
          </table:table-cell>
          <table:table-cell table:style-name="ce33" table:formula="of:=IF([.B63]=&quot;&quot;;&quot;  ---&gt;  &quot;;&quot;&quot;)">
            <text:p/>
          </table:table-cell>
          <table:table-cell table:style-name="ce35" table:formula="of:=IF([.E63]=[.$V$5];[.$U$5]; IF([.E63]=[.$V$6];[.$U$6]; IF([.E63]=[.$V$7];[.$U$7]; IF([.E63]=[.$V$8];[.$U$8]; IF([.E63]=[.$V$9];[.$U$9]; IF([.E63]=[.$V$10];[.$U$10]; IF([.E63]=[.$V$11];[.$U$11]; IF([.E63]=[.$V$13];[.$U$13]; IF([.E63]=[.$V$14];[.$U$15]; IF([.E63]=[.$V$15];[.$U$14]; IF([.E63]=[.$V$17];[.$U$17]; IF([.E63]=[.$V$18];[.$U$18];  IF([.E63]=[.$V$19];[.$U$19]; IF([.E63]=[.$V$13];[.$U$13]; IF([.E63]=[.$V$14];[.$U$15]; IF([.E63]=[.$V$15];[.$U$14]; IF([.E63]=[.$V$17];[.$U$17]; IF([.E63]=[.$V$18];[.$U$18];  IF([.E63]=[.$V$19];[.$U$19]; IF([.E63]=[.$V$21];[.$U$21];IF([.E63]=[.$V$22];[.$U$22];IF([.E63]=[.$V$23];[.$U$23];IF([.E63]=[.$V$24];[.$U$24];IF([.E63]=[.$V$26];[.$U$26];[.E63]))))) ) ) ) ) ) ) ) ) ) ) ) ) ) ) ) ) ) ) )" office:value-type="string" office:string-value="Harpagon" calcext:value-type="string">
            <text:p>Harpagon</text:p>
          </table:table-cell>
          <table:table-cell table:formula="of:=[.F63]" office:value-type="string" office:string-value="harpagon" calcext:value-type="string">
            <text:p>harpag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7"/>
          <table:table-cell table:style-name="ce22" table:formula="of:=IF([.C64]=[.$V$5];[.$U$5];IF([.C64]=[.$V$6];[.$U$6];IF([.C64]=[.$V$7];[.$U$7];IF([.C64]=[.$V$8];[.$U$8];IF([.C64]=[.$V$9];[.$U$9];IF([.C64]=[.$V$10];[.$U$10];IF([.C64]=[.$V$11];[.$U$11];IF([.C64]=[.$V$13];[.$U$13];IF([.C64]=[.$V$14];[.$U$14];IF([.C64]=[.$V$15];[.$U$15];IF([.C64]=[.$V$17];[.$U$17];IF([.C64]=[.$V$18];[.$U$18];IF([.C64]=[.$V$19];[.$U$19];IF([.C64]=[.$V$21];[.$U$21];IF([.C64]=[.$V$22];[.$U$22];IF([.C64]=[.$V$23];[.$U$23];IF([.C64]=[.$V$24];[.$U$24];IF([.C64]=[.$V$26];[.$U$26];&quot;&quot;))))))))))))))))))">
            <text:p/>
          </table:table-cell>
          <table:table-cell table:style-name="ce32" table:formula="of:=IF([.C64]=[.$V$5];[.$U$5];IF([.C64]=[.$V$6];[.$U$6];IF([.C64]=[.$V$7];[.$U$7];IF([.C64]=[.$V$8];[.$U$8];IF([.C64]=[.$V$9];[.$U$9];IF([.C64]=[.$V$10];[.$U$10];IF([.C64]=[.$V$11];[.$U$11];IF([.C64]=[.$V$13];[.$U$13];IF([.C64]=[.$V$14];[.$U$14];IF([.C64]=[.$V$15];[.$U$15];IF([.C64]=[.$V$17];[.$U$17];IF([.C64]=[.$V$18];[.$U$18];IF([.C64]=[.$V$19];[.$U$19];IF([.C64]=[.$V$21];[.$U$21];IF([.C64]=[.$V$22];[.$U$22];IF([.C64]=[.$V$23];[.$U$23];IF([.C64]=[.$V$24];[.$U$24];IF([.C64]=[.$V$26];[.$U$26];[.C64]))))))))))))))))))" office:value-type="string" office:string-value="BoostReserve" calcext:value-type="string">
            <text:p>BoostReserve</text:p>
          </table:table-cell>
          <table:table-cell table:style-name="ce33" table:formula="of:=IF([.B6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64]=[.$V$5];[.$U$5]; IF([.E64]=[.$V$6];[.$U$6]; IF([.E64]=[.$V$7];[.$U$7]; IF([.E64]=[.$V$8];[.$U$8]; IF([.E64]=[.$V$9];[.$U$9]; IF([.E64]=[.$V$10];[.$U$10]; IF([.E64]=[.$V$11];[.$U$11]; IF([.E64]=[.$V$13];[.$U$13]; IF([.E64]=[.$V$14];[.$U$15]; IF([.E64]=[.$V$15];[.$U$14]; IF([.E64]=[.$V$17];[.$U$17]; IF([.E64]=[.$V$18];[.$U$18];  IF([.E64]=[.$V$19];[.$U$19]; IF([.E64]=[.$V$13];[.$U$13]; IF([.E64]=[.$V$14];[.$U$15]; IF([.E64]=[.$V$15];[.$U$14]; IF([.E64]=[.$V$17];[.$U$17]; IF([.E64]=[.$V$18];[.$U$18];  IF([.E64]=[.$V$19];[.$U$19]; IF([.E64]=[.$V$21];[.$U$21];IF([.E64]=[.$V$22];[.$U$22];IF([.E64]=[.$V$23];[.$U$23];IF([.E64]=[.$V$24];[.$U$24];IF([.E64]=[.$V$26];[.$U$26];[.E64]))))) ) ) ) ) ) ) ) ) ) ) ) ) ) ) ) ) ) ) )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7"/>
          <table:table-cell table:style-name="ce22" table:formula="of:=IF([.C65]=[.$V$5];[.$U$5];IF([.C65]=[.$V$6];[.$U$6];IF([.C65]=[.$V$7];[.$U$7];IF([.C65]=[.$V$8];[.$U$8];IF([.C65]=[.$V$9];[.$U$9];IF([.C65]=[.$V$10];[.$U$10];IF([.C65]=[.$V$11];[.$U$11];IF([.C65]=[.$V$13];[.$U$13];IF([.C65]=[.$V$14];[.$U$14];IF([.C65]=[.$V$15];[.$U$15];IF([.C65]=[.$V$17];[.$U$17];IF([.C65]=[.$V$18];[.$U$18];IF([.C65]=[.$V$19];[.$U$19];IF([.C65]=[.$V$21];[.$U$21];IF([.C65]=[.$V$22];[.$U$22];IF([.C65]=[.$V$23];[.$U$23];IF([.C65]=[.$V$24];[.$U$24];IF([.C65]=[.$V$26];[.$U$26];&quot;&quot;))))))))))))))))))">
            <text:p/>
          </table:table-cell>
          <table:table-cell table:style-name="ce32" table:formula="of:=IF([.C65]=[.$V$5];[.$U$5];IF([.C65]=[.$V$6];[.$U$6];IF([.C65]=[.$V$7];[.$U$7];IF([.C65]=[.$V$8];[.$U$8];IF([.C65]=[.$V$9];[.$U$9];IF([.C65]=[.$V$10];[.$U$10];IF([.C65]=[.$V$11];[.$U$11];IF([.C65]=[.$V$13];[.$U$13];IF([.C65]=[.$V$14];[.$U$14];IF([.C65]=[.$V$15];[.$U$15];IF([.C65]=[.$V$17];[.$U$17];IF([.C65]=[.$V$18];[.$U$18];IF([.C65]=[.$V$19];[.$U$19];IF([.C65]=[.$V$21];[.$U$21];IF([.C65]=[.$V$22];[.$U$22];IF([.C65]=[.$V$23];[.$U$23];IF([.C65]=[.$V$24];[.$U$24];IF([.C65]=[.$V$26];[.$U$26];[.C65]))))))))))))))))))" office:value-type="string" office:string-value="Mutisme" calcext:value-type="string">
            <text:p>Mutisme</text:p>
          </table:table-cell>
          <table:table-cell table:style-name="ce33" table:formula="of:=IF([.B65]=&quot;&quot;;&quot;  ---&gt;  &quot;;&quot;&quot;)">
            <text:p/>
          </table:table-cell>
          <table:table-cell table:style-name="ce35" table:formula="of:=IF([.E65]=[.$V$5];[.$U$5]; IF([.E65]=[.$V$6];[.$U$6]; IF([.E65]=[.$V$7];[.$U$7]; IF([.E65]=[.$V$8];[.$U$8]; IF([.E65]=[.$V$9];[.$U$9]; IF([.E65]=[.$V$10];[.$U$10]; IF([.E65]=[.$V$11];[.$U$11]; IF([.E65]=[.$V$13];[.$U$13]; IF([.E65]=[.$V$14];[.$U$15]; IF([.E65]=[.$V$15];[.$U$14]; IF([.E65]=[.$V$17];[.$U$17]; IF([.E65]=[.$V$18];[.$U$18];  IF([.E65]=[.$V$19];[.$U$19]; IF([.E65]=[.$V$13];[.$U$13]; IF([.E65]=[.$V$14];[.$U$15]; IF([.E65]=[.$V$15];[.$U$14]; IF([.E65]=[.$V$17];[.$U$17]; IF([.E65]=[.$V$18];[.$U$18];  IF([.E65]=[.$V$19];[.$U$19]; IF([.E65]=[.$V$21];[.$U$21];IF([.E65]=[.$V$22];[.$U$22];IF([.E65]=[.$V$23];[.$U$23];IF([.E65]=[.$V$24];[.$U$24];IF([.E65]=[.$V$26];[.$U$26];[.E65]))))) ) ) ) ) ) ) ) ) ) ) ) ) ) ) ) ) ) ) )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4"/>
          <table:table-cell table:style-name="ce22" table:formula="of:=IF([.C66]=[.$V$5];[.$U$5];IF([.C66]=[.$V$6];[.$U$6];IF([.C66]=[.$V$7];[.$U$7];IF([.C66]=[.$V$8];[.$U$8];IF([.C66]=[.$V$9];[.$U$9];IF([.C66]=[.$V$10];[.$U$10];IF([.C66]=[.$V$11];[.$U$11];IF([.C66]=[.$V$13];[.$U$13];IF([.C66]=[.$V$14];[.$U$14];IF([.C66]=[.$V$15];[.$U$15];IF([.C66]=[.$V$17];[.$U$17];IF([.C66]=[.$V$18];[.$U$18];IF([.C66]=[.$V$19];[.$U$19];IF([.C66]=[.$V$21];[.$U$21];IF([.C66]=[.$V$22];[.$U$22];IF([.C66]=[.$V$23];[.$U$23];IF([.C66]=[.$V$24];[.$U$24];IF([.C66]=[.$V$26];[.$U$26];&quot;&quot;))))))))))))))))))" office:value-type="string" office:string-value="WALL_S_1" calcext:value-type="string">
            <text:p>WALL_S_1</text:p>
          </table:table-cell>
          <table:table-cell table:style-name="ce32" table:formula="of:=IF([.C66]=[.$V$5];[.$U$5];IF([.C66]=[.$V$6];[.$U$6];IF([.C66]=[.$V$7];[.$U$7];IF([.C66]=[.$V$8];[.$U$8];IF([.C66]=[.$V$9];[.$U$9];IF([.C66]=[.$V$10];[.$U$10];IF([.C66]=[.$V$11];[.$U$11];IF([.C66]=[.$V$13];[.$U$13];IF([.C66]=[.$V$14];[.$U$14];IF([.C66]=[.$V$15];[.$U$15];IF([.C66]=[.$V$17];[.$U$17];IF([.C66]=[.$V$18];[.$U$18];IF([.C66]=[.$V$19];[.$U$19];IF([.C66]=[.$V$21];[.$U$21];IF([.C66]=[.$V$22];[.$U$22];IF([.C66]=[.$V$23];[.$U$23];IF([.C66]=[.$V$24];[.$U$24];IF([.C66]=[.$V$26];[.$U$26];[.C66]))))))))))))))))))" office:value-type="string" office:string-value="WALL_S_1" calcext:value-type="string">
            <text:p>WALL_S_1</text:p>
          </table:table-cell>
          <table:table-cell table:style-name="ce33" table:formula="of:=IF([.B66]=&quot;&quot;;&quot;  ---&gt;  &quot;;&quot;&quot;)">
            <text:p/>
          </table:table-cell>
          <table:table-cell table:style-name="ce35" table:formula="of:=IF([.E66]=[.$V$5];[.$U$5]; IF([.E66]=[.$V$6];[.$U$6]; IF([.E66]=[.$V$7];[.$U$7]; IF([.E66]=[.$V$8];[.$U$8]; IF([.E66]=[.$V$9];[.$U$9]; IF([.E66]=[.$V$10];[.$U$10]; IF([.E66]=[.$V$11];[.$U$11]; IF([.E66]=[.$V$13];[.$U$13]; IF([.E66]=[.$V$14];[.$U$15]; IF([.E66]=[.$V$15];[.$U$14]; IF([.E66]=[.$V$17];[.$U$17]; IF([.E66]=[.$V$18];[.$U$18];  IF([.E66]=[.$V$19];[.$U$19]; IF([.E66]=[.$V$13];[.$U$13]; IF([.E66]=[.$V$14];[.$U$15]; IF([.E66]=[.$V$15];[.$U$14]; IF([.E66]=[.$V$17];[.$U$17]; IF([.E66]=[.$V$18];[.$U$18];  IF([.E66]=[.$V$19];[.$U$19]; IF([.E66]=[.$V$21];[.$U$21];IF([.E66]=[.$V$22];[.$U$22];IF([.E66]=[.$V$23];[.$U$23];IF([.E66]=[.$V$24];[.$U$24];IF([.E66]=[.$V$26];[.$U$26];[.E66]))))) ) ) ) ) ) ) ) ) ) ) ) ) ) ) ) ) ) ) )" office:value-type="string" office:string-value="BoostReserve" calcext:value-type="string">
            <text:p>BoostReserve</text:p>
          </table:table-cell>
          <table:table-cell table:formula="of:=[.F66]" office:value-type="string" office:string-value="boostR1" calcext:value-type="string">
            <text:p>boost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7"/>
          <table:table-cell table:style-name="ce22" table:formula="of:=IF([.C67]=[.$V$5];[.$U$5];IF([.C67]=[.$V$6];[.$U$6];IF([.C67]=[.$V$7];[.$U$7];IF([.C67]=[.$V$8];[.$U$8];IF([.C67]=[.$V$9];[.$U$9];IF([.C67]=[.$V$10];[.$U$10];IF([.C67]=[.$V$11];[.$U$11];IF([.C67]=[.$V$13];[.$U$13];IF([.C67]=[.$V$14];[.$U$14];IF([.C67]=[.$V$15];[.$U$15];IF([.C67]=[.$V$17];[.$U$17];IF([.C67]=[.$V$18];[.$U$18];IF([.C67]=[.$V$19];[.$U$19];IF([.C67]=[.$V$21];[.$U$21];IF([.C67]=[.$V$22];[.$U$22];IF([.C67]=[.$V$23];[.$U$23];IF([.C67]=[.$V$24];[.$U$24];IF([.C67]=[.$V$26];[.$U$26];&quot;&quot;))))))))))))))))))">
            <text:p/>
          </table:table-cell>
          <table:table-cell table:style-name="ce32" table:formula="of:=IF([.C67]=[.$V$5];[.$U$5];IF([.C67]=[.$V$6];[.$U$6];IF([.C67]=[.$V$7];[.$U$7];IF([.C67]=[.$V$8];[.$U$8];IF([.C67]=[.$V$9];[.$U$9];IF([.C67]=[.$V$10];[.$U$10];IF([.C67]=[.$V$11];[.$U$11];IF([.C67]=[.$V$13];[.$U$13];IF([.C67]=[.$V$14];[.$U$14];IF([.C67]=[.$V$15];[.$U$15];IF([.C67]=[.$V$17];[.$U$17];IF([.C67]=[.$V$18];[.$U$18];IF([.C67]=[.$V$19];[.$U$19];IF([.C67]=[.$V$21];[.$U$21];IF([.C67]=[.$V$22];[.$U$22];IF([.C67]=[.$V$23];[.$U$23];IF([.C67]=[.$V$24];[.$U$24];IF([.C67]=[.$V$26];[.$U$26];[.C67]))))))))))))))))))" office:value-type="string" office:string-value="BoostReserve" calcext:value-type="string">
            <text:p>BoostReserve</text:p>
          </table:table-cell>
          <table:table-cell table:style-name="ce33" table:formula="of:=IF([.B67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67]=[.$V$5];[.$U$5]; IF([.E67]=[.$V$6];[.$U$6]; IF([.E67]=[.$V$7];[.$U$7]; IF([.E67]=[.$V$8];[.$U$8]; IF([.E67]=[.$V$9];[.$U$9]; IF([.E67]=[.$V$10];[.$U$10]; IF([.E67]=[.$V$11];[.$U$11]; IF([.E67]=[.$V$13];[.$U$13]; IF([.E67]=[.$V$14];[.$U$15]; IF([.E67]=[.$V$15];[.$U$14]; IF([.E67]=[.$V$17];[.$U$17]; IF([.E67]=[.$V$18];[.$U$18];  IF([.E67]=[.$V$19];[.$U$19]; IF([.E67]=[.$V$13];[.$U$13]; IF([.E67]=[.$V$14];[.$U$15]; IF([.E67]=[.$V$15];[.$U$14]; IF([.E67]=[.$V$17];[.$U$17]; IF([.E67]=[.$V$18];[.$U$18];  IF([.E67]=[.$V$19];[.$U$19]; IF([.E67]=[.$V$21];[.$U$21];IF([.E67]=[.$V$22];[.$U$22];IF([.E67]=[.$V$23];[.$U$23];IF([.E67]=[.$V$24];[.$U$24];IF([.E67]=[.$V$26];[.$U$26];[.E67]))))) ) ) ) ) ) ) ) ) ) ) ) ) ) ) ) ) ) ) )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7"/>
          <table:table-cell table:style-name="ce22" table:formula="of:=IF([.C68]=[.$V$5];[.$U$5];IF([.C68]=[.$V$6];[.$U$6];IF([.C68]=[.$V$7];[.$U$7];IF([.C68]=[.$V$8];[.$U$8];IF([.C68]=[.$V$9];[.$U$9];IF([.C68]=[.$V$10];[.$U$10];IF([.C68]=[.$V$11];[.$U$11];IF([.C68]=[.$V$13];[.$U$13];IF([.C68]=[.$V$14];[.$U$14];IF([.C68]=[.$V$15];[.$U$15];IF([.C68]=[.$V$17];[.$U$17];IF([.C68]=[.$V$18];[.$U$18];IF([.C68]=[.$V$19];[.$U$19];IF([.C68]=[.$V$21];[.$U$21];IF([.C68]=[.$V$22];[.$U$22];IF([.C68]=[.$V$23];[.$U$23];IF([.C68]=[.$V$24];[.$U$24];IF([.C68]=[.$V$26];[.$U$26];&quot;&quot;))))))))))))))))))">
            <text:p/>
          </table:table-cell>
          <table:table-cell table:style-name="ce32" table:formula="of:=IF([.C68]=[.$V$5];[.$U$5];IF([.C68]=[.$V$6];[.$U$6];IF([.C68]=[.$V$7];[.$U$7];IF([.C68]=[.$V$8];[.$U$8];IF([.C68]=[.$V$9];[.$U$9];IF([.C68]=[.$V$10];[.$U$10];IF([.C68]=[.$V$11];[.$U$11];IF([.C68]=[.$V$13];[.$U$13];IF([.C68]=[.$V$14];[.$U$14];IF([.C68]=[.$V$15];[.$U$15];IF([.C68]=[.$V$17];[.$U$17];IF([.C68]=[.$V$18];[.$U$18];IF([.C68]=[.$V$19];[.$U$19];IF([.C68]=[.$V$21];[.$U$21];IF([.C68]=[.$V$22];[.$U$22];IF([.C68]=[.$V$23];[.$U$23];IF([.C68]=[.$V$24];[.$U$24];IF([.C68]=[.$V$26];[.$U$26];[.C68]))))))))))))))))))" office:value-type="string" office:string-value="Mutisme" calcext:value-type="string">
            <text:p>Mutisme</text:p>
          </table:table-cell>
          <table:table-cell table:style-name="ce33" table:formula="of:=IF([.B68]=&quot;&quot;;&quot;  ---&gt;  &quot;;&quot;&quot;)">
            <text:p/>
          </table:table-cell>
          <table:table-cell table:style-name="ce35" table:formula="of:=IF([.E68]=[.$V$5];[.$U$5]; IF([.E68]=[.$V$6];[.$U$6]; IF([.E68]=[.$V$7];[.$U$7]; IF([.E68]=[.$V$8];[.$U$8]; IF([.E68]=[.$V$9];[.$U$9]; IF([.E68]=[.$V$10];[.$U$10]; IF([.E68]=[.$V$11];[.$U$11]; IF([.E68]=[.$V$13];[.$U$13]; IF([.E68]=[.$V$14];[.$U$15]; IF([.E68]=[.$V$15];[.$U$14]; IF([.E68]=[.$V$17];[.$U$17]; IF([.E68]=[.$V$18];[.$U$18];  IF([.E68]=[.$V$19];[.$U$19]; IF([.E68]=[.$V$13];[.$U$13]; IF([.E68]=[.$V$14];[.$U$15]; IF([.E68]=[.$V$15];[.$U$14]; IF([.E68]=[.$V$17];[.$U$17]; IF([.E68]=[.$V$18];[.$U$18];  IF([.E68]=[.$V$19];[.$U$19]; IF([.E68]=[.$V$21];[.$U$21];IF([.E68]=[.$V$22];[.$U$22];IF([.E68]=[.$V$23];[.$U$23];IF([.E68]=[.$V$24];[.$U$24];IF([.E68]=[.$V$26];[.$U$26];[.E68]))))) ) ) ) ) ) ) ) ) ) ) ) ) ) ) ) ) ) ) )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4"/>
          <table:table-cell table:style-name="ce22" table:formula="of:=IF([.C69]=[.$V$5];[.$U$5];IF([.C69]=[.$V$6];[.$U$6];IF([.C69]=[.$V$7];[.$U$7];IF([.C69]=[.$V$8];[.$U$8];IF([.C69]=[.$V$9];[.$U$9];IF([.C69]=[.$V$10];[.$U$10];IF([.C69]=[.$V$11];[.$U$11];IF([.C69]=[.$V$13];[.$U$13];IF([.C69]=[.$V$14];[.$U$14];IF([.C69]=[.$V$15];[.$U$15];IF([.C69]=[.$V$17];[.$U$17];IF([.C69]=[.$V$18];[.$U$18];IF([.C69]=[.$V$19];[.$U$19];IF([.C69]=[.$V$21];[.$U$21];IF([.C69]=[.$V$22];[.$U$22];IF([.C69]=[.$V$23];[.$U$23];IF([.C69]=[.$V$24];[.$U$24];IF([.C69]=[.$V$26];[.$U$26];&quot;&quot;))))))))))))))))))" office:value-type="string" office:string-value="WALL_E_1" calcext:value-type="string">
            <text:p>WALL_E_1</text:p>
          </table:table-cell>
          <table:table-cell table:style-name="ce32" table:formula="of:=IF([.C69]=[.$V$5];[.$U$5];IF([.C69]=[.$V$6];[.$U$6];IF([.C69]=[.$V$7];[.$U$7];IF([.C69]=[.$V$8];[.$U$8];IF([.C69]=[.$V$9];[.$U$9];IF([.C69]=[.$V$10];[.$U$10];IF([.C69]=[.$V$11];[.$U$11];IF([.C69]=[.$V$13];[.$U$13];IF([.C69]=[.$V$14];[.$U$14];IF([.C69]=[.$V$15];[.$U$15];IF([.C69]=[.$V$17];[.$U$17];IF([.C69]=[.$V$18];[.$U$18];IF([.C69]=[.$V$19];[.$U$19];IF([.C69]=[.$V$21];[.$U$21];IF([.C69]=[.$V$22];[.$U$22];IF([.C69]=[.$V$23];[.$U$23];IF([.C69]=[.$V$24];[.$U$24];IF([.C69]=[.$V$26];[.$U$26];[.C69]))))))))))))))))))" office:value-type="string" office:string-value="WALL_E_1" calcext:value-type="string">
            <text:p>WALL_E_1</text:p>
          </table:table-cell>
          <table:table-cell table:style-name="ce33" table:formula="of:=IF([.B69]=&quot;&quot;;&quot;  ---&gt;  &quot;;&quot;&quot;)">
            <text:p/>
          </table:table-cell>
          <table:table-cell table:style-name="ce35" table:formula="of:=IF([.E69]=[.$V$5];[.$U$5]; IF([.E69]=[.$V$6];[.$U$6]; IF([.E69]=[.$V$7];[.$U$7]; IF([.E69]=[.$V$8];[.$U$8]; IF([.E69]=[.$V$9];[.$U$9]; IF([.E69]=[.$V$10];[.$U$10]; IF([.E69]=[.$V$11];[.$U$11]; IF([.E69]=[.$V$13];[.$U$13]; IF([.E69]=[.$V$14];[.$U$15]; IF([.E69]=[.$V$15];[.$U$14]; IF([.E69]=[.$V$17];[.$U$17]; IF([.E69]=[.$V$18];[.$U$18];  IF([.E69]=[.$V$19];[.$U$19]; IF([.E69]=[.$V$13];[.$U$13]; IF([.E69]=[.$V$14];[.$U$15]; IF([.E69]=[.$V$15];[.$U$14]; IF([.E69]=[.$V$17];[.$U$17]; IF([.E69]=[.$V$18];[.$U$18];  IF([.E69]=[.$V$19];[.$U$19]; IF([.E69]=[.$V$21];[.$U$21];IF([.E69]=[.$V$22];[.$U$22];IF([.E69]=[.$V$23];[.$U$23];IF([.E69]=[.$V$24];[.$U$24];IF([.E69]=[.$V$26];[.$U$26];[.E69]))))) ) ) ) ) ) ) ) ) ) ) ) ) ) ) ) ) ) ) )" office:value-type="string" office:string-value="BoostReserve" calcext:value-type="string">
            <text:p>BoostReserve</text:p>
          </table:table-cell>
          <table:table-cell table:formula="of:=[.F69]" office:value-type="string" office:string-value="boostR2" calcext:value-type="string">
            <text:p>boost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7"/>
          <table:table-cell table:style-name="ce22" table:formula="of:=IF([.C70]=[.$V$5];[.$U$5];IF([.C70]=[.$V$6];[.$U$6];IF([.C70]=[.$V$7];[.$U$7];IF([.C70]=[.$V$8];[.$U$8];IF([.C70]=[.$V$9];[.$U$9];IF([.C70]=[.$V$10];[.$U$10];IF([.C70]=[.$V$11];[.$U$11];IF([.C70]=[.$V$13];[.$U$13];IF([.C70]=[.$V$14];[.$U$14];IF([.C70]=[.$V$15];[.$U$15];IF([.C70]=[.$V$17];[.$U$17];IF([.C70]=[.$V$18];[.$U$18];IF([.C70]=[.$V$19];[.$U$19];IF([.C70]=[.$V$21];[.$U$21];IF([.C70]=[.$V$22];[.$U$22];IF([.C70]=[.$V$23];[.$U$23];IF([.C70]=[.$V$24];[.$U$24];IF([.C70]=[.$V$26];[.$U$26];&quot;&quot;))))))))))))))))))">
            <text:p/>
          </table:table-cell>
          <table:table-cell table:style-name="ce32" table:formula="of:=IF([.C70]=[.$V$5];[.$U$5];IF([.C70]=[.$V$6];[.$U$6];IF([.C70]=[.$V$7];[.$U$7];IF([.C70]=[.$V$8];[.$U$8];IF([.C70]=[.$V$9];[.$U$9];IF([.C70]=[.$V$10];[.$U$10];IF([.C70]=[.$V$11];[.$U$11];IF([.C70]=[.$V$13];[.$U$13];IF([.C70]=[.$V$14];[.$U$14];IF([.C70]=[.$V$15];[.$U$15];IF([.C70]=[.$V$17];[.$U$17];IF([.C70]=[.$V$18];[.$U$18];IF([.C70]=[.$V$19];[.$U$19];IF([.C70]=[.$V$21];[.$U$21];IF([.C70]=[.$V$22];[.$U$22];IF([.C70]=[.$V$23];[.$U$23];IF([.C70]=[.$V$24];[.$U$24];IF([.C70]=[.$V$26];[.$U$26];[.C70]))))))))))))))))))" office:value-type="string" office:string-value="BoostReserve" calcext:value-type="string">
            <text:p>BoostReserve</text:p>
          </table:table-cell>
          <table:table-cell table:style-name="ce33" table:formula="of:=IF([.B7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70]=[.$V$5];[.$U$5]; IF([.E70]=[.$V$6];[.$U$6]; IF([.E70]=[.$V$7];[.$U$7]; IF([.E70]=[.$V$8];[.$U$8]; IF([.E70]=[.$V$9];[.$U$9]; IF([.E70]=[.$V$10];[.$U$10]; IF([.E70]=[.$V$11];[.$U$11]; IF([.E70]=[.$V$13];[.$U$13]; IF([.E70]=[.$V$14];[.$U$15]; IF([.E70]=[.$V$15];[.$U$14]; IF([.E70]=[.$V$17];[.$U$17]; IF([.E70]=[.$V$18];[.$U$18];  IF([.E70]=[.$V$19];[.$U$19]; IF([.E70]=[.$V$13];[.$U$13]; IF([.E70]=[.$V$14];[.$U$15]; IF([.E70]=[.$V$15];[.$U$14]; IF([.E70]=[.$V$17];[.$U$17]; IF([.E70]=[.$V$18];[.$U$18];  IF([.E70]=[.$V$19];[.$U$19]; IF([.E70]=[.$V$21];[.$U$21];IF([.E70]=[.$V$22];[.$U$22];IF([.E70]=[.$V$23];[.$U$23];IF([.E70]=[.$V$24];[.$U$24];IF([.E70]=[.$V$26];[.$U$26];[.E70]))))) ) ) ) ) ) ) ) ) ) ) ) ) ) ) ) ) ) ) )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7"/>
          <table:table-cell table:style-name="ce22" table:formula="of:=IF([.C71]=[.$V$5];[.$U$5];IF([.C71]=[.$V$6];[.$U$6];IF([.C71]=[.$V$7];[.$U$7];IF([.C71]=[.$V$8];[.$U$8];IF([.C71]=[.$V$9];[.$U$9];IF([.C71]=[.$V$10];[.$U$10];IF([.C71]=[.$V$11];[.$U$11];IF([.C71]=[.$V$13];[.$U$13];IF([.C71]=[.$V$14];[.$U$14];IF([.C71]=[.$V$15];[.$U$15];IF([.C71]=[.$V$17];[.$U$17];IF([.C71]=[.$V$18];[.$U$18];IF([.C71]=[.$V$19];[.$U$19];IF([.C71]=[.$V$21];[.$U$21];IF([.C71]=[.$V$22];[.$U$22];IF([.C71]=[.$V$23];[.$U$23];IF([.C71]=[.$V$24];[.$U$24];IF([.C71]=[.$V$26];[.$U$26];&quot;&quot;))))))))))))))))))">
            <text:p/>
          </table:table-cell>
          <table:table-cell table:style-name="ce32" table:formula="of:=IF([.C71]=[.$V$5];[.$U$5];IF([.C71]=[.$V$6];[.$U$6];IF([.C71]=[.$V$7];[.$U$7];IF([.C71]=[.$V$8];[.$U$8];IF([.C71]=[.$V$9];[.$U$9];IF([.C71]=[.$V$10];[.$U$10];IF([.C71]=[.$V$11];[.$U$11];IF([.C71]=[.$V$13];[.$U$13];IF([.C71]=[.$V$14];[.$U$14];IF([.C71]=[.$V$15];[.$U$15];IF([.C71]=[.$V$17];[.$U$17];IF([.C71]=[.$V$18];[.$U$18];IF([.C71]=[.$V$19];[.$U$19];IF([.C71]=[.$V$21];[.$U$21];IF([.C71]=[.$V$22];[.$U$22];IF([.C71]=[.$V$23];[.$U$23];IF([.C71]=[.$V$24];[.$U$24];IF([.C71]=[.$V$26];[.$U$26];[.C71]))))))))))))))))))" office:value-type="string" office:string-value="FinDeManche" calcext:value-type="string">
            <text:p>FinDeManche</text:p>
          </table:table-cell>
          <table:table-cell table:style-name="ce33" table:formula="of:=IF([.B71]=&quot;&quot;;&quot;  ---&gt;  &quot;;&quot;&quot;)">
            <text:p/>
          </table:table-cell>
          <table:table-cell table:style-name="ce35" table:formula="of:=IF([.E71]=[.$V$5];[.$U$5]; IF([.E71]=[.$V$6];[.$U$6]; IF([.E71]=[.$V$7];[.$U$7]; IF([.E71]=[.$V$8];[.$U$8]; IF([.E71]=[.$V$9];[.$U$9]; IF([.E71]=[.$V$10];[.$U$10]; IF([.E71]=[.$V$11];[.$U$11]; IF([.E71]=[.$V$13];[.$U$13]; IF([.E71]=[.$V$14];[.$U$15]; IF([.E71]=[.$V$15];[.$U$14]; IF([.E71]=[.$V$17];[.$U$17]; IF([.E71]=[.$V$18];[.$U$18];  IF([.E71]=[.$V$19];[.$U$19]; IF([.E71]=[.$V$13];[.$U$13]; IF([.E71]=[.$V$14];[.$U$15]; IF([.E71]=[.$V$15];[.$U$14]; IF([.E71]=[.$V$17];[.$U$17]; IF([.E71]=[.$V$18];[.$U$18];  IF([.E71]=[.$V$19];[.$U$19]; IF([.E71]=[.$V$21];[.$U$21];IF([.E71]=[.$V$22];[.$U$22];IF([.E71]=[.$V$23];[.$U$23];IF([.E71]=[.$V$24];[.$U$24];IF([.E71]=[.$V$26];[.$U$26];[.E71]))))) ) ) ) ) ) ) ) ) ) ) ) ) ) ) ) ) ) ) )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3</text:p>
          </table:table-cell>
          <table:table-cell table:number-columns-repeated="4"/>
          <table:table-cell table:style-name="ce22" table:formula="of:=IF([.C72]=[.$V$5];[.$U$5];IF([.C72]=[.$V$6];[.$U$6];IF([.C72]=[.$V$7];[.$U$7];IF([.C72]=[.$V$8];[.$U$8];IF([.C72]=[.$V$9];[.$U$9];IF([.C72]=[.$V$10];[.$U$10];IF([.C72]=[.$V$11];[.$U$11];IF([.C72]=[.$V$13];[.$U$13];IF([.C72]=[.$V$14];[.$U$14];IF([.C72]=[.$V$15];[.$U$15];IF([.C72]=[.$V$17];[.$U$17];IF([.C72]=[.$V$18];[.$U$18];IF([.C72]=[.$V$19];[.$U$19];IF([.C72]=[.$V$21];[.$U$21];IF([.C72]=[.$V$22];[.$U$22];IF([.C72]=[.$V$23];[.$U$23];IF([.C72]=[.$V$24];[.$U$24];IF([.C72]=[.$V$26];[.$U$26];&quot;&quot;))))))))))))))))))" office:value-type="string" office:string-value="WALL_S_1" calcext:value-type="string">
            <text:p>WALL_S_1</text:p>
          </table:table-cell>
          <table:table-cell table:style-name="ce32" table:formula="of:=IF([.C72]=[.$V$5];[.$U$5];IF([.C72]=[.$V$6];[.$U$6];IF([.C72]=[.$V$7];[.$U$7];IF([.C72]=[.$V$8];[.$U$8];IF([.C72]=[.$V$9];[.$U$9];IF([.C72]=[.$V$10];[.$U$10];IF([.C72]=[.$V$11];[.$U$11];IF([.C72]=[.$V$13];[.$U$13];IF([.C72]=[.$V$14];[.$U$14];IF([.C72]=[.$V$15];[.$U$15];IF([.C72]=[.$V$17];[.$U$17];IF([.C72]=[.$V$18];[.$U$18];IF([.C72]=[.$V$19];[.$U$19];IF([.C72]=[.$V$21];[.$U$21];IF([.C72]=[.$V$22];[.$U$22];IF([.C72]=[.$V$23];[.$U$23];IF([.C72]=[.$V$24];[.$U$24];IF([.C72]=[.$V$26];[.$U$26];[.C72]))))))))))))))))))" office:value-type="string" office:string-value="WALL_S_1" calcext:value-type="string">
            <text:p>WALL_S_1</text:p>
          </table:table-cell>
          <table:table-cell table:style-name="ce33" table:formula="of:=IF([.B72]=&quot;&quot;;&quot;  ---&gt;  &quot;;&quot;&quot;)">
            <text:p/>
          </table:table-cell>
          <table:table-cell table:style-name="ce35" table:formula="of:=IF([.E72]=[.$V$5];[.$U$5]; IF([.E72]=[.$V$6];[.$U$6]; IF([.E72]=[.$V$7];[.$U$7]; IF([.E72]=[.$V$8];[.$U$8]; IF([.E72]=[.$V$9];[.$U$9]; IF([.E72]=[.$V$10];[.$U$10]; IF([.E72]=[.$V$11];[.$U$11]; IF([.E72]=[.$V$13];[.$U$13]; IF([.E72]=[.$V$14];[.$U$15]; IF([.E72]=[.$V$15];[.$U$14]; IF([.E72]=[.$V$17];[.$U$17]; IF([.E72]=[.$V$18];[.$U$18];  IF([.E72]=[.$V$19];[.$U$19]; IF([.E72]=[.$V$13];[.$U$13]; IF([.E72]=[.$V$14];[.$U$15]; IF([.E72]=[.$V$15];[.$U$14]; IF([.E72]=[.$V$17];[.$U$17]; IF([.E72]=[.$V$18];[.$U$18];  IF([.E72]=[.$V$19];[.$U$19]; IF([.E72]=[.$V$21];[.$U$21];IF([.E72]=[.$V$22];[.$U$22];IF([.E72]=[.$V$23];[.$U$23];IF([.E72]=[.$V$24];[.$U$24];IF([.E72]=[.$V$26];[.$U$26];[.E72]))))) ) ) ) ) ) ) ) ) ) ) ) ) ) ) ) ) ) ) )" office:value-type="string" office:string-value="BoostReserve" calcext:value-type="string">
            <text:p>BoostReserve</text:p>
          </table:table-cell>
          <table:table-cell table:formula="of:=[.F72]" office:value-type="string" office:string-value="boostR3" calcext:value-type="string">
            <text:p>boostR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7"/>
          <table:table-cell table:style-name="ce22" table:formula="of:=IF([.C73]=[.$V$5];[.$U$5];IF([.C73]=[.$V$6];[.$U$6];IF([.C73]=[.$V$7];[.$U$7];IF([.C73]=[.$V$8];[.$U$8];IF([.C73]=[.$V$9];[.$U$9];IF([.C73]=[.$V$10];[.$U$10];IF([.C73]=[.$V$11];[.$U$11];IF([.C73]=[.$V$13];[.$U$13];IF([.C73]=[.$V$14];[.$U$14];IF([.C73]=[.$V$15];[.$U$15];IF([.C73]=[.$V$17];[.$U$17];IF([.C73]=[.$V$18];[.$U$18];IF([.C73]=[.$V$19];[.$U$19];IF([.C73]=[.$V$21];[.$U$21];IF([.C73]=[.$V$22];[.$U$22];IF([.C73]=[.$V$23];[.$U$23];IF([.C73]=[.$V$24];[.$U$24];IF([.C73]=[.$V$26];[.$U$26];&quot;&quot;))))))))))))))))))">
            <text:p/>
          </table:table-cell>
          <table:table-cell table:style-name="ce32" table:formula="of:=IF([.C73]=[.$V$5];[.$U$5];IF([.C73]=[.$V$6];[.$U$6];IF([.C73]=[.$V$7];[.$U$7];IF([.C73]=[.$V$8];[.$U$8];IF([.C73]=[.$V$9];[.$U$9];IF([.C73]=[.$V$10];[.$U$10];IF([.C73]=[.$V$11];[.$U$11];IF([.C73]=[.$V$13];[.$U$13];IF([.C73]=[.$V$14];[.$U$14];IF([.C73]=[.$V$15];[.$U$15];IF([.C73]=[.$V$17];[.$U$17];IF([.C73]=[.$V$18];[.$U$18];IF([.C73]=[.$V$19];[.$U$19];IF([.C73]=[.$V$21];[.$U$21];IF([.C73]=[.$V$22];[.$U$22];IF([.C73]=[.$V$23];[.$U$23];IF([.C73]=[.$V$24];[.$U$24];IF([.C73]=[.$V$26];[.$U$26];[.C73]))))))))))))))))))" office:value-type="string" office:string-value="BoostReserve" calcext:value-type="string">
            <text:p>BoostReserve</text:p>
          </table:table-cell>
          <table:table-cell table:style-name="ce33" table:formula="of:=IF([.B73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73]=[.$V$5];[.$U$5]; IF([.E73]=[.$V$6];[.$U$6]; IF([.E73]=[.$V$7];[.$U$7]; IF([.E73]=[.$V$8];[.$U$8]; IF([.E73]=[.$V$9];[.$U$9]; IF([.E73]=[.$V$10];[.$U$10]; IF([.E73]=[.$V$11];[.$U$11]; IF([.E73]=[.$V$13];[.$U$13]; IF([.E73]=[.$V$14];[.$U$15]; IF([.E73]=[.$V$15];[.$U$14]; IF([.E73]=[.$V$17];[.$U$17]; IF([.E73]=[.$V$18];[.$U$18];  IF([.E73]=[.$V$19];[.$U$19]; IF([.E73]=[.$V$13];[.$U$13]; IF([.E73]=[.$V$14];[.$U$15]; IF([.E73]=[.$V$15];[.$U$14]; IF([.E73]=[.$V$17];[.$U$17]; IF([.E73]=[.$V$18];[.$U$18];  IF([.E73]=[.$V$19];[.$U$19]; IF([.E73]=[.$V$21];[.$U$21];IF([.E73]=[.$V$22];[.$U$22];IF([.E73]=[.$V$23];[.$U$23];IF([.E73]=[.$V$24];[.$U$24];IF([.E73]=[.$V$26];[.$U$26];[.E73]))))) ) ) ) ) ) ) ) ) ) ) ) ) ) ) ) ) ) ) )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7"/>
          <table:table-cell table:style-name="ce22" table:formula="of:=IF([.C74]=[.$V$5];[.$U$5];IF([.C74]=[.$V$6];[.$U$6];IF([.C74]=[.$V$7];[.$U$7];IF([.C74]=[.$V$8];[.$U$8];IF([.C74]=[.$V$9];[.$U$9];IF([.C74]=[.$V$10];[.$U$10];IF([.C74]=[.$V$11];[.$U$11];IF([.C74]=[.$V$13];[.$U$13];IF([.C74]=[.$V$14];[.$U$14];IF([.C74]=[.$V$15];[.$U$15];IF([.C74]=[.$V$17];[.$U$17];IF([.C74]=[.$V$18];[.$U$18];IF([.C74]=[.$V$19];[.$U$19];IF([.C74]=[.$V$21];[.$U$21];IF([.C74]=[.$V$22];[.$U$22];IF([.C74]=[.$V$23];[.$U$23];IF([.C74]=[.$V$24];[.$U$24];IF([.C74]=[.$V$26];[.$U$26];&quot;&quot;))))))))))))))))))">
            <text:p/>
          </table:table-cell>
          <table:table-cell table:style-name="ce32" table:formula="of:=IF([.C74]=[.$V$5];[.$U$5];IF([.C74]=[.$V$6];[.$U$6];IF([.C74]=[.$V$7];[.$U$7];IF([.C74]=[.$V$8];[.$U$8];IF([.C74]=[.$V$9];[.$U$9];IF([.C74]=[.$V$10];[.$U$10];IF([.C74]=[.$V$11];[.$U$11];IF([.C74]=[.$V$13];[.$U$13];IF([.C74]=[.$V$14];[.$U$14];IF([.C74]=[.$V$15];[.$U$15];IF([.C74]=[.$V$17];[.$U$17];IF([.C74]=[.$V$18];[.$U$18];IF([.C74]=[.$V$19];[.$U$19];IF([.C74]=[.$V$21];[.$U$21];IF([.C74]=[.$V$22];[.$U$22];IF([.C74]=[.$V$23];[.$U$23];IF([.C74]=[.$V$24];[.$U$24];IF([.C74]=[.$V$26];[.$U$26];[.C74]))))))))))))))))))" office:value-type="string" office:string-value="FinDeManche" calcext:value-type="string">
            <text:p>FinDeManche</text:p>
          </table:table-cell>
          <table:table-cell table:style-name="ce33" table:formula="of:=IF([.B74]=&quot;&quot;;&quot;  ---&gt;  &quot;;&quot;&quot;)">
            <text:p/>
          </table:table-cell>
          <table:table-cell table:style-name="ce35" table:formula="of:=IF([.E74]=[.$V$5];[.$U$5]; IF([.E74]=[.$V$6];[.$U$6]; IF([.E74]=[.$V$7];[.$U$7]; IF([.E74]=[.$V$8];[.$U$8]; IF([.E74]=[.$V$9];[.$U$9]; IF([.E74]=[.$V$10];[.$U$10]; IF([.E74]=[.$V$11];[.$U$11]; IF([.E74]=[.$V$13];[.$U$13]; IF([.E74]=[.$V$14];[.$U$15]; IF([.E74]=[.$V$15];[.$U$14]; IF([.E74]=[.$V$17];[.$U$17]; IF([.E74]=[.$V$18];[.$U$18];  IF([.E74]=[.$V$19];[.$U$19]; IF([.E74]=[.$V$13];[.$U$13]; IF([.E74]=[.$V$14];[.$U$15]; IF([.E74]=[.$V$15];[.$U$14]; IF([.E74]=[.$V$17];[.$U$17]; IF([.E74]=[.$V$18];[.$U$18];  IF([.E74]=[.$V$19];[.$U$19]; IF([.E74]=[.$V$21];[.$U$21];IF([.E74]=[.$V$22];[.$U$22];IF([.E74]=[.$V$23];[.$U$23];IF([.E74]=[.$V$24];[.$U$24];IF([.E74]=[.$V$26];[.$U$26];[.E74]))))) ) ) ) ) ) ) ) ) ) ) ) ) ) ) ) ) ) ) )" office:value-type="float" office:value="0" calcext:value-type="float">
            <text:p>0</text:p>
          </table:table-cell>
          <table:table-cell table:formula="of:=[.F7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4</text:p>
          </table:table-cell>
          <table:table-cell table:number-columns-repeated="4"/>
          <table:table-cell table:style-name="ce22" table:formula="of:=IF([.C75]=[.$V$5];[.$U$5];IF([.C75]=[.$V$6];[.$U$6];IF([.C75]=[.$V$7];[.$U$7];IF([.C75]=[.$V$8];[.$U$8];IF([.C75]=[.$V$9];[.$U$9];IF([.C75]=[.$V$10];[.$U$10];IF([.C75]=[.$V$11];[.$U$11];IF([.C75]=[.$V$13];[.$U$13];IF([.C75]=[.$V$14];[.$U$14];IF([.C75]=[.$V$15];[.$U$15];IF([.C75]=[.$V$17];[.$U$17];IF([.C75]=[.$V$18];[.$U$18];IF([.C75]=[.$V$19];[.$U$19];IF([.C75]=[.$V$21];[.$U$21];IF([.C75]=[.$V$22];[.$U$22];IF([.C75]=[.$V$23];[.$U$23];IF([.C75]=[.$V$24];[.$U$24];IF([.C75]=[.$V$26];[.$U$26];&quot;&quot;))))))))))))))))))" office:value-type="string" office:string-value="WALL_E_1" calcext:value-type="string">
            <text:p>WALL_E_1</text:p>
          </table:table-cell>
          <table:table-cell table:style-name="ce32" table:formula="of:=IF([.C75]=[.$V$5];[.$U$5];IF([.C75]=[.$V$6];[.$U$6];IF([.C75]=[.$V$7];[.$U$7];IF([.C75]=[.$V$8];[.$U$8];IF([.C75]=[.$V$9];[.$U$9];IF([.C75]=[.$V$10];[.$U$10];IF([.C75]=[.$V$11];[.$U$11];IF([.C75]=[.$V$13];[.$U$13];IF([.C75]=[.$V$14];[.$U$14];IF([.C75]=[.$V$15];[.$U$15];IF([.C75]=[.$V$17];[.$U$17];IF([.C75]=[.$V$18];[.$U$18];IF([.C75]=[.$V$19];[.$U$19];IF([.C75]=[.$V$21];[.$U$21];IF([.C75]=[.$V$22];[.$U$22];IF([.C75]=[.$V$23];[.$U$23];IF([.C75]=[.$V$24];[.$U$24];IF([.C75]=[.$V$26];[.$U$26];[.C75]))))))))))))))))))" office:value-type="string" office:string-value="WALL_E_1" calcext:value-type="string">
            <text:p>WALL_E_1</text:p>
          </table:table-cell>
          <table:table-cell table:style-name="ce33" table:formula="of:=IF([.B75]=&quot;&quot;;&quot;  ---&gt;  &quot;;&quot;&quot;)">
            <text:p/>
          </table:table-cell>
          <table:table-cell table:style-name="ce35" table:formula="of:=IF([.E75]=[.$V$5];[.$U$5]; IF([.E75]=[.$V$6];[.$U$6]; IF([.E75]=[.$V$7];[.$U$7]; IF([.E75]=[.$V$8];[.$U$8]; IF([.E75]=[.$V$9];[.$U$9]; IF([.E75]=[.$V$10];[.$U$10]; IF([.E75]=[.$V$11];[.$U$11]; IF([.E75]=[.$V$13];[.$U$13]; IF([.E75]=[.$V$14];[.$U$15]; IF([.E75]=[.$V$15];[.$U$14]; IF([.E75]=[.$V$17];[.$U$17]; IF([.E75]=[.$V$18];[.$U$18];  IF([.E75]=[.$V$19];[.$U$19]; IF([.E75]=[.$V$13];[.$U$13]; IF([.E75]=[.$V$14];[.$U$15]; IF([.E75]=[.$V$15];[.$U$14]; IF([.E75]=[.$V$17];[.$U$17]; IF([.E75]=[.$V$18];[.$U$18];  IF([.E75]=[.$V$19];[.$U$19]; IF([.E75]=[.$V$21];[.$U$21];IF([.E75]=[.$V$22];[.$U$22];IF([.E75]=[.$V$23];[.$U$23];IF([.E75]=[.$V$24];[.$U$24];IF([.E75]=[.$V$26];[.$U$26];[.E75]))))) ) ) ) ) ) ) ) ) ) ) ) ) ) ) ) ) ) ) )" office:value-type="string" office:string-value="BoostReserve" calcext:value-type="string">
            <text:p>BoostReserve</text:p>
          </table:table-cell>
          <table:table-cell table:formula="of:=[.F75]" office:value-type="string" office:string-value="boostR4" calcext:value-type="string">
            <text:p>boostR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7"/>
          <table:table-cell table:style-name="ce22" table:formula="of:=IF([.C76]=[.$V$5];[.$U$5];IF([.C76]=[.$V$6];[.$U$6];IF([.C76]=[.$V$7];[.$U$7];IF([.C76]=[.$V$8];[.$U$8];IF([.C76]=[.$V$9];[.$U$9];IF([.C76]=[.$V$10];[.$U$10];IF([.C76]=[.$V$11];[.$U$11];IF([.C76]=[.$V$13];[.$U$13];IF([.C76]=[.$V$14];[.$U$14];IF([.C76]=[.$V$15];[.$U$15];IF([.C76]=[.$V$17];[.$U$17];IF([.C76]=[.$V$18];[.$U$18];IF([.C76]=[.$V$19];[.$U$19];IF([.C76]=[.$V$21];[.$U$21];IF([.C76]=[.$V$22];[.$U$22];IF([.C76]=[.$V$23];[.$U$23];IF([.C76]=[.$V$24];[.$U$24];IF([.C76]=[.$V$26];[.$U$26];&quot;&quot;))))))))))))))))))">
            <text:p/>
          </table:table-cell>
          <table:table-cell table:style-name="ce32" table:formula="of:=IF([.C76]=[.$V$5];[.$U$5];IF([.C76]=[.$V$6];[.$U$6];IF([.C76]=[.$V$7];[.$U$7];IF([.C76]=[.$V$8];[.$U$8];IF([.C76]=[.$V$9];[.$U$9];IF([.C76]=[.$V$10];[.$U$10];IF([.C76]=[.$V$11];[.$U$11];IF([.C76]=[.$V$13];[.$U$13];IF([.C76]=[.$V$14];[.$U$14];IF([.C76]=[.$V$15];[.$U$15];IF([.C76]=[.$V$17];[.$U$17];IF([.C76]=[.$V$18];[.$U$18];IF([.C76]=[.$V$19];[.$U$19];IF([.C76]=[.$V$21];[.$U$21];IF([.C76]=[.$V$22];[.$U$22];IF([.C76]=[.$V$23];[.$U$23];IF([.C76]=[.$V$24];[.$U$24];IF([.C76]=[.$V$26];[.$U$26];[.C76]))))))))))))))))))" office:value-type="string" office:string-value="BoostReserve au tour précédent" calcext:value-type="string">
            <text:p>BoostReserve au tour précédent</text:p>
          </table:table-cell>
          <table:table-cell table:style-name="ce33" table:formula="of:=IF([.B76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76]=[.$V$5];[.$U$5]; IF([.E76]=[.$V$6];[.$U$6]; IF([.E76]=[.$V$7];[.$U$7]; IF([.E76]=[.$V$8];[.$U$8]; IF([.E76]=[.$V$9];[.$U$9]; IF([.E76]=[.$V$10];[.$U$10]; IF([.E76]=[.$V$11];[.$U$11]; IF([.E76]=[.$V$13];[.$U$13]; IF([.E76]=[.$V$14];[.$U$15]; IF([.E76]=[.$V$15];[.$U$14]; IF([.E76]=[.$V$17];[.$U$17]; IF([.E76]=[.$V$18];[.$U$18];  IF([.E76]=[.$V$19];[.$U$19]; IF([.E76]=[.$V$13];[.$U$13]; IF([.E76]=[.$V$14];[.$U$15]; IF([.E76]=[.$V$15];[.$U$14]; IF([.E76]=[.$V$17];[.$U$17]; IF([.E76]=[.$V$18];[.$U$18];  IF([.E76]=[.$V$19];[.$U$19]; IF([.E76]=[.$V$21];[.$U$21];IF([.E76]=[.$V$22];[.$U$22];IF([.E76]=[.$V$23];[.$U$23];IF([.E76]=[.$V$24];[.$U$24];IF([.E76]=[.$V$26];[.$U$26];[.E76]))))) ) ) ) ) ) ) ) ) ) ) ) ) ) ) ) ) ) ) )" office:value-type="float" office:value="0" calcext:value-type="float">
            <text:p>0</text:p>
          </table:table-cell>
          <table:table-cell table:formula="of:=[.F7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4"/>
          <table:table-cell table:style-name="ce22" table:formula="of:=IF([.C77]=[.$V$5];[.$U$5];IF([.C77]=[.$V$6];[.$U$6];IF([.C77]=[.$V$7];[.$U$7];IF([.C77]=[.$V$8];[.$U$8];IF([.C77]=[.$V$9];[.$U$9];IF([.C77]=[.$V$10];[.$U$10];IF([.C77]=[.$V$11];[.$U$11];IF([.C77]=[.$V$13];[.$U$13];IF([.C77]=[.$V$14];[.$U$14];IF([.C77]=[.$V$15];[.$U$15];IF([.C77]=[.$V$17];[.$U$17];IF([.C77]=[.$V$18];[.$U$18];IF([.C77]=[.$V$19];[.$U$19];IF([.C77]=[.$V$21];[.$U$21];IF([.C77]=[.$V$22];[.$U$22];IF([.C77]=[.$V$23];[.$U$23];IF([.C77]=[.$V$24];[.$U$24];IF([.C77]=[.$V$26];[.$U$26];&quot;&quot;))))))))))))))))))">
            <text:p/>
          </table:table-cell>
          <table:table-cell table:style-name="ce32" table:formula="of:=IF([.C77]=[.$V$5];[.$U$5];IF([.C77]=[.$V$6];[.$U$6];IF([.C77]=[.$V$7];[.$U$7];IF([.C77]=[.$V$8];[.$U$8];IF([.C77]=[.$V$9];[.$U$9];IF([.C77]=[.$V$10];[.$U$10];IF([.C77]=[.$V$11];[.$U$11];IF([.C77]=[.$V$13];[.$U$13];IF([.C77]=[.$V$14];[.$U$14];IF([.C77]=[.$V$15];[.$U$15];IF([.C77]=[.$V$17];[.$U$17];IF([.C77]=[.$V$18];[.$U$18];IF([.C77]=[.$V$19];[.$U$19];IF([.C77]=[.$V$21];[.$U$21];IF([.C77]=[.$V$22];[.$U$22];IF([.C77]=[.$V$23];[.$U$23];IF([.C77]=[.$V$24];[.$U$24];IF([.C77]=[.$V$26];[.$U$26];[.C77]))))))))))))))))))" office:value-type="string" office:string-value="Mutisme" calcext:value-type="string">
            <text:p>Mutisme</text:p>
          </table:table-cell>
          <table:table-cell table:style-name="ce33" table:formula="of:=IF([.B77]=&quot;&quot;;&quot;  ---&gt;  &quot;;&quot;&quot;)">
            <text:p/>
          </table:table-cell>
          <table:table-cell table:style-name="ce35" table:formula="of:=IF([.E77]=[.$V$5];[.$U$5]; IF([.E77]=[.$V$6];[.$U$6]; IF([.E77]=[.$V$7];[.$U$7]; IF([.E77]=[.$V$8];[.$U$8]; IF([.E77]=[.$V$9];[.$U$9]; IF([.E77]=[.$V$10];[.$U$10]; IF([.E77]=[.$V$11];[.$U$11]; IF([.E77]=[.$V$13];[.$U$13]; IF([.E77]=[.$V$14];[.$U$15]; IF([.E77]=[.$V$15];[.$U$14]; IF([.E77]=[.$V$17];[.$U$17]; IF([.E77]=[.$V$18];[.$U$18];  IF([.E77]=[.$V$19];[.$U$19]; IF([.E77]=[.$V$13];[.$U$13]; IF([.E77]=[.$V$14];[.$U$15]; IF([.E77]=[.$V$15];[.$U$14]; IF([.E77]=[.$V$17];[.$U$17]; IF([.E77]=[.$V$18];[.$U$18];  IF([.E77]=[.$V$19];[.$U$19]; IF([.E77]=[.$V$21];[.$U$21];IF([.E77]=[.$V$22];[.$U$22];IF([.E77]=[.$V$23];[.$U$23];IF([.E77]=[.$V$24];[.$U$24];IF([.E77]=[.$V$26];[.$U$26];[.E77]))))) ) ) ) ) ) ) ) ) ) ) ) ) ) ) ) ) ) ) )" office:value-type="string" office:string-value="Mutisme" calcext:value-type="string">
            <text:p>Mutisme</text:p>
          </table:table-cell>
          <table:table-cell table:formula="of:=[.F77]" office:value-type="string" office:string-value="boostRAfter1" calcext:value-type="string">
            <text:p>boostRAfte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7"/>
          <table:table-cell table:style-name="ce22" table:formula="of:=IF([.C78]=[.$V$5];[.$U$5];IF([.C78]=[.$V$6];[.$U$6];IF([.C78]=[.$V$7];[.$U$7];IF([.C78]=[.$V$8];[.$U$8];IF([.C78]=[.$V$9];[.$U$9];IF([.C78]=[.$V$10];[.$U$10];IF([.C78]=[.$V$11];[.$U$11];IF([.C78]=[.$V$13];[.$U$13];IF([.C78]=[.$V$14];[.$U$14];IF([.C78]=[.$V$15];[.$U$15];IF([.C78]=[.$V$17];[.$U$17];IF([.C78]=[.$V$18];[.$U$18];IF([.C78]=[.$V$19];[.$U$19];IF([.C78]=[.$V$21];[.$U$21];IF([.C78]=[.$V$22];[.$U$22];IF([.C78]=[.$V$23];[.$U$23];IF([.C78]=[.$V$24];[.$U$24];IF([.C78]=[.$V$26];[.$U$26];&quot;&quot;))))))))))))))))))">
            <text:p/>
          </table:table-cell>
          <table:table-cell table:style-name="ce32" table:formula="of:=IF([.C78]=[.$V$5];[.$U$5];IF([.C78]=[.$V$6];[.$U$6];IF([.C78]=[.$V$7];[.$U$7];IF([.C78]=[.$V$8];[.$U$8];IF([.C78]=[.$V$9];[.$U$9];IF([.C78]=[.$V$10];[.$U$10];IF([.C78]=[.$V$11];[.$U$11];IF([.C78]=[.$V$13];[.$U$13];IF([.C78]=[.$V$14];[.$U$14];IF([.C78]=[.$V$15];[.$U$15];IF([.C78]=[.$V$17];[.$U$17];IF([.C78]=[.$V$18];[.$U$18];IF([.C78]=[.$V$19];[.$U$19];IF([.C78]=[.$V$21];[.$U$21];IF([.C78]=[.$V$22];[.$U$22];IF([.C78]=[.$V$23];[.$U$23];IF([.C78]=[.$V$24];[.$U$24];IF([.C78]=[.$V$26];[.$U$26];[.C78]))))))))))))))))))" office:value-type="string" office:string-value="BoostReserve au tour précédent" calcext:value-type="string">
            <text:p>BoostReserve au tour précédent</text:p>
          </table:table-cell>
          <table:table-cell table:style-name="ce33" table:formula="of:=IF([.B78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78]=[.$V$5];[.$U$5]; IF([.E78]=[.$V$6];[.$U$6]; IF([.E78]=[.$V$7];[.$U$7]; IF([.E78]=[.$V$8];[.$U$8]; IF([.E78]=[.$V$9];[.$U$9]; IF([.E78]=[.$V$10];[.$U$10]; IF([.E78]=[.$V$11];[.$U$11]; IF([.E78]=[.$V$13];[.$U$13]; IF([.E78]=[.$V$14];[.$U$15]; IF([.E78]=[.$V$15];[.$U$14]; IF([.E78]=[.$V$17];[.$U$17]; IF([.E78]=[.$V$18];[.$U$18];  IF([.E78]=[.$V$19];[.$U$19]; IF([.E78]=[.$V$13];[.$U$13]; IF([.E78]=[.$V$14];[.$U$15]; IF([.E78]=[.$V$15];[.$U$14]; IF([.E78]=[.$V$17];[.$U$17]; IF([.E78]=[.$V$18];[.$U$18];  IF([.E78]=[.$V$19];[.$U$19]; IF([.E78]=[.$V$21];[.$U$21];IF([.E78]=[.$V$22];[.$U$22];IF([.E78]=[.$V$23];[.$U$23];IF([.E78]=[.$V$24];[.$U$24];IF([.E78]=[.$V$26];[.$U$26];[.E78]))))) ) ) ) ) ) ) ) ) ) ) ) ) ) ) ) ) ) ) )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4"/>
          <table:table-cell table:style-name="ce22" table:formula="of:=IF([.C79]=[.$V$5];[.$U$5];IF([.C79]=[.$V$6];[.$U$6];IF([.C79]=[.$V$7];[.$U$7];IF([.C79]=[.$V$8];[.$U$8];IF([.C79]=[.$V$9];[.$U$9];IF([.C79]=[.$V$10];[.$U$10];IF([.C79]=[.$V$11];[.$U$11];IF([.C79]=[.$V$13];[.$U$13];IF([.C79]=[.$V$14];[.$U$14];IF([.C79]=[.$V$15];[.$U$15];IF([.C79]=[.$V$17];[.$U$17];IF([.C79]=[.$V$18];[.$U$18];IF([.C79]=[.$V$19];[.$U$19];IF([.C79]=[.$V$21];[.$U$21];IF([.C79]=[.$V$22];[.$U$22];IF([.C79]=[.$V$23];[.$U$23];IF([.C79]=[.$V$24];[.$U$24];IF([.C79]=[.$V$26];[.$U$26];&quot;&quot;))))))))))))))))))">
            <text:p/>
          </table:table-cell>
          <table:table-cell table:style-name="ce32" table:formula="of:=IF([.C79]=[.$V$5];[.$U$5];IF([.C79]=[.$V$6];[.$U$6];IF([.C79]=[.$V$7];[.$U$7];IF([.C79]=[.$V$8];[.$U$8];IF([.C79]=[.$V$9];[.$U$9];IF([.C79]=[.$V$10];[.$U$10];IF([.C79]=[.$V$11];[.$U$11];IF([.C79]=[.$V$13];[.$U$13];IF([.C79]=[.$V$14];[.$U$14];IF([.C79]=[.$V$15];[.$U$15];IF([.C79]=[.$V$17];[.$U$17];IF([.C79]=[.$V$18];[.$U$18];IF([.C79]=[.$V$19];[.$U$19];IF([.C79]=[.$V$21];[.$U$21];IF([.C79]=[.$V$22];[.$U$22];IF([.C79]=[.$V$23];[.$U$23];IF([.C79]=[.$V$24];[.$U$24];IF([.C79]=[.$V$26];[.$U$26];[.C79]))))))))))))))))))" office:value-type="string" office:string-value="FinDeManche" calcext:value-type="string">
            <text:p>FinDeManche</text:p>
          </table:table-cell>
          <table:table-cell table:style-name="ce33" table:formula="of:=IF([.B79]=&quot;&quot;;&quot;  ---&gt;  &quot;;&quot;&quot;)">
            <text:p/>
          </table:table-cell>
          <table:table-cell table:style-name="ce35" table:formula="of:=IF([.E79]=[.$V$5];[.$U$5]; IF([.E79]=[.$V$6];[.$U$6]; IF([.E79]=[.$V$7];[.$U$7]; IF([.E79]=[.$V$8];[.$U$8]; IF([.E79]=[.$V$9];[.$U$9]; IF([.E79]=[.$V$10];[.$U$10]; IF([.E79]=[.$V$11];[.$U$11]; IF([.E79]=[.$V$13];[.$U$13]; IF([.E79]=[.$V$14];[.$U$15]; IF([.E79]=[.$V$15];[.$U$14]; IF([.E79]=[.$V$17];[.$U$17]; IF([.E79]=[.$V$18];[.$U$18];  IF([.E79]=[.$V$19];[.$U$19]; IF([.E79]=[.$V$13];[.$U$13]; IF([.E79]=[.$V$14];[.$U$15]; IF([.E79]=[.$V$15];[.$U$14]; IF([.E79]=[.$V$17];[.$U$17]; IF([.E79]=[.$V$18];[.$U$18];  IF([.E79]=[.$V$19];[.$U$19]; IF([.E79]=[.$V$21];[.$U$21];IF([.E79]=[.$V$22];[.$U$22];IF([.E79]=[.$V$23];[.$U$23];IF([.E79]=[.$V$24];[.$U$24];IF([.E79]=[.$V$26];[.$U$26];[.E79]))))) ) ) ) ) ) ) ) ) ) ) ) ) ) ) ) ) ) ) )" office:value-type="string" office:string-value="FinDeManche" calcext:value-type="string">
            <text:p>FinDeManche</text:p>
          </table:table-cell>
          <table:table-cell table:formula="of:=[.F79]" office:value-type="string" office:string-value="boostRAfter2" calcext:value-type="string">
            <text:p>boostRAfte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7"/>
          <table:table-cell table:style-name="ce22" table:formula="of:=IF([.C80]=[.$V$5];[.$U$5];IF([.C80]=[.$V$6];[.$U$6];IF([.C80]=[.$V$7];[.$U$7];IF([.C80]=[.$V$8];[.$U$8];IF([.C80]=[.$V$9];[.$U$9];IF([.C80]=[.$V$10];[.$U$10];IF([.C80]=[.$V$11];[.$U$11];IF([.C80]=[.$V$13];[.$U$13];IF([.C80]=[.$V$14];[.$U$14];IF([.C80]=[.$V$15];[.$U$15];IF([.C80]=[.$V$17];[.$U$17];IF([.C80]=[.$V$18];[.$U$18];IF([.C80]=[.$V$19];[.$U$19];IF([.C80]=[.$V$21];[.$U$21];IF([.C80]=[.$V$22];[.$U$22];IF([.C80]=[.$V$23];[.$U$23];IF([.C80]=[.$V$24];[.$U$24];IF([.C80]=[.$V$26];[.$U$26];&quot;&quot;))))))))))))))))))">
            <text:p/>
          </table:table-cell>
          <table:table-cell table:style-name="ce32" table:formula="of:=IF([.C80]=[.$V$5];[.$U$5];IF([.C80]=[.$V$6];[.$U$6];IF([.C80]=[.$V$7];[.$U$7];IF([.C80]=[.$V$8];[.$U$8];IF([.C80]=[.$V$9];[.$U$9];IF([.C80]=[.$V$10];[.$U$10];IF([.C80]=[.$V$11];[.$U$11];IF([.C80]=[.$V$13];[.$U$13];IF([.C80]=[.$V$14];[.$U$14];IF([.C80]=[.$V$15];[.$U$15];IF([.C80]=[.$V$17];[.$U$17];IF([.C80]=[.$V$18];[.$U$18];IF([.C80]=[.$V$19];[.$U$19];IF([.C80]=[.$V$21];[.$U$21];IF([.C80]=[.$V$22];[.$U$22];IF([.C80]=[.$V$23];[.$U$23];IF([.C80]=[.$V$24];[.$U$24];IF([.C80]=[.$V$26];[.$U$26];[.C80]))))))))))))))))))" office:value-type="string" office:string-value="Aspiration" calcext:value-type="string">
            <text:p>Aspiration</text:p>
          </table:table-cell>
          <table:table-cell table:style-name="ce33" table:formula="of:=IF([.B8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80]=[.$V$5];[.$U$5]; IF([.E80]=[.$V$6];[.$U$6]; IF([.E80]=[.$V$7];[.$U$7]; IF([.E80]=[.$V$8];[.$U$8]; IF([.E80]=[.$V$9];[.$U$9]; IF([.E80]=[.$V$10];[.$U$10]; IF([.E80]=[.$V$11];[.$U$11]; IF([.E80]=[.$V$13];[.$U$13]; IF([.E80]=[.$V$14];[.$U$15]; IF([.E80]=[.$V$15];[.$U$14]; IF([.E80]=[.$V$17];[.$U$17]; IF([.E80]=[.$V$18];[.$U$18];  IF([.E80]=[.$V$19];[.$U$19]; IF([.E80]=[.$V$13];[.$U$13]; IF([.E80]=[.$V$14];[.$U$15]; IF([.E80]=[.$V$15];[.$U$14]; IF([.E80]=[.$V$17];[.$U$17]; IF([.E80]=[.$V$18];[.$U$18];  IF([.E80]=[.$V$19];[.$U$19]; IF([.E80]=[.$V$21];[.$U$21];IF([.E80]=[.$V$22];[.$U$22];IF([.E80]=[.$V$23];[.$U$23];IF([.E80]=[.$V$24];[.$U$24];IF([.E80]=[.$V$26];[.$U$26];[.E80]))))) ) ) ) ) ) ) ) ) ) ) ) ) ) ) ) ) ) ) )" office:value-type="float" office:value="0" calcext:value-type="float">
            <text:p>0</text:p>
          </table:table-cell>
          <table:table-cell table:formula="of:=[.F8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7"/>
          <table:table-cell table:style-name="ce22" table:formula="of:=IF([.C81]=[.$V$5];[.$U$5];IF([.C81]=[.$V$6];[.$U$6];IF([.C81]=[.$V$7];[.$U$7];IF([.C81]=[.$V$8];[.$U$8];IF([.C81]=[.$V$9];[.$U$9];IF([.C81]=[.$V$10];[.$U$10];IF([.C81]=[.$V$11];[.$U$11];IF([.C81]=[.$V$13];[.$U$13];IF([.C81]=[.$V$14];[.$U$14];IF([.C81]=[.$V$15];[.$U$15];IF([.C81]=[.$V$17];[.$U$17];IF([.C81]=[.$V$18];[.$U$18];IF([.C81]=[.$V$19];[.$U$19];IF([.C81]=[.$V$21];[.$U$21];IF([.C81]=[.$V$22];[.$U$22];IF([.C81]=[.$V$23];[.$U$23];IF([.C81]=[.$V$24];[.$U$24];IF([.C81]=[.$V$26];[.$U$26];&quot;&quot;))))))))))))))))))">
            <text:p/>
          </table:table-cell>
          <table:table-cell table:style-name="ce32" table:formula="of:=IF([.C81]=[.$V$5];[.$U$5];IF([.C81]=[.$V$6];[.$U$6];IF([.C81]=[.$V$7];[.$U$7];IF([.C81]=[.$V$8];[.$U$8];IF([.C81]=[.$V$9];[.$U$9];IF([.C81]=[.$V$10];[.$U$10];IF([.C81]=[.$V$11];[.$U$11];IF([.C81]=[.$V$13];[.$U$13];IF([.C81]=[.$V$14];[.$U$14];IF([.C81]=[.$V$15];[.$U$15];IF([.C81]=[.$V$17];[.$U$17];IF([.C81]=[.$V$18];[.$U$18];IF([.C81]=[.$V$19];[.$U$19];IF([.C81]=[.$V$21];[.$U$21];IF([.C81]=[.$V$22];[.$U$22];IF([.C81]=[.$V$23];[.$U$23];IF([.C81]=[.$V$24];[.$U$24];IF([.C81]=[.$V$26];[.$U$26];[.C81]))))))))))))))))))" office:value-type="string" office:string-value="Mutisme" calcext:value-type="string">
            <text:p>Mutisme</text:p>
          </table:table-cell>
          <table:table-cell table:style-name="ce33" table:formula="of:=IF([.B81]=&quot;&quot;;&quot;  ---&gt;  &quot;;&quot;&quot;)">
            <text:p/>
          </table:table-cell>
          <table:table-cell table:style-name="ce35" table:formula="of:=IF([.E81]=[.$V$5];[.$U$5]; IF([.E81]=[.$V$6];[.$U$6]; IF([.E81]=[.$V$7];[.$U$7]; IF([.E81]=[.$V$8];[.$U$8]; IF([.E81]=[.$V$9];[.$U$9]; IF([.E81]=[.$V$10];[.$U$10]; IF([.E81]=[.$V$11];[.$U$11]; IF([.E81]=[.$V$13];[.$U$13]; IF([.E81]=[.$V$14];[.$U$15]; IF([.E81]=[.$V$15];[.$U$14]; IF([.E81]=[.$V$17];[.$U$17]; IF([.E81]=[.$V$18];[.$U$18];  IF([.E81]=[.$V$19];[.$U$19]; IF([.E81]=[.$V$13];[.$U$13]; IF([.E81]=[.$V$14];[.$U$15]; IF([.E81]=[.$V$15];[.$U$14]; IF([.E81]=[.$V$17];[.$U$17]; IF([.E81]=[.$V$18];[.$U$18];  IF([.E81]=[.$V$19];[.$U$19]; IF([.E81]=[.$V$21];[.$U$21];IF([.E81]=[.$V$22];[.$U$22];IF([.E81]=[.$V$23];[.$U$23];IF([.E81]=[.$V$24];[.$U$24];IF([.E81]=[.$V$26];[.$U$26];[.E81]))))) ) ) ) ) ) ) ) ) ) ) ) ) ) ) ) ) ) ) )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7"/>
          <table:table-cell table:style-name="ce22" table:formula="of:=IF([.C82]=[.$V$5];[.$U$5];IF([.C82]=[.$V$6];[.$U$6];IF([.C82]=[.$V$7];[.$U$7];IF([.C82]=[.$V$8];[.$U$8];IF([.C82]=[.$V$9];[.$U$9];IF([.C82]=[.$V$10];[.$U$10];IF([.C82]=[.$V$11];[.$U$11];IF([.C82]=[.$V$13];[.$U$13];IF([.C82]=[.$V$14];[.$U$14];IF([.C82]=[.$V$15];[.$U$15];IF([.C82]=[.$V$17];[.$U$17];IF([.C82]=[.$V$18];[.$U$18];IF([.C82]=[.$V$19];[.$U$19];IF([.C82]=[.$V$21];[.$U$21];IF([.C82]=[.$V$22];[.$U$22];IF([.C82]=[.$V$23];[.$U$23];IF([.C82]=[.$V$24];[.$U$24];IF([.C82]=[.$V$26];[.$U$26];&quot;&quot;))))))))))))))))))" office:value-type="string" office:string-value="WALL_S_1" calcext:value-type="string">
            <text:p>WALL_S_1</text:p>
          </table:table-cell>
          <table:table-cell table:style-name="ce32" table:formula="of:=IF([.C82]=[.$V$5];[.$U$5];IF([.C82]=[.$V$6];[.$U$6];IF([.C82]=[.$V$7];[.$U$7];IF([.C82]=[.$V$8];[.$U$8];IF([.C82]=[.$V$9];[.$U$9];IF([.C82]=[.$V$10];[.$U$10];IF([.C82]=[.$V$11];[.$U$11];IF([.C82]=[.$V$13];[.$U$13];IF([.C82]=[.$V$14];[.$U$14];IF([.C82]=[.$V$15];[.$U$15];IF([.C82]=[.$V$17];[.$U$17];IF([.C82]=[.$V$18];[.$U$18];IF([.C82]=[.$V$19];[.$U$19];IF([.C82]=[.$V$21];[.$U$21];IF([.C82]=[.$V$22];[.$U$22];IF([.C82]=[.$V$23];[.$U$23];IF([.C82]=[.$V$24];[.$U$24];IF([.C82]=[.$V$26];[.$U$26];[.C82]))))))))))))))))))" office:value-type="string" office:string-value="WALL_S_1" calcext:value-type="string">
            <text:p>WALL_S_1</text:p>
          </table:table-cell>
          <table:table-cell table:style-name="ce33" table:formula="of:=IF([.B82]=&quot;&quot;;&quot;  ---&gt;  &quot;;&quot;&quot;)">
            <text:p/>
          </table:table-cell>
          <table:table-cell table:style-name="ce35" table:formula="of:=IF([.E82]=[.$V$5];[.$U$5]; IF([.E82]=[.$V$6];[.$U$6]; IF([.E82]=[.$V$7];[.$U$7]; IF([.E82]=[.$V$8];[.$U$8]; IF([.E82]=[.$V$9];[.$U$9]; IF([.E82]=[.$V$10];[.$U$10]; IF([.E82]=[.$V$11];[.$U$11]; IF([.E82]=[.$V$13];[.$U$13]; IF([.E82]=[.$V$14];[.$U$15]; IF([.E82]=[.$V$15];[.$U$14]; IF([.E82]=[.$V$17];[.$U$17]; IF([.E82]=[.$V$18];[.$U$18];  IF([.E82]=[.$V$19];[.$U$19]; IF([.E82]=[.$V$13];[.$U$13]; IF([.E82]=[.$V$14];[.$U$15]; IF([.E82]=[.$V$15];[.$U$14]; IF([.E82]=[.$V$17];[.$U$17]; IF([.E82]=[.$V$18];[.$U$18];  IF([.E82]=[.$V$19];[.$U$19]; IF([.E82]=[.$V$21];[.$U$21];IF([.E82]=[.$V$22];[.$U$22];IF([.E82]=[.$V$23];[.$U$23];IF([.E82]=[.$V$24];[.$U$24];IF([.E82]=[.$V$26];[.$U$26];[.E82]))))) ) ) ) ) ) ) ) ) ) ) ) ) ) ) ) ) ) ) )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4"/>
          <table:table-cell table:style-name="ce22" table:formula="of:=IF([.C83]=[.$V$5];[.$U$5];IF([.C83]=[.$V$6];[.$U$6];IF([.C83]=[.$V$7];[.$U$7];IF([.C83]=[.$V$8];[.$U$8];IF([.C83]=[.$V$9];[.$U$9];IF([.C83]=[.$V$10];[.$U$10];IF([.C83]=[.$V$11];[.$U$11];IF([.C83]=[.$V$13];[.$U$13];IF([.C83]=[.$V$14];[.$U$14];IF([.C83]=[.$V$15];[.$U$15];IF([.C83]=[.$V$17];[.$U$17];IF([.C83]=[.$V$18];[.$U$18];IF([.C83]=[.$V$19];[.$U$19];IF([.C83]=[.$V$21];[.$U$21];IF([.C83]=[.$V$22];[.$U$22];IF([.C83]=[.$V$23];[.$U$23];IF([.C83]=[.$V$24];[.$U$24];IF([.C83]=[.$V$26];[.$U$26];&quot;&quot;))))))))))))))))))" office:value-type="string" office:string-value="WALL_E_1" calcext:value-type="string">
            <text:p>WALL_E_1</text:p>
          </table:table-cell>
          <table:table-cell table:style-name="ce32" table:formula="of:=IF([.C83]=[.$V$5];[.$U$5];IF([.C83]=[.$V$6];[.$U$6];IF([.C83]=[.$V$7];[.$U$7];IF([.C83]=[.$V$8];[.$U$8];IF([.C83]=[.$V$9];[.$U$9];IF([.C83]=[.$V$10];[.$U$10];IF([.C83]=[.$V$11];[.$U$11];IF([.C83]=[.$V$13];[.$U$13];IF([.C83]=[.$V$14];[.$U$14];IF([.C83]=[.$V$15];[.$U$15];IF([.C83]=[.$V$17];[.$U$17];IF([.C83]=[.$V$18];[.$U$18];IF([.C83]=[.$V$19];[.$U$19];IF([.C83]=[.$V$21];[.$U$21];IF([.C83]=[.$V$22];[.$U$22];IF([.C83]=[.$V$23];[.$U$23];IF([.C83]=[.$V$24];[.$U$24];IF([.C83]=[.$V$26];[.$U$26];[.C83]))))))))))))))))))" office:value-type="string" office:string-value="WALL_E_1" calcext:value-type="string">
            <text:p>WALL_E_1</text:p>
          </table:table-cell>
          <table:table-cell table:style-name="ce33" table:formula="of:=IF([.B83]=&quot;&quot;;&quot;  ---&gt;  &quot;;&quot;&quot;)">
            <text:p/>
          </table:table-cell>
          <table:table-cell table:style-name="ce35" table:formula="of:=IF([.E83]=[.$V$5];[.$U$5]; IF([.E83]=[.$V$6];[.$U$6]; IF([.E83]=[.$V$7];[.$U$7]; IF([.E83]=[.$V$8];[.$U$8]; IF([.E83]=[.$V$9];[.$U$9]; IF([.E83]=[.$V$10];[.$U$10]; IF([.E83]=[.$V$11];[.$U$11]; IF([.E83]=[.$V$13];[.$U$13]; IF([.E83]=[.$V$14];[.$U$15]; IF([.E83]=[.$V$15];[.$U$14]; IF([.E83]=[.$V$17];[.$U$17]; IF([.E83]=[.$V$18];[.$U$18];  IF([.E83]=[.$V$19];[.$U$19]; IF([.E83]=[.$V$13];[.$U$13]; IF([.E83]=[.$V$14];[.$U$15]; IF([.E83]=[.$V$15];[.$U$14]; IF([.E83]=[.$V$17];[.$U$17]; IF([.E83]=[.$V$18];[.$U$18];  IF([.E83]=[.$V$19];[.$U$19]; IF([.E83]=[.$V$21];[.$U$21];IF([.E83]=[.$V$22];[.$U$22];IF([.E83]=[.$V$23];[.$U$23];IF([.E83]=[.$V$24];[.$U$24];IF([.E83]=[.$V$26];[.$U$26];[.E83]))))) ) ) ) ) ) ) ) ) ) ) ) ) ) ) ) ) ) ) )" office:value-type="string" office:string-value="Aspiration" calcext:value-type="string">
            <text:p>Aspiration</text:p>
          </table:table-cell>
          <table:table-cell table:formula="of:=[.F83]" office:value-type="string" office:string-value="aspi1" calcext:value-type="string">
            <text:p>asp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7"/>
          <table:table-cell table:style-name="ce22" table:formula="of:=IF([.C84]=[.$V$5];[.$U$5];IF([.C84]=[.$V$6];[.$U$6];IF([.C84]=[.$V$7];[.$U$7];IF([.C84]=[.$V$8];[.$U$8];IF([.C84]=[.$V$9];[.$U$9];IF([.C84]=[.$V$10];[.$U$10];IF([.C84]=[.$V$11];[.$U$11];IF([.C84]=[.$V$13];[.$U$13];IF([.C84]=[.$V$14];[.$U$14];IF([.C84]=[.$V$15];[.$U$15];IF([.C84]=[.$V$17];[.$U$17];IF([.C84]=[.$V$18];[.$U$18];IF([.C84]=[.$V$19];[.$U$19];IF([.C84]=[.$V$21];[.$U$21];IF([.C84]=[.$V$22];[.$U$22];IF([.C84]=[.$V$23];[.$U$23];IF([.C84]=[.$V$24];[.$U$24];IF([.C84]=[.$V$26];[.$U$26];&quot;&quot;))))))))))))))))))">
            <text:p/>
          </table:table-cell>
          <table:table-cell table:style-name="ce32" table:formula="of:=IF([.C84]=[.$V$5];[.$U$5];IF([.C84]=[.$V$6];[.$U$6];IF([.C84]=[.$V$7];[.$U$7];IF([.C84]=[.$V$8];[.$U$8];IF([.C84]=[.$V$9];[.$U$9];IF([.C84]=[.$V$10];[.$U$10];IF([.C84]=[.$V$11];[.$U$11];IF([.C84]=[.$V$13];[.$U$13];IF([.C84]=[.$V$14];[.$U$14];IF([.C84]=[.$V$15];[.$U$15];IF([.C84]=[.$V$17];[.$U$17];IF([.C84]=[.$V$18];[.$U$18];IF([.C84]=[.$V$19];[.$U$19];IF([.C84]=[.$V$21];[.$U$21];IF([.C84]=[.$V$22];[.$U$22];IF([.C84]=[.$V$23];[.$U$23];IF([.C84]=[.$V$24];[.$U$24];IF([.C84]=[.$V$26];[.$U$26];[.C84]))))))))))))))))))" office:value-type="string" office:string-value="Aspiration" calcext:value-type="string">
            <text:p>Aspiration</text:p>
          </table:table-cell>
          <table:table-cell table:style-name="ce33" table:formula="of:=IF([.B84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84]=[.$V$5];[.$U$5]; IF([.E84]=[.$V$6];[.$U$6]; IF([.E84]=[.$V$7];[.$U$7]; IF([.E84]=[.$V$8];[.$U$8]; IF([.E84]=[.$V$9];[.$U$9]; IF([.E84]=[.$V$10];[.$U$10]; IF([.E84]=[.$V$11];[.$U$11]; IF([.E84]=[.$V$13];[.$U$13]; IF([.E84]=[.$V$14];[.$U$15]; IF([.E84]=[.$V$15];[.$U$14]; IF([.E84]=[.$V$17];[.$U$17]; IF([.E84]=[.$V$18];[.$U$18];  IF([.E84]=[.$V$19];[.$U$19]; IF([.E84]=[.$V$13];[.$U$13]; IF([.E84]=[.$V$14];[.$U$15]; IF([.E84]=[.$V$15];[.$U$14]; IF([.E84]=[.$V$17];[.$U$17]; IF([.E84]=[.$V$18];[.$U$18];  IF([.E84]=[.$V$19];[.$U$19]; IF([.E84]=[.$V$21];[.$U$21];IF([.E84]=[.$V$22];[.$U$22];IF([.E84]=[.$V$23];[.$U$23];IF([.E84]=[.$V$24];[.$U$24];IF([.E84]=[.$V$26];[.$U$26];[.E84]))))) ) ) ) ) ) ) ) ) ) ) ) ) ) ) ) ) ) ) )" office:value-type="float" office:value="0" calcext:value-type="float">
            <text:p>0</text:p>
          </table:table-cell>
          <table:table-cell table:formula="of:=[.F8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7"/>
          <table:table-cell table:style-name="ce22" table:formula="of:=IF([.C85]=[.$V$5];[.$U$5];IF([.C85]=[.$V$6];[.$U$6];IF([.C85]=[.$V$7];[.$U$7];IF([.C85]=[.$V$8];[.$U$8];IF([.C85]=[.$V$9];[.$U$9];IF([.C85]=[.$V$10];[.$U$10];IF([.C85]=[.$V$11];[.$U$11];IF([.C85]=[.$V$13];[.$U$13];IF([.C85]=[.$V$14];[.$U$14];IF([.C85]=[.$V$15];[.$U$15];IF([.C85]=[.$V$17];[.$U$17];IF([.C85]=[.$V$18];[.$U$18];IF([.C85]=[.$V$19];[.$U$19];IF([.C85]=[.$V$21];[.$U$21];IF([.C85]=[.$V$22];[.$U$22];IF([.C85]=[.$V$23];[.$U$23];IF([.C85]=[.$V$24];[.$U$24];IF([.C85]=[.$V$26];[.$U$26];&quot;&quot;))))))))))))))))))">
            <text:p/>
          </table:table-cell>
          <table:table-cell table:style-name="ce32" table:formula="of:=IF([.C85]=[.$V$5];[.$U$5];IF([.C85]=[.$V$6];[.$U$6];IF([.C85]=[.$V$7];[.$U$7];IF([.C85]=[.$V$8];[.$U$8];IF([.C85]=[.$V$9];[.$U$9];IF([.C85]=[.$V$10];[.$U$10];IF([.C85]=[.$V$11];[.$U$11];IF([.C85]=[.$V$13];[.$U$13];IF([.C85]=[.$V$14];[.$U$14];IF([.C85]=[.$V$15];[.$U$15];IF([.C85]=[.$V$17];[.$U$17];IF([.C85]=[.$V$18];[.$U$18];IF([.C85]=[.$V$19];[.$U$19];IF([.C85]=[.$V$21];[.$U$21];IF([.C85]=[.$V$22];[.$U$22];IF([.C85]=[.$V$23];[.$U$23];IF([.C85]=[.$V$24];[.$U$24];IF([.C85]=[.$V$26];[.$U$26];[.C85]))))))))))))))))))" office:value-type="string" office:string-value="FinDeManche" calcext:value-type="string">
            <text:p>FinDeManche</text:p>
          </table:table-cell>
          <table:table-cell table:style-name="ce33" table:formula="of:=IF([.B85]=&quot;&quot;;&quot;  ---&gt;  &quot;;&quot;&quot;)">
            <text:p/>
          </table:table-cell>
          <table:table-cell table:style-name="ce35" table:formula="of:=IF([.E85]=[.$V$5];[.$U$5]; IF([.E85]=[.$V$6];[.$U$6]; IF([.E85]=[.$V$7];[.$U$7]; IF([.E85]=[.$V$8];[.$U$8]; IF([.E85]=[.$V$9];[.$U$9]; IF([.E85]=[.$V$10];[.$U$10]; IF([.E85]=[.$V$11];[.$U$11]; IF([.E85]=[.$V$13];[.$U$13]; IF([.E85]=[.$V$14];[.$U$15]; IF([.E85]=[.$V$15];[.$U$14]; IF([.E85]=[.$V$17];[.$U$17]; IF([.E85]=[.$V$18];[.$U$18];  IF([.E85]=[.$V$19];[.$U$19]; IF([.E85]=[.$V$13];[.$U$13]; IF([.E85]=[.$V$14];[.$U$15]; IF([.E85]=[.$V$15];[.$U$14]; IF([.E85]=[.$V$17];[.$U$17]; IF([.E85]=[.$V$18];[.$U$18];  IF([.E85]=[.$V$19];[.$U$19]; IF([.E85]=[.$V$21];[.$U$21];IF([.E85]=[.$V$22];[.$U$22];IF([.E85]=[.$V$23];[.$U$23];IF([.E85]=[.$V$24];[.$U$24];IF([.E85]=[.$V$26];[.$U$26];[.E85]))))) ) ) ) ) ) ) ) ) ) ) ) ) ) ) ) ) ) ) )" office:value-type="float" office:value="0" calcext:value-type="float">
            <text:p>0</text:p>
          </table:table-cell>
          <table:table-cell table:formula="of:=[.F8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7"/>
          <table:table-cell table:style-name="ce22" table:formula="of:=IF([.C86]=[.$V$5];[.$U$5];IF([.C86]=[.$V$6];[.$U$6];IF([.C86]=[.$V$7];[.$U$7];IF([.C86]=[.$V$8];[.$U$8];IF([.C86]=[.$V$9];[.$U$9];IF([.C86]=[.$V$10];[.$U$10];IF([.C86]=[.$V$11];[.$U$11];IF([.C86]=[.$V$13];[.$U$13];IF([.C86]=[.$V$14];[.$U$14];IF([.C86]=[.$V$15];[.$U$15];IF([.C86]=[.$V$17];[.$U$17];IF([.C86]=[.$V$18];[.$U$18];IF([.C86]=[.$V$19];[.$U$19];IF([.C86]=[.$V$21];[.$U$21];IF([.C86]=[.$V$22];[.$U$22];IF([.C86]=[.$V$23];[.$U$23];IF([.C86]=[.$V$24];[.$U$24];IF([.C86]=[.$V$26];[.$U$26];&quot;&quot;))))))))))))))))))" office:value-type="string" office:string-value="WALL_S_1" calcext:value-type="string">
            <text:p>WALL_S_1</text:p>
          </table:table-cell>
          <table:table-cell table:style-name="ce32" table:formula="of:=IF([.C86]=[.$V$5];[.$U$5];IF([.C86]=[.$V$6];[.$U$6];IF([.C86]=[.$V$7];[.$U$7];IF([.C86]=[.$V$8];[.$U$8];IF([.C86]=[.$V$9];[.$U$9];IF([.C86]=[.$V$10];[.$U$10];IF([.C86]=[.$V$11];[.$U$11];IF([.C86]=[.$V$13];[.$U$13];IF([.C86]=[.$V$14];[.$U$14];IF([.C86]=[.$V$15];[.$U$15];IF([.C86]=[.$V$17];[.$U$17];IF([.C86]=[.$V$18];[.$U$18];IF([.C86]=[.$V$19];[.$U$19];IF([.C86]=[.$V$21];[.$U$21];IF([.C86]=[.$V$22];[.$U$22];IF([.C86]=[.$V$23];[.$U$23];IF([.C86]=[.$V$24];[.$U$24];IF([.C86]=[.$V$26];[.$U$26];[.C86]))))))))))))))))))" office:value-type="string" office:string-value="WALL_S_1" calcext:value-type="string">
            <text:p>WALL_S_1</text:p>
          </table:table-cell>
          <table:table-cell table:style-name="ce33" table:formula="of:=IF([.B86]=&quot;&quot;;&quot;  ---&gt;  &quot;;&quot;&quot;)">
            <text:p/>
          </table:table-cell>
          <table:table-cell table:style-name="ce35" table:formula="of:=IF([.E86]=[.$V$5];[.$U$5]; IF([.E86]=[.$V$6];[.$U$6]; IF([.E86]=[.$V$7];[.$U$7]; IF([.E86]=[.$V$8];[.$U$8]; IF([.E86]=[.$V$9];[.$U$9]; IF([.E86]=[.$V$10];[.$U$10]; IF([.E86]=[.$V$11];[.$U$11]; IF([.E86]=[.$V$13];[.$U$13]; IF([.E86]=[.$V$14];[.$U$15]; IF([.E86]=[.$V$15];[.$U$14]; IF([.E86]=[.$V$17];[.$U$17]; IF([.E86]=[.$V$18];[.$U$18];  IF([.E86]=[.$V$19];[.$U$19]; IF([.E86]=[.$V$13];[.$U$13]; IF([.E86]=[.$V$14];[.$U$15]; IF([.E86]=[.$V$15];[.$U$14]; IF([.E86]=[.$V$17];[.$U$17]; IF([.E86]=[.$V$18];[.$U$18];  IF([.E86]=[.$V$19];[.$U$19]; IF([.E86]=[.$V$21];[.$U$21];IF([.E86]=[.$V$22];[.$U$22];IF([.E86]=[.$V$23];[.$U$23];IF([.E86]=[.$V$24];[.$U$24];IF([.E86]=[.$V$26];[.$U$26];[.E86]))))) ) ) ) ) ) ) ) ) ) ) ) ) ) ) ) ) ) ) )" office:value-type="float" office:value="0" calcext:value-type="float">
            <text:p>0</text:p>
          </table:table-cell>
          <table:table-cell table:formula="of:=[.F8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4"/>
          <table:table-cell table:style-name="ce22" table:formula="of:=IF([.C87]=[.$V$5];[.$U$5];IF([.C87]=[.$V$6];[.$U$6];IF([.C87]=[.$V$7];[.$U$7];IF([.C87]=[.$V$8];[.$U$8];IF([.C87]=[.$V$9];[.$U$9];IF([.C87]=[.$V$10];[.$U$10];IF([.C87]=[.$V$11];[.$U$11];IF([.C87]=[.$V$13];[.$U$13];IF([.C87]=[.$V$14];[.$U$14];IF([.C87]=[.$V$15];[.$U$15];IF([.C87]=[.$V$17];[.$U$17];IF([.C87]=[.$V$18];[.$U$18];IF([.C87]=[.$V$19];[.$U$19];IF([.C87]=[.$V$21];[.$U$21];IF([.C87]=[.$V$22];[.$U$22];IF([.C87]=[.$V$23];[.$U$23];IF([.C87]=[.$V$24];[.$U$24];IF([.C87]=[.$V$26];[.$U$26];&quot;&quot;))))))))))))))))))" office:value-type="string" office:string-value="WALL_E_1" calcext:value-type="string">
            <text:p>WALL_E_1</text:p>
          </table:table-cell>
          <table:table-cell table:style-name="ce32" table:formula="of:=IF([.C87]=[.$V$5];[.$U$5];IF([.C87]=[.$V$6];[.$U$6];IF([.C87]=[.$V$7];[.$U$7];IF([.C87]=[.$V$8];[.$U$8];IF([.C87]=[.$V$9];[.$U$9];IF([.C87]=[.$V$10];[.$U$10];IF([.C87]=[.$V$11];[.$U$11];IF([.C87]=[.$V$13];[.$U$13];IF([.C87]=[.$V$14];[.$U$14];IF([.C87]=[.$V$15];[.$U$15];IF([.C87]=[.$V$17];[.$U$17];IF([.C87]=[.$V$18];[.$U$18];IF([.C87]=[.$V$19];[.$U$19];IF([.C87]=[.$V$21];[.$U$21];IF([.C87]=[.$V$22];[.$U$22];IF([.C87]=[.$V$23];[.$U$23];IF([.C87]=[.$V$24];[.$U$24];IF([.C87]=[.$V$26];[.$U$26];[.C87]))))))))))))))))))" office:value-type="string" office:string-value="WALL_E_1" calcext:value-type="string">
            <text:p>WALL_E_1</text:p>
          </table:table-cell>
          <table:table-cell table:style-name="ce33" table:formula="of:=IF([.B87]=&quot;&quot;;&quot;  ---&gt;  &quot;;&quot;&quot;)">
            <text:p/>
          </table:table-cell>
          <table:table-cell table:style-name="ce35" table:formula="of:=IF([.E87]=[.$V$5];[.$U$5]; IF([.E87]=[.$V$6];[.$U$6]; IF([.E87]=[.$V$7];[.$U$7]; IF([.E87]=[.$V$8];[.$U$8]; IF([.E87]=[.$V$9];[.$U$9]; IF([.E87]=[.$V$10];[.$U$10]; IF([.E87]=[.$V$11];[.$U$11]; IF([.E87]=[.$V$13];[.$U$13]; IF([.E87]=[.$V$14];[.$U$15]; IF([.E87]=[.$V$15];[.$U$14]; IF([.E87]=[.$V$17];[.$U$17]; IF([.E87]=[.$V$18];[.$U$18];  IF([.E87]=[.$V$19];[.$U$19]; IF([.E87]=[.$V$13];[.$U$13]; IF([.E87]=[.$V$14];[.$U$15]; IF([.E87]=[.$V$15];[.$U$14]; IF([.E87]=[.$V$17];[.$U$17]; IF([.E87]=[.$V$18];[.$U$18];  IF([.E87]=[.$V$19];[.$U$19]; IF([.E87]=[.$V$21];[.$U$21];IF([.E87]=[.$V$22];[.$U$22];IF([.E87]=[.$V$23];[.$U$23];IF([.E87]=[.$V$24];[.$U$24];IF([.E87]=[.$V$26];[.$U$26];[.E87]))))) ) ) ) ) ) ) ) ) ) ) ) ) ) ) ) ) ) ) )" office:value-type="string" office:string-value="Aspiration" calcext:value-type="string">
            <text:p>Aspiration</text:p>
          </table:table-cell>
          <table:table-cell table:formula="of:=[.F87]" office:value-type="string" office:string-value="aspi2" calcext:value-type="string">
            <text:p>aspi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7"/>
          <table:table-cell table:style-name="ce22" table:formula="of:=IF([.C88]=[.$V$5];[.$U$5];IF([.C88]=[.$V$6];[.$U$6];IF([.C88]=[.$V$7];[.$U$7];IF([.C88]=[.$V$8];[.$U$8];IF([.C88]=[.$V$9];[.$U$9];IF([.C88]=[.$V$10];[.$U$10];IF([.C88]=[.$V$11];[.$U$11];IF([.C88]=[.$V$13];[.$U$13];IF([.C88]=[.$V$14];[.$U$14];IF([.C88]=[.$V$15];[.$U$15];IF([.C88]=[.$V$17];[.$U$17];IF([.C88]=[.$V$18];[.$U$18];IF([.C88]=[.$V$19];[.$U$19];IF([.C88]=[.$V$21];[.$U$21];IF([.C88]=[.$V$22];[.$U$22];IF([.C88]=[.$V$23];[.$U$23];IF([.C88]=[.$V$24];[.$U$24];IF([.C88]=[.$V$26];[.$U$26];&quot;&quot;))))))))))))))))))">
            <text:p/>
          </table:table-cell>
          <table:table-cell table:style-name="ce32" table:formula="of:=IF([.C88]=[.$V$5];[.$U$5];IF([.C88]=[.$V$6];[.$U$6];IF([.C88]=[.$V$7];[.$U$7];IF([.C88]=[.$V$8];[.$U$8];IF([.C88]=[.$V$9];[.$U$9];IF([.C88]=[.$V$10];[.$U$10];IF([.C88]=[.$V$11];[.$U$11];IF([.C88]=[.$V$13];[.$U$13];IF([.C88]=[.$V$14];[.$U$14];IF([.C88]=[.$V$15];[.$U$15];IF([.C88]=[.$V$17];[.$U$17];IF([.C88]=[.$V$18];[.$U$18];IF([.C88]=[.$V$19];[.$U$19];IF([.C88]=[.$V$21];[.$U$21];IF([.C88]=[.$V$22];[.$U$22];IF([.C88]=[.$V$23];[.$U$23];IF([.C88]=[.$V$24];[.$U$24];IF([.C88]=[.$V$26];[.$U$26];[.C88]))))))))))))))))))" office:value-type="string" office:string-value="Aspiration au tour précédent" calcext:value-type="string">
            <text:p>Aspiration au tour précédent</text:p>
          </table:table-cell>
          <table:table-cell table:style-name="ce33" table:formula="of:=IF([.B88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88]=[.$V$5];[.$U$5]; IF([.E88]=[.$V$6];[.$U$6]; IF([.E88]=[.$V$7];[.$U$7]; IF([.E88]=[.$V$8];[.$U$8]; IF([.E88]=[.$V$9];[.$U$9]; IF([.E88]=[.$V$10];[.$U$10]; IF([.E88]=[.$V$11];[.$U$11]; IF([.E88]=[.$V$13];[.$U$13]; IF([.E88]=[.$V$14];[.$U$15]; IF([.E88]=[.$V$15];[.$U$14]; IF([.E88]=[.$V$17];[.$U$17]; IF([.E88]=[.$V$18];[.$U$18];  IF([.E88]=[.$V$19];[.$U$19]; IF([.E88]=[.$V$13];[.$U$13]; IF([.E88]=[.$V$14];[.$U$15]; IF([.E88]=[.$V$15];[.$U$14]; IF([.E88]=[.$V$17];[.$U$17]; IF([.E88]=[.$V$18];[.$U$18];  IF([.E88]=[.$V$19];[.$U$19]; IF([.E88]=[.$V$21];[.$U$21];IF([.E88]=[.$V$22];[.$U$22];IF([.E88]=[.$V$23];[.$U$23];IF([.E88]=[.$V$24];[.$U$24];IF([.E88]=[.$V$26];[.$U$26];[.E88]))))) ) ) ) ) ) ) ) ) ) ) ) ) ) ) ) ) ) ) )" office:value-type="float" office:value="0" calcext:value-type="float">
            <text:p>0</text:p>
          </table:table-cell>
          <table:table-cell table:formula="of:=[.F8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4"/>
          <table:table-cell table:style-name="ce22" table:formula="of:=IF([.C89]=[.$V$5];[.$U$5];IF([.C89]=[.$V$6];[.$U$6];IF([.C89]=[.$V$7];[.$U$7];IF([.C89]=[.$V$8];[.$U$8];IF([.C89]=[.$V$9];[.$U$9];IF([.C89]=[.$V$10];[.$U$10];IF([.C89]=[.$V$11];[.$U$11];IF([.C89]=[.$V$13];[.$U$13];IF([.C89]=[.$V$14];[.$U$14];IF([.C89]=[.$V$15];[.$U$15];IF([.C89]=[.$V$17];[.$U$17];IF([.C89]=[.$V$18];[.$U$18];IF([.C89]=[.$V$19];[.$U$19];IF([.C89]=[.$V$21];[.$U$21];IF([.C89]=[.$V$22];[.$U$22];IF([.C89]=[.$V$23];[.$U$23];IF([.C89]=[.$V$24];[.$U$24];IF([.C89]=[.$V$26];[.$U$26];&quot;&quot;))))))))))))))))))">
            <text:p/>
          </table:table-cell>
          <table:table-cell table:style-name="ce32" table:formula="of:=IF([.C89]=[.$V$5];[.$U$5];IF([.C89]=[.$V$6];[.$U$6];IF([.C89]=[.$V$7];[.$U$7];IF([.C89]=[.$V$8];[.$U$8];IF([.C89]=[.$V$9];[.$U$9];IF([.C89]=[.$V$10];[.$U$10];IF([.C89]=[.$V$11];[.$U$11];IF([.C89]=[.$V$13];[.$U$13];IF([.C89]=[.$V$14];[.$U$14];IF([.C89]=[.$V$15];[.$U$15];IF([.C89]=[.$V$17];[.$U$17];IF([.C89]=[.$V$18];[.$U$18];IF([.C89]=[.$V$19];[.$U$19];IF([.C89]=[.$V$21];[.$U$21];IF([.C89]=[.$V$22];[.$U$22];IF([.C89]=[.$V$23];[.$U$23];IF([.C89]=[.$V$24];[.$U$24];IF([.C89]=[.$V$26];[.$U$26];[.C89]))))))))))))))))))" office:value-type="string" office:string-value="Mutisme" calcext:value-type="string">
            <text:p>Mutisme</text:p>
          </table:table-cell>
          <table:table-cell table:style-name="ce33" table:formula="of:=IF([.B89]=&quot;&quot;;&quot;  ---&gt;  &quot;;&quot;&quot;)">
            <text:p/>
          </table:table-cell>
          <table:table-cell table:style-name="ce35" table:formula="of:=IF([.E89]=[.$V$5];[.$U$5]; IF([.E89]=[.$V$6];[.$U$6]; IF([.E89]=[.$V$7];[.$U$7]; IF([.E89]=[.$V$8];[.$U$8]; IF([.E89]=[.$V$9];[.$U$9]; IF([.E89]=[.$V$10];[.$U$10]; IF([.E89]=[.$V$11];[.$U$11]; IF([.E89]=[.$V$13];[.$U$13]; IF([.E89]=[.$V$14];[.$U$15]; IF([.E89]=[.$V$15];[.$U$14]; IF([.E89]=[.$V$17];[.$U$17]; IF([.E89]=[.$V$18];[.$U$18];  IF([.E89]=[.$V$19];[.$U$19]; IF([.E89]=[.$V$13];[.$U$13]; IF([.E89]=[.$V$14];[.$U$15]; IF([.E89]=[.$V$15];[.$U$14]; IF([.E89]=[.$V$17];[.$U$17]; IF([.E89]=[.$V$18];[.$U$18];  IF([.E89]=[.$V$19];[.$U$19]; IF([.E89]=[.$V$21];[.$U$21];IF([.E89]=[.$V$22];[.$U$22];IF([.E89]=[.$V$23];[.$U$23];IF([.E89]=[.$V$24];[.$U$24];IF([.E89]=[.$V$26];[.$U$26];[.E89]))))) ) ) ) ) ) ) ) ) ) ) ) ) ) ) ) ) ) ) )" office:value-type="string" office:string-value="Mutisme" calcext:value-type="string">
            <text:p>Mutisme</text:p>
          </table:table-cell>
          <table:table-cell table:formula="of:=[.F89]" office:value-type="string" office:string-value="aspiAfter1" calcext:value-type="string">
            <text:p>aspiAfte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7"/>
          <table:table-cell table:style-name="ce22" table:formula="of:=IF([.C90]=[.$V$5];[.$U$5];IF([.C90]=[.$V$6];[.$U$6];IF([.C90]=[.$V$7];[.$U$7];IF([.C90]=[.$V$8];[.$U$8];IF([.C90]=[.$V$9];[.$U$9];IF([.C90]=[.$V$10];[.$U$10];IF([.C90]=[.$V$11];[.$U$11];IF([.C90]=[.$V$13];[.$U$13];IF([.C90]=[.$V$14];[.$U$14];IF([.C90]=[.$V$15];[.$U$15];IF([.C90]=[.$V$17];[.$U$17];IF([.C90]=[.$V$18];[.$U$18];IF([.C90]=[.$V$19];[.$U$19];IF([.C90]=[.$V$21];[.$U$21];IF([.C90]=[.$V$22];[.$U$22];IF([.C90]=[.$V$23];[.$U$23];IF([.C90]=[.$V$24];[.$U$24];IF([.C90]=[.$V$26];[.$U$26];&quot;&quot;))))))))))))))))))">
            <text:p/>
          </table:table-cell>
          <table:table-cell table:style-name="ce32" table:formula="of:=IF([.C90]=[.$V$5];[.$U$5];IF([.C90]=[.$V$6];[.$U$6];IF([.C90]=[.$V$7];[.$U$7];IF([.C90]=[.$V$8];[.$U$8];IF([.C90]=[.$V$9];[.$U$9];IF([.C90]=[.$V$10];[.$U$10];IF([.C90]=[.$V$11];[.$U$11];IF([.C90]=[.$V$13];[.$U$13];IF([.C90]=[.$V$14];[.$U$14];IF([.C90]=[.$V$15];[.$U$15];IF([.C90]=[.$V$17];[.$U$17];IF([.C90]=[.$V$18];[.$U$18];IF([.C90]=[.$V$19];[.$U$19];IF([.C90]=[.$V$21];[.$U$21];IF([.C90]=[.$V$22];[.$U$22];IF([.C90]=[.$V$23];[.$U$23];IF([.C90]=[.$V$24];[.$U$24];IF([.C90]=[.$V$26];[.$U$26];[.C90]))))))))))))))))))" office:value-type="string" office:string-value="Aspiration au tour précédent" calcext:value-type="string">
            <text:p>Aspiration au tour précédent</text:p>
          </table:table-cell>
          <table:table-cell table:style-name="ce33" table:formula="of:=IF([.B90]=&quot;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35" table:formula="of:=IF([.E90]=[.$V$5];[.$U$5]; IF([.E90]=[.$V$6];[.$U$6]; IF([.E90]=[.$V$7];[.$U$7]; IF([.E90]=[.$V$8];[.$U$8]; IF([.E90]=[.$V$9];[.$U$9]; IF([.E90]=[.$V$10];[.$U$10]; IF([.E90]=[.$V$11];[.$U$11]; IF([.E90]=[.$V$13];[.$U$13]; IF([.E90]=[.$V$14];[.$U$15]; IF([.E90]=[.$V$15];[.$U$14]; IF([.E90]=[.$V$17];[.$U$17]; IF([.E90]=[.$V$18];[.$U$18];  IF([.E90]=[.$V$19];[.$U$19]; IF([.E90]=[.$V$13];[.$U$13]; IF([.E90]=[.$V$14];[.$U$15]; IF([.E90]=[.$V$15];[.$U$14]; IF([.E90]=[.$V$17];[.$U$17]; IF([.E90]=[.$V$18];[.$U$18];  IF([.E90]=[.$V$19];[.$U$19]; IF([.E90]=[.$V$21];[.$U$21];IF([.E90]=[.$V$22];[.$U$22];IF([.E90]=[.$V$23];[.$U$23];IF([.E90]=[.$V$24];[.$U$24];IF([.E90]=[.$V$26];[.$U$26];[.E90]))))) ) ) ) ) ) ) ) ) ) ) ) ) ) ) ) ) ) ) )" office:value-type="float" office:value="0" calcext:value-type="float">
            <text:p>0</text:p>
          </table:table-cell>
          <table:table-cell table:formula="of:=[.F9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4"/>
          <table:table-cell table:style-name="ce22" table:formula="of:=IF([.C91]=[.$V$5];[.$U$5];IF([.C91]=[.$V$6];[.$U$6];IF([.C91]=[.$V$7];[.$U$7];IF([.C91]=[.$V$8];[.$U$8];IF([.C91]=[.$V$9];[.$U$9];IF([.C91]=[.$V$10];[.$U$10];IF([.C91]=[.$V$11];[.$U$11];IF([.C91]=[.$V$13];[.$U$13];IF([.C91]=[.$V$14];[.$U$14];IF([.C91]=[.$V$15];[.$U$15];IF([.C91]=[.$V$17];[.$U$17];IF([.C91]=[.$V$18];[.$U$18];IF([.C91]=[.$V$19];[.$U$19];IF([.C91]=[.$V$21];[.$U$21];IF([.C91]=[.$V$22];[.$U$22];IF([.C91]=[.$V$23];[.$U$23];IF([.C91]=[.$V$24];[.$U$24];IF([.C91]=[.$V$26];[.$U$26];&quot;&quot;))))))))))))))))))">
            <text:p/>
          </table:table-cell>
          <table:table-cell table:style-name="ce32" table:formula="of:=IF([.C91]=[.$V$5];[.$U$5];IF([.C91]=[.$V$6];[.$U$6];IF([.C91]=[.$V$7];[.$U$7];IF([.C91]=[.$V$8];[.$U$8];IF([.C91]=[.$V$9];[.$U$9];IF([.C91]=[.$V$10];[.$U$10];IF([.C91]=[.$V$11];[.$U$11];IF([.C91]=[.$V$13];[.$U$13];IF([.C91]=[.$V$14];[.$U$14];IF([.C91]=[.$V$15];[.$U$15];IF([.C91]=[.$V$17];[.$U$17];IF([.C91]=[.$V$18];[.$U$18];IF([.C91]=[.$V$19];[.$U$19];IF([.C91]=[.$V$21];[.$U$21];IF([.C91]=[.$V$22];[.$U$22];IF([.C91]=[.$V$23];[.$U$23];IF([.C91]=[.$V$24];[.$U$24];IF([.C91]=[.$V$26];[.$U$26];[.C91]))))))))))))))))))" office:value-type="string" office:string-value="FinDeManche" calcext:value-type="string">
            <text:p>FinDeManche</text:p>
          </table:table-cell>
          <table:table-cell table:style-name="ce33" table:formula="of:=IF([.B91]=&quot;&quot;;&quot;  ---&gt;  &quot;;&quot;&quot;)">
            <text:p/>
          </table:table-cell>
          <table:table-cell table:style-name="ce35" table:formula="of:=IF([.E91]=[.$V$5];[.$U$5]; IF([.E91]=[.$V$6];[.$U$6]; IF([.E91]=[.$V$7];[.$U$7]; IF([.E91]=[.$V$8];[.$U$8]; IF([.E91]=[.$V$9];[.$U$9]; IF([.E91]=[.$V$10];[.$U$10]; IF([.E91]=[.$V$11];[.$U$11]; IF([.E91]=[.$V$13];[.$U$13]; IF([.E91]=[.$V$14];[.$U$15]; IF([.E91]=[.$V$15];[.$U$14]; IF([.E91]=[.$V$17];[.$U$17]; IF([.E91]=[.$V$18];[.$U$18];  IF([.E91]=[.$V$19];[.$U$19]; IF([.E91]=[.$V$13];[.$U$13]; IF([.E91]=[.$V$14];[.$U$15]; IF([.E91]=[.$V$15];[.$U$14]; IF([.E91]=[.$V$17];[.$U$17]; IF([.E91]=[.$V$18];[.$U$18];  IF([.E91]=[.$V$19];[.$U$19]; IF([.E91]=[.$V$21];[.$U$21];IF([.E91]=[.$V$22];[.$U$22];IF([.E91]=[.$V$23];[.$U$23];IF([.E91]=[.$V$24];[.$U$24];IF([.E91]=[.$V$26];[.$U$26];[.E91]))))) ) ) ) ) ) ) ) ) ) ) ) ) ) ) ) ) ) ) )" office:value-type="string" office:string-value="FinDeManche" calcext:value-type="string">
            <text:p>FinDeManche</text:p>
          </table:table-cell>
          <table:table-cell table:formula="of:=[.F91]" office:value-type="string" office:string-value="aspiAfter2" calcext:value-type="string">
            <text:p>aspiAfter2</text:p>
          </table:table-cell>
          <table:table-cell table:number-columns-repeated="10"/>
        </table:table-row>
        <table:table-row table:style-name="ro1" table:number-rows-repeated="2">
          <table:table-cell table:number-columns-repeated="10"/>
          <table:table-cell table:style-name="ce22"/>
          <table:table-cell table:style-name="ce32"/>
          <table:table-cell table:style-name="ce33"/>
          <table:table-cell table:style-name="ce3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2"/>
          <table:table-cell table:number-columns-repeated="2"/>
          <table:table-cell table:style-name="ce35"/>
          <table:table-cell table:number-columns-repeated="11"/>
        </table:table-row>
        <table:table-row table:style-name="ro1" table:number-rows-repeated="3">
          <table:table-cell table:number-columns-repeated="13"/>
          <table:table-cell table:style-name="ce35"/>
          <table:table-cell table:number-columns-repeated="11"/>
        </table:table-row>
        <table:table-row table:style-name="ro1" table:number-rows-repeated="1048475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_2.L60:Sheet1_2.M1048576 Sheet1_2.L1:Sheet1_2.L2 Sheet1_2.M1:Sheet1_2.M93">
            <calcext:condition calcext:apply-style-name="Untitled2" calcext:value="contains-text(&quot;&gt;&quot;)" calcext:base-cell-address="Sheet1.L1"/>
          </calcext:conditional-format>
          <calcext:conditional-format calcext:target-range-address="Sheet1_2.N1:Sheet1_2.N3 Sheet1_2.N60:Sheet1_2.N1048576 Sheet1_2.N6:Sheet1_2.N58">
            <calcext:condition calcext:apply-style-name="Untitled2" calcext:value="contains-text(&quot;&gt;&quot;)" calcext:base-cell-address="Sheet1.N1"/>
          </calcext:conditional-format>
        </calcext:conditional-formats>
      </table:table>
      <table:named-expressions/>
      <table:database-ranges>
        <table:database-range table:name="__Anonymous_Sheet_DB__1" table:target-range-address="Sheet1_2.I15:Sheet1_2.I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order-bottom="none" fo:border-left="none" fo:border-right="none" fo:border-top="0.06pt solid #00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7:19:55.116799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8:27.867656761</meta:creation-date>
    <dc:date>2017-04-28T20:15:48.005306088</dc:date>
    <meta:editing-duration>PT5H5M56S</meta:editing-duration>
    <meta:editing-cycles>26</meta:editing-cycles>
    <meta:generator>LibreOffice/5.1.6.2$Linux_X86_64 LibreOffice_project/10m0$Build-2</meta:generator>
    <meta:document-statistic meta:table-count="2" meta:cell-count="1524" meta:object-count="0"/>
  </office:meta>
</office:document-meta>
</file>